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140000335D000040636A44BD6F.wmf"/>
  <manifest:file-entry manifest:media-type="" manifest:full-path="Pictures/2000000500002884000010204E560BD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in" style:page-number="auto" table:align="margins" style:writing-mode="lr-tb"/>
    </style:style>
    <style:style style:name="Table1.A" style:family="table-column">
      <style:table-column-properties style:column-width="1.4701in" style:rel-column-width="2560*"/>
    </style:style>
    <style:style style:name="Table1.B" style:family="table-column">
      <style:table-column-properties style:column-width="0.5847in" style:rel-column-width="1018*"/>
    </style:style>
    <style:style style:name="Table1.C" style:family="table-column">
      <style:table-column-properties style:column-width="0.1972in" style:rel-column-width="343*"/>
    </style:style>
    <style:style style:name="Table1.D" style:family="table-column">
      <style:table-column-properties style:column-width="0.7875in" style:rel-column-width="1371*"/>
    </style:style>
    <style:style style:name="Table1.E" style:family="table-column">
      <style:table-column-properties style:column-width="0.5076in" style:rel-column-width="884*"/>
    </style:style>
    <style:style style:name="Table1.F" style:family="table-column">
      <style:table-column-properties style:column-width="0.4646in" style:rel-column-width="809*"/>
    </style:style>
    <style:style style:name="Table1.G" style:family="table-column">
      <style:table-column-properties style:column-width="0.2257in" style:rel-column-width="393*"/>
    </style:style>
    <style:style style:name="Table1.H" style:family="table-column">
      <style:table-column-properties style:column-width="0.9931in" style:rel-column-width="1729*"/>
    </style:style>
    <style:style style:name="Table1.I" style:family="table-column">
      <style:table-column-properties style:column-width="0.2333in" style:rel-column-width="406*"/>
    </style:style>
    <style:style style:name="Table1.J" style:family="table-column">
      <style:table-column-properties style:column-width="0.5382in" style:rel-column-width="937*"/>
    </style:style>
    <style:style style:name="Table1.1" style:family="table-row">
      <style:table-row-properties style:keep-together="true" fo:keep-together="auto"/>
    </style:style>
    <style:style style:name="Table1.A1" style:family="table-cell">
      <style:table-cell-properties style:vertical-align="top" fo:background-color="#e1e2ff" fo:padding-left="0.075in" fo:padding-right="0.075in" fo:padding-top="0in" fo:padding-bottom="0in" fo:border="0.0069in solid #0000ff" style:writing-mode="lr-tb">
        <style:background-image/>
      </style:table-cell-properties>
    </style:style>
    <style:style style:name="Table1.2" style:family="table-row">
      <style:table-row-properties style:min-row-height="0.1799in" style:keep-together="true" fo:keep-together="auto"/>
    </style:style>
    <style:style style:name="Table1.A2"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1.B2" style:family="table-cell">
      <style:table-cell-properties style:vertical-align="top" fo:padding-left="0.075in" fo:padding-right="0.075in" fo:padding-top="0in" fo:padding-bottom="0in" fo:border-left="none" fo:border-right="none" fo:border-top="0.0069in solid #0000ff" fo:border-bottom="0.0069in solid #0000ff" style:writing-mode="lr-tb"/>
    </style:style>
    <style:style style:name="Table1.I2" style:family="table-cell">
      <style:table-cell-properties style:vertical-align="top" fo:padding-left="0.075in" fo:padding-right="0.075in" fo:padding-top="0in" fo:padding-bottom="0in" fo:border-left="none" fo:border-right="0.0069in solid #0000ff" fo:border-top="0.0069in solid #0000ff" fo:border-bottom="0.0069in solid #0000ff" style:writing-mode="lr-tb"/>
    </style:style>
    <style:style style:name="Table1.A3"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1.B3" style:family="table-cell">
      <style:table-cell-properties style:vertical-align="top" fo:background-color="#e2e1ff" fo:padding-left="0.075in" fo:padding-right="0.075in" fo:padding-top="0in" fo:padding-bottom="0in" fo:border-left="none" fo:border-right="none" fo:border-top="0.0069in solid #0000ff" fo:border-bottom="0.0069in solid #0000ff" style:writing-mode="lr-tb">
        <style:background-image/>
      </style:table-cell-properties>
    </style:style>
    <style:style style:name="Table1.I3" style:family="table-cell">
      <style:table-cell-properties style:vertical-align="top" fo:background-color="#e2e1ff" fo:padding-left="0.075in" fo:padding-right="0.075in" fo:padding-top="0in" fo:padding-bottom="0in" fo:border-left="none" fo:border-right="0.0069in solid #0000ff" fo:border-top="0.0069in solid #0000ff" fo:border-bottom="0.0069in solid #0000ff" style:writing-mode="lr-tb">
        <style:background-image/>
      </style:table-cell-properties>
    </style:style>
    <style:style style:name="Table1.4" style:family="table-row">
      <style:table-row-properties style:min-row-height="0.25in" style:keep-together="true" fo:keep-together="auto"/>
    </style:style>
    <style:style style:name="Table1.A4"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1.I4" style:family="table-cell">
      <style:table-cell-properties style:vertical-align="middle" fo:padding-left="0.075in" fo:padding-right="0.075in" fo:padding-top="0in" fo:padding-bottom="0in" fo:border="0.0069in solid #0000ff" style:writing-mode="lr-tb"/>
    </style:style>
    <style:style style:name="Table1.6" style:family="table-row">
      <style:table-row-properties style:min-row-height="0.2201in" style:keep-together="true" fo:keep-together="auto"/>
    </style:style>
    <style:style style:name="Table1.G7" style:family="table-cell">
      <style:table-cell-properties style:vertical-align="top" fo:background-color="#e2e1ff" fo:padding-left="0.075in" fo:padding-right="0.075in" fo:padding-top="0in" fo:padding-bottom="0in" fo:border="0.0069in solid #0000ff" style:writing-mode="lr-tb">
        <style:background-image/>
      </style:table-cell-properties>
    </style:style>
    <style:style style:name="Table1.G8" style:family="table-cell">
      <style:table-cell-properties style:vertical-align="top" fo:padding-left="0.075in" fo:padding-right="0.075in" fo:padding-top="0in" fo:padding-bottom="0in" fo:border="0.0069in solid #0000ff" style:writing-mode="lr-tb"/>
    </style:style>
    <style:style style:name="Table1.A14" style:family="table-cell">
      <style:table-cell-properties style:vertical-align="top" fo:background-color="#dfdfff" fo:padding-left="0.075in" fo:padding-right="0.075in" fo:padding-top="0in" fo:padding-bottom="0in" fo:border="0.0069in solid #0000ff" style:writing-mode="lr-tb">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6in" style:rel-column-width="10629*"/>
    </style:style>
    <style:style style:name="Table2.1" style:family="table-row">
      <style:table-row-properties style:min-row-height="0.1653in" style:keep-together="true" fo:keep-together="auto"/>
    </style:style>
    <style:style style:name="Table2.A1" style:family="table-cell">
      <style:table-cell-properties style:vertical-align="top" fo:padding-left="0.075in" fo:padding-right="0.075in" fo:padding-top="0in" fo:padding-bottom="0in" fo:border="0.0069in solid #0000ff" style:writing-mode="lr-tb"/>
    </style:style>
    <style:style style:name="Table2.2" style:family="table-row">
      <style:table-row-properties style:min-row-height="0.25in" style:keep-together="true" fo:keep-together="auto"/>
    </style:style>
    <style:style style:name="Table3" style:family="table">
      <style:table-properties style:width="7.1965in" fo:margin-left="0in" table:align="left" style:writing-mode="lr-tb"/>
    </style:style>
    <style:style style:name="Table3.A" style:family="table-column">
      <style:table-column-properties style:column-width="1.1326in"/>
    </style:style>
    <style:style style:name="Table3.B" style:family="table-column">
      <style:table-column-properties style:column-width="0.5028in"/>
    </style:style>
    <style:style style:name="Table3.C" style:family="table-column">
      <style:table-column-properties style:column-width="0.2396in"/>
    </style:style>
    <style:style style:name="Table3.D" style:family="table-column">
      <style:table-column-properties style:column-width="1.0819in"/>
    </style:style>
    <style:style style:name="Table3.E" style:family="table-column">
      <style:table-column-properties style:column-width="0.7736in"/>
    </style:style>
    <style:style style:name="Table3.F" style:family="table-column">
      <style:table-column-properties style:column-width="0.4868in"/>
    </style:style>
    <style:style style:name="Table3.G" style:family="table-column">
      <style:table-column-properties style:column-width="1.0049in"/>
    </style:style>
    <style:style style:name="Table3.H" style:family="table-column">
      <style:table-column-properties style:column-width="0.2542in"/>
    </style:style>
    <style:style style:name="Table3.I" style:family="table-column">
      <style:table-column-properties style:column-width="0.8125in"/>
    </style:style>
    <style:style style:name="Table3.J" style:family="table-column">
      <style:table-column-properties style:column-width="0.9076in"/>
    </style:style>
    <style:style style:name="Table3.1" style:family="table-row">
      <style:table-row-properties style:min-row-height="0.0792in" style:keep-together="false" fo:keep-together="always"/>
    </style:style>
    <style:style style:name="Table3.A1" style:family="table-cell">
      <style:table-cell-properties style:vertical-align="middle"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3.J1" style:family="table-cell">
      <style:table-cell-properties style:vertical-align="middle" fo:background-color="#e2e1ff" fo:padding-left="0.075in" fo:padding-right="0.075in" fo:padding-top="0in" fo:padding-bottom="0in" fo:border="0.0069in solid #0000ff" style:writing-mode="lr-tb">
        <style:background-image/>
      </style:table-cell-properties>
    </style:style>
    <style:style style:name="Table3.2" style:family="table-row">
      <style:table-row-properties style:min-row-height="0.2222in" style:keep-together="false" fo:keep-together="always"/>
    </style:style>
    <style:style style:name="Table3.A2"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3.J2" style:family="table-cell">
      <style:table-cell-properties style:vertical-align="top" fo:padding-left="0.075in" fo:padding-right="0.075in" fo:padding-top="0in" fo:padding-bottom="0in" fo:border="0.0069in solid #0000ff" style:writing-mode="lr-tb"/>
    </style:style>
    <style:style style:name="Table4" style:family="table">
      <style:table-properties style:width="6in" table:align="margins" style:writing-mode="lr-tb"/>
    </style:style>
    <style:style style:name="Table4.A" style:family="table-column">
      <style:table-column-properties style:column-width="1.5729in" style:rel-column-width="2721*"/>
    </style:style>
    <style:style style:name="Table4.B" style:family="table-column">
      <style:table-column-properties style:column-width="0.709in" style:rel-column-width="1226*"/>
    </style:style>
    <style:style style:name="Table4.C" style:family="table-column">
      <style:table-column-properties style:column-width="1.3549in" style:rel-column-width="2343*"/>
    </style:style>
    <style:style style:name="Table4.D" style:family="table-column">
      <style:table-column-properties style:column-width="0.9333in" style:rel-column-width="1614*"/>
    </style:style>
    <style:style style:name="Table4.E" style:family="table-column">
      <style:table-column-properties style:column-width="1.4306in" style:rel-column-width="2474*"/>
    </style:style>
    <style:style style:name="Table4.1" style:family="table-row">
      <style:table-row-properties style:min-row-height="0.1799in" style:keep-together="false" fo:keep-together="always"/>
    </style:style>
    <style:style style:name="Table4.A1" style:family="table-cell">
      <style:table-cell-properties style:vertical-align="top" fo:padding-left="0.075in" fo:padding-right="0.075in" fo:padding-top="0in" fo:padding-bottom="0in" fo:border="0.0069in solid #0000ff" style:writing-mode="lr-tb"/>
    </style:style>
    <style:style style:name="Table4.A2" style:family="table-cell">
      <style:table-cell-properties style:vertical-align="top" fo:background-color="#e2e1ff" fo:padding-left="0.075in" fo:padding-right="0.075in" fo:padding-top="0in" fo:padding-bottom="0in" fo:border="0.0069in solid #0000ff" style:writing-mode="lr-tb">
        <style:background-image/>
      </style:table-cell-properties>
    </style:style>
    <style:style style:name="Table4.3" style:family="table-row">
      <style:table-row-properties style:min-row-height="0.2021in" style:keep-together="false" fo:keep-together="always"/>
    </style:style>
    <style:style style:name="Table4.4" style:family="table-row">
      <style:table-row-properties style:keep-together="false" fo:keep-together="always"/>
    </style:style>
    <style:style style:name="Table4.6" style:family="table-row">
      <style:table-row-properties style:min-row-height="0.1326in" style:keep-together="false" fo:keep-together="always"/>
    </style:style>
    <style:style style:name="Table4.9" style:family="table-row">
      <style:table-row-properties style:min-row-height="0.1132in" style:keep-together="false" fo:keep-together="always"/>
    </style:style>
    <style:style style:name="Table4.10" style:family="table-row">
      <style:table-row-properties style:min-row-height="0.0396in" style:keep-together="false" fo:keep-together="always"/>
    </style:style>
    <style:style style:name="Table4.A10"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4.11" style:family="table-row">
      <style:table-row-properties style:min-row-height="0.0389in" style:keep-together="false" fo:keep-together="always"/>
    </style:style>
    <style:style style:name="Table4.B13" style:family="table-cell">
      <style:table-cell-properties style:vertical-align="top" fo:padding-left="0.075in" fo:padding-right="0.075in" fo:padding-top="0in" fo:padding-bottom="0in" fo:border-left="none" fo:border-right="none" fo:border-top="0.0069in solid #0000ff" fo:border-bottom="0.0069in solid #0000ff" style:writing-mode="lr-tb"/>
    </style:style>
    <style:style style:name="Table4.E13" style:family="table-cell">
      <style:table-cell-properties style:vertical-align="top" fo:padding-left="0.075in" fo:padding-right="0.075in" fo:padding-top="0in" fo:padding-bottom="0in" fo:border-left="none" fo:border-right="0.0069in solid #0000ff" fo:border-top="0.0069in solid #0000ff" fo:border-bottom="0.0069in solid #0000ff" style:writing-mode="lr-tb"/>
    </style:style>
    <style:style style:name="Table4.27" style:family="table-row">
      <style:table-row-properties style:min-row-height="0.1674in" style:keep-together="false" fo:keep-together="always"/>
    </style:style>
    <style:style style:name="Table5" style:family="table">
      <style:table-properties style:width="6in" table:align="margins" style:writing-mode="lr-tb"/>
    </style:style>
    <style:style style:name="Table5.A" style:family="table-column">
      <style:table-column-properties style:column-width="2.9326in" style:rel-column-width="5085*"/>
    </style:style>
    <style:style style:name="Table5.B" style:family="table-column">
      <style:table-column-properties style:column-width="0.4201in" style:rel-column-width="729*"/>
    </style:style>
    <style:style style:name="Table5.C" style:family="table-column">
      <style:table-column-properties style:column-width="2.6465in" style:rel-column-width="4589*"/>
    </style:style>
    <style:style style:name="Table5.1" style:family="table-row">
      <style:table-row-properties style:min-row-height="0.1229in" style:keep-together="false" fo:keep-together="always"/>
    </style:style>
    <style:style style:name="Table5.A1" style:family="table-cell">
      <style:table-cell-properties style:vertical-align="top" fo:background-color="#e2e1ff" fo:padding-left="0.075in" fo:padding-right="0.075in" fo:padding-top="0in" fo:padding-bottom="0in" fo:border="0.0069in solid #0000ff"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background-color="#e2e1ff" fo:padding-left="0.075in" fo:padding-right="0.075in" fo:padding-top="0in" fo:padding-bottom="0in" fo:border="0.0069in solid #0000ff" style:writing-mode="lr-tb">
        <style:background-image/>
      </style:table-cell-properties>
    </style:style>
    <style:style style:name="Table5.A3" style:family="table-cell">
      <style:table-cell-properties style:vertical-align="middle" fo:padding-left="0.075in" fo:padding-right="0.075in" fo:padding-top="0in" fo:padding-bottom="0in" fo:border="0.0069in solid #0000ff" style:writing-mode="lr-tb"/>
    </style:style>
    <style:style style:name="Table5.A4" style:family="table-cell">
      <style:table-cell-properties style:vertical-align="middle"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5.A5"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5.C5" style:family="table-cell">
      <style:table-cell-properties style:vertical-align="top" fo:padding-left="0.075in" fo:padding-right="0.075in" fo:padding-top="0in" fo:padding-bottom="0in" fo:border="0.0069in solid #0000ff" style:writing-mode="lr-tb"/>
    </style:style>
    <style:style style:name="Table5.A9" style:family="table-cell">
      <style:table-cell-properties style:vertical-align="middle" fo:background-color="#e1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5.C9" style:family="table-cell">
      <style:table-cell-properties style:vertical-align="middle" fo:background-color="#e1e1ff" fo:padding-left="0.075in" fo:padding-right="0.075in" fo:padding-top="0in" fo:padding-bottom="0in" fo:border="0.0069in solid #0000ff" style:writing-mode="lr-tb">
        <style:background-image/>
      </style:table-cell-properties>
    </style:style>
    <style:style style:name="Table5.19" style:family="table-row">
      <style:table-row-properties style:min-row-height="0.2604in" style:keep-together="true" fo:keep-together="auto"/>
    </style:style>
    <style:style style:name="Table6" style:family="table">
      <style:table-properties style:width="6in" table:align="margins" style:writing-mode="lr-tb"/>
    </style:style>
    <style:style style:name="Table6.A" style:family="table-column">
      <style:table-column-properties style:column-width="6in" style:rel-column-width="10403*"/>
    </style:style>
    <style:style style:name="Table6.1" style:family="table-row">
      <style:table-row-properties style:keep-together="true" fo:keep-together="auto"/>
    </style:style>
    <style:style style:name="Table6.A1" style:family="table-cell">
      <style:table-cell-properties style:vertical-align="top" fo:background-color="#ccccff" fo:padding-left="0.075in" fo:padding-right="0.075in" fo:padding-top="0in" fo:padding-bottom="0in" fo:border="0.0069in solid #0000ff" style:writing-mode="lr-tb">
        <style:background-image/>
      </style:table-cell-properties>
    </style:style>
    <style:style style:name="Table7" style:family="table">
      <style:table-properties style:width="6in" table:align="margins" style:writing-mode="lr-tb"/>
    </style:style>
    <style:style style:name="Table7.A" style:family="table-column">
      <style:table-column-properties style:column-width="0.2778in" style:rel-column-width="482*"/>
    </style:style>
    <style:style style:name="Table7.B" style:family="table-column">
      <style:table-column-properties style:column-width="2.0493in" style:rel-column-width="3553*"/>
    </style:style>
    <style:style style:name="Table7.C" style:family="table-column">
      <style:table-column-properties style:column-width="0.575in" style:rel-column-width="997*"/>
    </style:style>
    <style:style style:name="Table7.E" style:family="table-column">
      <style:table-column-properties style:column-width="0.5757in" style:rel-column-width="998*"/>
    </style:style>
    <style:style style:name="Table7.F" style:family="table-column">
      <style:table-column-properties style:column-width="1.9472in" style:rel-column-width="3376*"/>
    </style:style>
    <style:style style:name="Table7.1" style:family="table-row">
      <style:table-row-properties style:keep-together="true" fo:keep-together="auto"/>
    </style:style>
    <style:style style:name="Table7.A1" style:family="table-cell">
      <style:table-cell-properties style:vertical-align="top" fo:background-color="#ccccff" fo:padding-left="0.075in" fo:padding-right="0.075in" fo:padding-top="0in" fo:padding-bottom="0in" fo:border="0.0069in solid #0000ff" style:writing-mode="lr-tb">
        <style:background-image/>
      </style:table-cell-properties>
    </style:style>
    <style:style style:name="Table7.A2" style:family="table-cell">
      <style:table-cell-properties style:vertical-align="top" fo:background-color="#e2e1ff" fo:padding-left="0.075in" fo:padding-right="0.075in" fo:padding-top="0in" fo:padding-bottom="0in" fo:border-left="0.0069in solid #0000ff" fo:border-right="0.0069in solid #0000ff" fo:border-top="0.0069in solid #0000ff" fo:border-bottom="0.0069in solid #ffffff" style:writing-mode="lr-tb">
        <style:background-image/>
      </style:table-cell-properties>
    </style:style>
    <style:style style:name="Table7.3" style:family="table-row">
      <style:table-row-properties style:min-row-height="0.125in" style:keep-together="true" fo:keep-together="auto"/>
    </style:style>
    <style:style style:name="Table7.A3"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7.C3" style:family="table-cell">
      <style:table-cell-properties style:vertical-align="top" fo:padding-left="0.075in" fo:padding-right="0.075in" fo:padding-top="0in" fo:padding-bottom="0in" fo:border-left="0.0069in solid #0000ff" fo:border-right="none" fo:border-top="0.0069in solid #ffffff" fo:border-bottom="0.0069in solid #0000ff" style:writing-mode="lr-tb"/>
    </style:style>
    <style:style style:name="Table7.F3" style:family="table-cell">
      <style:table-cell-properties style:vertical-align="top" fo:padding-left="0.075in" fo:padding-right="0.075in" fo:padding-top="0in" fo:padding-bottom="0in" fo:border="0.0069in solid #0000ff" style:writing-mode="lr-tb"/>
    </style:style>
    <style:style style:name="Table7.5" style:family="table-row">
      <style:table-row-properties style:min-row-height="0.2201in" style:keep-together="true" fo:keep-together="auto"/>
    </style:style>
    <style:style style:name="Table8" style:family="table">
      <style:table-properties style:width="7.2292in" table:align="margins" style:writing-mode="lr-tb"/>
    </style:style>
    <style:style style:name="Table8.A" style:family="table-column">
      <style:table-column-properties style:column-width="0.4694in" style:rel-column-width="4255*"/>
    </style:style>
    <style:style style:name="Table8.B" style:family="table-column">
      <style:table-column-properties style:column-width="2.225in" style:rel-column-width="20170*"/>
    </style:style>
    <style:style style:name="Table8.C" style:family="table-column">
      <style:table-column-properties style:column-width="1.1514in" style:rel-column-width="10437*"/>
    </style:style>
    <style:style style:name="Table8.D" style:family="table-column">
      <style:table-column-properties style:column-width="1.8181in" style:rel-column-width="16481*"/>
    </style:style>
    <style:style style:name="Table8.E" style:family="table-column">
      <style:table-column-properties style:column-width="0.7792in" style:rel-column-width="7063*"/>
    </style:style>
    <style:style style:name="Table8.F" style:family="table-column">
      <style:table-column-properties style:column-width="0.1208in" style:rel-column-width="1095*"/>
    </style:style>
    <style:style style:name="Table8.G" style:family="table-column">
      <style:table-column-properties style:column-width="0.6653in" style:rel-column-width="6034*"/>
    </style:style>
    <style:style style:name="Table8.1" style:family="table-row">
      <style:table-row-properties style:keep-together="true" fo:keep-together="auto"/>
    </style:style>
    <style:style style:name="Table8.A1" style:family="table-cell">
      <style:table-cell-properties style:vertical-align="middle" fo:background-color="#ccccff" fo:padding-left="0.0799in" fo:padding-right="0.0799in" fo:padding-top="0in" fo:padding-bottom="0in" fo:border="0.0069in solid #0000ff" style:writing-mode="lr-tb">
        <style:background-image/>
      </style:table-cell-properties>
    </style:style>
    <style:style style:name="Table8.A2" style:family="table-cell">
      <style:table-cell-properties style:vertical-align="middle" fo:background-color="#e1e1ff" fo:padding-left="0.0799in" fo:padding-right="0.0799in" fo:padding-top="0in" fo:padding-bottom="0in" fo:border="0.0069in solid #0000ff" style:writing-mode="lr-tb">
        <style:background-image/>
      </style:table-cell-properties>
    </style:style>
    <style:style style:name="Table8.3" style:family="table-row">
      <style:table-row-properties style:min-row-height="0.4167in" style:keep-together="true" fo:keep-together="auto"/>
    </style:style>
    <style:style style:name="Table8.A3" style:family="table-cell">
      <style:table-cell-properties style:vertical-align="middle" fo:padding-left="0.0799in" fo:padding-right="0.0799in" fo:padding-top="0in" fo:padding-bottom="0in" fo:border="0.0069in solid #0000ff" style:writing-mode="lr-tb"/>
    </style:style>
    <style:style style:name="Table8.A5" style:family="table-cell">
      <style:table-cell-properties style:vertical-align="middle" fo:background-color="#e1e1ff" fo:padding-left="0.0799in" fo:padding-right="0.0799in" fo:padding-top="0in" fo:padding-bottom="0in" fo:border-left="0.0069in solid #0000ff" fo:border-right="none" fo:border-top="0.0069in solid #0000ff" fo:border-bottom="0.0069in solid #0000ff" style:writing-mode="lr-tb">
        <style:background-image/>
      </style:table-cell-properties>
    </style:style>
    <style:style style:name="Table8.6" style:family="table-row">
      <style:table-row-properties style:min-row-height="0.25in" style:keep-together="false" fo:keep-together="always"/>
    </style:style>
    <style:style style:name="Table8.A6" style:family="table-cell">
      <style:table-cell-properties style:vertical-align="top" fo:padding-left="0.0799in" fo:padding-right="0.0799in" fo:padding-top="0in" fo:padding-bottom="0in" fo:border-left="0.0069in solid #0000ff" fo:border-right="none" fo:border-top="0.0069in solid #0000ff" fo:border-bottom="0.0069in solid #0000ff" style:writing-mode="lr-tb"/>
    </style:style>
    <style:style style:name="Table8.F6" style:family="table-cell">
      <style:table-cell-properties style:vertical-align="top" fo:padding-left="0.0799in" fo:padding-right="0.0799in" fo:padding-top="0in" fo:padding-bottom="0in" fo:border="0.0069in solid #0000ff" style:writing-mode="lr-tb"/>
    </style:style>
    <style:style style:name="Table9" style:family="table">
      <style:table-properties style:width="7.1in" table:align="margins" style:writing-mode="lr-tb"/>
    </style:style>
    <style:style style:name="Table9.A" style:family="table-column">
      <style:table-column-properties style:column-width="0.6299in" style:rel-column-width="924*"/>
    </style:style>
    <style:style style:name="Table9.B" style:family="table-column">
      <style:table-column-properties style:column-width="1.6229in" style:rel-column-width="2380*"/>
    </style:style>
    <style:style style:name="Table9.C" style:family="table-column">
      <style:table-column-properties style:column-width="1.2486in" style:rel-column-width="1831*"/>
    </style:style>
    <style:style style:name="Table9.D" style:family="table-column">
      <style:table-column-properties style:column-width="1.7028in" style:rel-column-width="2497*"/>
    </style:style>
    <style:style style:name="Table9.E" style:family="table-column">
      <style:table-column-properties style:column-width="0.8403in" style:rel-column-width="1232*"/>
    </style:style>
    <style:style style:name="Table9.F" style:family="table-column">
      <style:table-column-properties style:column-width="1.0542in" style:rel-column-width="1546*"/>
    </style:style>
    <style:style style:name="Table9.1" style:family="table-row">
      <style:table-row-properties style:min-row-height="0.9958in" style:keep-together="true" fo:keep-together="auto"/>
    </style:style>
    <style:style style:name="Table9.A1" style:family="table-cell">
      <style:table-cell-properties style:vertical-align="middle" fo:background-color="#ccccff" fo:padding-left="0.0799in" fo:padding-right="0.0799in" fo:padding-top="0in" fo:padding-bottom="0in" fo:border="0.0069in solid #0000ff" style:writing-mode="lr-tb">
        <style:background-image/>
      </style:table-cell-properties>
    </style:style>
    <style:style style:name="Table9.2" style:family="table-row">
      <style:table-row-properties style:min-row-height="1.8694in" style:keep-together="true" fo:keep-together="auto"/>
    </style:style>
    <style:style style:name="Table9.A2" style:family="table-cell">
      <style:table-cell-properties style:vertical-align="middle" fo:padding-left="0.0799in" fo:padding-right="0.0799in" fo:padding-top="0in" fo:padding-bottom="0in" fo:border="0.0069in solid #0000ff" style:writing-mode="lr-tb"/>
    </style:style>
    <style:style style:name="Table9.3" style:family="table-row">
      <style:table-row-properties style:min-row-height="0.0785in" style:keep-together="true" fo:keep-together="auto"/>
    </style:style>
    <style:style style:name="Table9.A3" style:family="table-cell">
      <style:table-cell-properties style:vertical-align="top" fo:padding-left="0.0799in" fo:padding-right="0.0799in" fo:padding-top="0in" fo:padding-bottom="0in" fo:border="0.0069in solid #0000ff" style:writing-mode="lr-tb"/>
    </style:style>
    <style:style style:name="Table9.A4" style:family="table-cell">
      <style:table-cell-properties style:vertical-align="top" fo:background-color="#ccccff" fo:padding-left="0.0799in" fo:padding-right="0.0799in" fo:padding-top="0in" fo:padding-bottom="0in" fo:border="0.0069in solid #0000ff" style:writing-mode="lr-tb">
        <style:background-image/>
      </style:table-cell-properties>
    </style:style>
    <style:style style:name="Table9.5" style:family="table-row">
      <style:table-row-properties style:min-row-height="0.1257in" style:keep-together="true" fo:keep-together="auto"/>
    </style:style>
    <style:style style:name="Table9.6" style:family="table-row">
      <style:table-row-properties style:min-row-height="0.4715in" style:keep-together="true" fo:keep-together="auto"/>
    </style:style>
    <style:style style:name="Table9.A6" style:family="table-cell">
      <style:table-cell-properties style:vertical-align="middle" fo:background-color="#e1e1ff" fo:padding-left="0.0799in" fo:padding-right="0.0799in" fo:padding-top="0in" fo:padding-bottom="0in" fo:border-left="0.0069in solid #808080" fo:border-right="none" fo:border-top="0.0069in solid #808080" fo:border-bottom="0.0069in solid #808080" style:writing-mode="lr-tb">
        <style:background-image/>
      </style:table-cell-properties>
    </style:style>
    <style:style style:name="Table9.F6" style:family="table-cell">
      <style:table-cell-properties style:vertical-align="middle" fo:background-color="#e1e1ff" fo:padding-left="0.0799in" fo:padding-right="0.0799in" fo:padding-top="0in" fo:padding-bottom="0in" fo:border="0.0069in solid #808080" style:writing-mode="lr-tb">
        <style:background-image/>
      </style:table-cell-properties>
    </style:style>
    <style:style style:name="Table9.7" style:family="table-row">
      <style:table-row-properties style:min-row-height="0.2514in" style:keep-together="false" fo:keep-together="always"/>
    </style:style>
    <style:style style:name="Table9.A7" style:family="table-cell">
      <style:table-cell-properties style:vertical-align="top" fo:padding-left="0.0799in" fo:padding-right="0.0799in" fo:padding-top="0in" fo:padding-bottom="0in" fo:border-left="0.0069in solid #808080" fo:border-right="none" fo:border-top="0.0069in solid #808080" fo:border-bottom="0.0069in solid #808080" style:writing-mode="lr-tb"/>
    </style:style>
    <style:style style:name="Table9.F7" style:family="table-cell">
      <style:table-cell-properties style:vertical-align="top" fo:padding-left="0.0799in" fo:padding-right="0.0799in" fo:padding-top="0in" fo:padding-bottom="0in" fo:border="0.0069in solid #808080" style:writing-mode="lr-tb"/>
    </style:style>
    <style:style style:name="Table10" style:family="table">
      <style:table-properties style:width="7.3792in" fo:margin-left="0in" table:align="left" style:writing-mode="lr-tb"/>
    </style:style>
    <style:style style:name="Table10.A" style:family="table-column">
      <style:table-column-properties style:column-width="7.3792in"/>
    </style:style>
    <style:style style:name="Table10.1" style:family="table-row">
      <style:table-row-properties style:min-row-height="0.3458in" style:keep-together="false" fo:keep-together="always"/>
    </style:style>
    <style:style style:name="Table10.A1" style:family="table-cell">
      <style:table-cell-properties style:vertical-align="top" fo:background-color="#e2e1ff" fo:padding-left="0.075in" fo:padding-right="0.075in" fo:padding-top="0in" fo:padding-bottom="0in" fo:border-left="0.0069in solid #0000ff" fo:border-right="0.0069in solid #0000ff" fo:border-top="0.0069in solid #0000ff" fo:border-bottom="none" style:writing-mode="lr-tb">
        <style:background-image/>
      </style:table-cell-properties>
    </style:style>
    <style:style style:name="Table10.2" style:family="table-row">
      <style:table-row-properties style:min-row-height="0.2514in" style:keep-together="false" fo:keep-together="always"/>
    </style:style>
    <style:style style:name="Table10.A2" style:family="table-cell">
      <style:table-cell-properties style:vertical-align="top" fo:padding-left="0.075in" fo:padding-right="0.075in" fo:padding-top="0in" fo:padding-bottom="0in" fo:border-left="0.0069in solid #0000ff" fo:border-right="0.0069in solid #0000ff" fo:border-top="none" fo:border-bottom="none" style:writing-mode="lr-tb"/>
    </style:style>
    <style:style style:name="Table10.A3" style:family="table-cell">
      <style:table-cell-properties style:vertical-align="top" fo:padding-left="0.075in" fo:padding-right="0.075in" fo:padding-top="0in" fo:padding-bottom="0in" fo:border-left="0.0069in solid #0000ff" fo:border-right="0.0069in solid #0000ff" fo:border-top="none" fo:border-bottom="0.0069in solid #0000ff" style:writing-mode="lr-tb"/>
    </style:style>
    <style:style style:name="Table11" style:family="table">
      <style:table-properties style:width="6.9486in" table:align="margins" style:writing-mode="lr-tb"/>
    </style:style>
    <style:style style:name="Table11.A" style:family="table-column">
      <style:table-column-properties style:column-width="1.3479in" style:rel-column-width="12712*"/>
    </style:style>
    <style:style style:name="Table11.B" style:family="table-column">
      <style:table-column-properties style:column-width="4.1792in" style:rel-column-width="39415*"/>
    </style:style>
    <style:style style:name="Table11.C" style:family="table-column">
      <style:table-column-properties style:column-width="1.4215in" style:rel-column-width="13408*"/>
    </style:style>
    <style:style style:name="Table11.1" style:family="table-row">
      <style:table-row-properties style:min-row-height="0.2986in" style:keep-together="true" fo:keep-together="auto"/>
    </style:style>
    <style:style style:name="Table11.A1" style:family="table-cell">
      <style:table-cell-properties style:vertical-align="middle"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C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11.2" style:family="table-row">
      <style:table-row-properties style:min-row-height="0.1597in" style:keep-together="true" fo:keep-together="auto"/>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C2" style:family="table-cell">
      <style:table-cell-properties style:vertical-align="middle" fo:padding-left="0.075in" fo:padding-right="0.075in" fo:padding-top="0in" fo:padding-bottom="0in" fo:border="0.0069in solid #000000" style:writing-mode="lr-tb"/>
    </style:style>
    <style:style style:name="Table11.5" style:family="table-row">
      <style:table-row-properties style:min-row-height="0.1667in" style:keep-together="true" fo:keep-together="auto"/>
    </style:style>
    <style:style style:name="Table12" style:family="table">
      <style:table-properties style:width="7.1in" table:align="margins" style:writing-mode="lr-tb"/>
    </style:style>
    <style:style style:name="Table12.A" style:family="table-column">
      <style:table-column-properties style:column-width="7.1in" style:rel-column-width="10410*"/>
    </style:style>
    <style:style style:name="Table12.1" style:family="table-row">
      <style:table-row-properties style:keep-together="true" fo:keep-together="auto"/>
    </style:style>
    <style:style style:name="Table12.A1" style:family="table-cell">
      <style:table-cell-properties style:vertical-align="middle" fo:background-color="#ccccff" fo:padding-left="0.0799in" fo:padding-right="0.0799in" fo:padding-top="0in" fo:padding-bottom="0in" fo:border="0.0069in solid #0000ff" style:writing-mode="lr-tb">
        <style:background-image/>
      </style:table-cell-properties>
    </style:style>
    <style:style style:name="Table12.A2" style:family="table-cell">
      <style:table-cell-properties style:vertical-align="middle" fo:background-color="#e1e1ff" fo:padding-left="0.0799in" fo:padding-right="0.0799in" fo:padding-top="0in" fo:padding-bottom="0in" fo:border="0.0069in solid #0000ff" style:writing-mode="lr-tb">
        <style:background-image/>
      </style:table-cell-properties>
    </style:style>
    <style:style style:name="Table13" style:family="table">
      <style:table-properties style:width="7.1in" table:align="margins" style:writing-mode="lr-tb"/>
    </style:style>
    <style:style style:name="Table13.A" style:family="table-column">
      <style:table-column-properties style:column-width="0.5583in" style:rel-column-width="815*"/>
    </style:style>
    <style:style style:name="Table13.B" style:family="table-column">
      <style:table-column-properties style:column-width="1.8146in" style:rel-column-width="2650*"/>
    </style:style>
    <style:style style:name="Table13.C" style:family="table-column">
      <style:table-column-properties style:column-width="1.1382in" style:rel-column-width="1662*"/>
    </style:style>
    <style:style style:name="Table13.D" style:family="table-column">
      <style:table-column-properties style:column-width="1.5174in" style:rel-column-width="2216*"/>
    </style:style>
    <style:style style:name="Table13.E" style:family="table-column">
      <style:table-column-properties style:column-width="1.0319in" style:rel-column-width="1507*"/>
    </style:style>
    <style:style style:name="Table13.F" style:family="table-column">
      <style:table-column-properties style:column-width="1.0396in" style:rel-column-width="1518*"/>
    </style:style>
    <style:style style:name="Table13.1" style:family="table-row">
      <style:table-row-properties style:min-row-height="0.4528in" style:keep-together="true" fo:keep-together="auto"/>
    </style:style>
    <style:style style:name="Table13.A1" style:family="table-cell">
      <style:table-cell-properties style:vertical-align="middle" fo:background-color="#e1e1ff" fo:padding-left="0.0799in" fo:padding-right="0.0799in" fo:padding-top="0in" fo:padding-bottom="0in" fo:border-left="0.0069in solid #808080" fo:border-right="none" fo:border-top="0.0069in solid #808080" fo:border-bottom="0.0069in solid #808080" style:writing-mode="lr-tb">
        <style:background-image/>
      </style:table-cell-properties>
    </style:style>
    <style:style style:name="Table13.F1" style:family="table-cell">
      <style:table-cell-properties style:vertical-align="middle" fo:background-color="#e1e1ff" fo:padding-left="0.0799in" fo:padding-right="0.0799in" fo:padding-top="0in" fo:padding-bottom="0in" fo:border="0.0069in solid #808080" style:writing-mode="lr-tb">
        <style:background-image/>
      </style:table-cell-properties>
    </style:style>
    <style:style style:name="Table13.2" style:family="table-row">
      <style:table-row-properties style:min-row-height="0.2361in" style:keep-together="false" fo:keep-together="always"/>
    </style:style>
    <style:style style:name="Table13.A2" style:family="table-cell">
      <style:table-cell-properties style:vertical-align="top" fo:padding-left="0.0799in" fo:padding-right="0.0799in" fo:padding-top="0in" fo:padding-bottom="0in" fo:border-left="0.0069in solid #808080" fo:border-right="none" fo:border-top="0.0069in solid #808080" fo:border-bottom="0.0069in solid #808080" style:writing-mode="lr-tb"/>
    </style:style>
    <style:style style:name="Table13.F2" style:family="table-cell">
      <style:table-cell-properties style:vertical-align="top" fo:padding-left="0.0799in" fo:padding-right="0.0799in" fo:padding-top="0in" fo:padding-bottom="0in" fo:border="0.0069in solid #808080" style:writing-mode="lr-tb"/>
    </style:style>
    <style:style style:name="Table14" style:family="table">
      <style:table-properties style:width="7.1in" table:align="margins" style:writing-mode="lr-tb"/>
    </style:style>
    <style:style style:name="Table14.A" style:family="table-column">
      <style:table-column-properties style:column-width="3.1347in" style:rel-column-width="4596*"/>
    </style:style>
    <style:style style:name="Table14.B" style:family="table-column">
      <style:table-column-properties style:column-width="3.9653in" style:rel-column-width="5814*"/>
    </style:style>
    <style:style style:name="Table14.1" style:family="table-row">
      <style:table-row-properties style:keep-together="true" fo:keep-together="auto"/>
    </style:style>
    <style:style style:name="Table14.A1" style:family="table-cell">
      <style:table-cell-properties style:vertical-align="middle" fo:background-color="#ccccff" fo:padding-left="0.0799in" fo:padding-right="0.0799in" fo:padding-top="0in" fo:padding-bottom="0in" fo:border="0.0069in solid #0000ff" style:writing-mode="lr-tb">
        <style:background-image/>
      </style:table-cell-properties>
    </style:style>
    <style:style style:name="Table14.A2" style:family="table-cell">
      <style:table-cell-properties style:vertical-align="middle" fo:background-color="#e1e1ff" fo:padding-left="0.0799in" fo:padding-right="0.0799in" fo:padding-top="0in" fo:padding-bottom="0in" fo:border="0.0069in solid #0000ff" style:writing-mode="lr-tb">
        <style:background-image/>
      </style:table-cell-properties>
    </style:style>
    <style:style style:name="Table14.A3" style:family="table-cell">
      <style:table-cell-properties style:vertical-align="top" fo:background-color="#a1b7ff" fo:padding-left="0.075in" fo:padding-right="0.075in" fo:padding-top="0in" fo:padding-bottom="0in" fo:border="0.0069in solid #000000" style:writing-mode="lr-tb">
        <style:background-image/>
      </style:table-cell-properties>
    </style:style>
    <style:style style:name="Table14.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4"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7.1in" table:align="margins" style:writing-mode="lr-tb"/>
    </style:style>
    <style:style style:name="Table15.A" style:family="table-column">
      <style:table-column-properties style:column-width="3.4215in" style:rel-column-width="5024*"/>
    </style:style>
    <style:style style:name="Table15.B" style:family="table-column">
      <style:table-column-properties style:column-width="0.4958in" style:rel-column-width="728*"/>
    </style:style>
    <style:style style:name="Table15.C" style:family="table-column">
      <style:table-column-properties style:column-width="3.1826in" style:rel-column-width="4673*"/>
    </style:style>
    <style:style style:name="Table15.1" style:family="table-row">
      <style:table-row-properties style:keep-together="true" fo:keep-together="auto"/>
    </style:style>
    <style:style style:name="Table15.A1" style:family="table-cell">
      <style:table-cell-properties style:vertical-align="middle" fo:background-color="#e2e1ff" fo:padding-left="0.075in" fo:padding-right="0.075in" fo:padding-top="0in" fo:padding-bottom="0in" fo:border-left="0.0069in solid #0000ff" fo:border-right="none" fo:border-top="none" fo:border-bottom="none" style:writing-mode="lr-tb">
        <style:background-image/>
      </style:table-cell-properties>
    </style:style>
    <style:style style:name="Table15.A2" style:family="table-cell">
      <style:table-cell-properties style:vertical-align="middle" fo:padding-left="0.075in" fo:padding-right="0.075in" fo:padding-top="0in" fo:padding-bottom="0in" fo:border-left="0.0069in solid #0000ff" fo:border-right="none" fo:border-top="none" fo:border-bottom="none" style:writing-mode="lr-tb"/>
    </style:style>
    <style:style style:name="Table15.B3" style:family="table-cell">
      <style:table-cell-properties style:vertical-align="middle" fo:background-color="#e2e1ff" fo:padding-left="0.075in" fo:padding-right="0.075in" fo:padding-top="0in" fo:padding-bottom="0in" fo:border="none" style:writing-mode="lr-tb">
        <style:background-image/>
      </style:table-cell-properties>
    </style:style>
    <style:style style:name="Table15.A4" style:family="table-cell">
      <style:table-cell-properties style:vertical-align="top" fo:padding-left="0.075in" fo:padding-right="0.075in" fo:padding-top="0in" fo:padding-bottom="0in" fo:border-left="0.0069in solid #0000ff" fo:border-right="none" fo:border-top="none" fo:border-bottom="none" style:writing-mode="lr-tb"/>
    </style:style>
    <style:style style:name="Table15.B4" style:family="table-cell">
      <style:table-cell-properties style:vertical-align="top" fo:padding-left="0.075in" fo:padding-right="0.075in" fo:padding-top="0in" fo:padding-bottom="0in" fo:border="none" style:writing-mode="lr-tb"/>
    </style:style>
    <style:style style:name="Table15.A14" style:family="table-cell">
      <style:table-cell-properties style:vertical-align="top" fo:background-color="#e2e1ff" fo:padding-left="0.075in" fo:padding-right="0.075in" fo:padding-top="0in" fo:padding-bottom="0in" fo:border-left="0.0069in solid #0000ff" fo:border-right="none" fo:border-top="none" fo:border-bottom="none" style:writing-mode="lr-tb">
        <style:background-image/>
      </style:table-cell-properties>
    </style:style>
    <style:style style:name="Table15.B19" style:family="table-cell">
      <style:table-cell-properties style:vertical-align="middle" fo:padding-left="0.075in" fo:padding-right="0.075in" fo:padding-top="0in" fo:padding-bottom="0in" fo:border="none"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tab-stops/>
      </style:paragraph-properties>
    </style:style>
    <style:style style:name="P3" style:family="paragraph" style:parent-style-name="Header">
      <style:text-properties style:font-name="Arial" fo:font-size="10pt" style:font-size-asian="10pt" style:font-name-complex="Arial" style:font-size-complex="10pt"/>
    </style:style>
    <style:style style:name="P4" style:family="paragraph" style:parent-style-name="Header">
      <style:paragraph-properties>
        <style:tab-stops/>
      </style:paragraph-properties>
      <style:text-properties style:font-name="Arial" fo:font-size="10pt" style:font-size-asian="10pt" style:font-name-complex="Arial"/>
    </style:style>
    <style:style style:name="P5" style:family="paragraph" style:parent-style-name="Header">
      <style:paragraph-properties style:snap-to-layout-grid="false">
        <style:tab-stops/>
      </style:paragraph-properties>
      <style:text-properties style:font-name="Arial" fo:font-size="10pt" style:font-size-asian="10pt" style:font-name-complex="Arial"/>
    </style:style>
    <style:style style:name="P6" style:family="paragraph" style:parent-style-name="Header">
      <style:paragraph-properties fo:text-align="center" style:justify-single-word="false" style:snap-to-layout-grid="false">
        <style:tab-stops/>
      </style:paragraph-properties>
      <style:text-properties style:font-name="Arial" fo:font-size="10pt" style:font-size-asian="10pt" style:font-name-complex="Arial" style:font-size-complex="9pt"/>
    </style:style>
    <style:style style:name="P7" style:family="paragraph" style:parent-style-name="Header">
      <style:paragraph-properties fo:text-align="center" style:justify-single-word="false" style:snap-to-layout-grid="false">
        <style:tab-stops/>
      </style:paragraph-properties>
      <style:text-properties style:font-name="Arial" fo:font-size="10pt" style:font-size-asian="10pt" style:font-name-complex="Arial"/>
    </style:style>
    <style:style style:name="P8" style:family="paragraph" style:parent-style-name="Header">
      <style:paragraph-properties fo:text-align="center" style:justify-single-word="false">
        <style:tab-stops/>
      </style:paragraph-properties>
      <style:text-properties style:font-name="Arial" fo:font-size="10pt" fo:font-weight="bold" style:font-size-asian="10pt" style:font-weight-asian="bold" style:font-name-complex="Arial" style:font-size-complex="10pt" style:font-weight-complex="bold"/>
    </style:style>
    <style:style style:name="P9" style:family="paragraph" style:parent-style-name="Header">
      <style:paragraph-properties fo:text-align="center" style:justify-single-word="false">
        <style:tab-stops/>
      </style:paragraph-properties>
      <style:text-properties style:font-name="Arial" fo:font-size="9pt" fo:font-weight="bold" style:font-size-asian="9pt" style:font-weight-asian="bold" style:font-name-complex="Arial" style:font-size-complex="9pt" style:font-weight-complex="bold"/>
    </style:style>
    <style:style style:name="P10" style:family="paragraph" style:parent-style-name="Header">
      <style:paragraph-properties>
        <style:tab-stops/>
      </style:paragraph-properties>
      <style:text-properties style:font-name="Arial" fo:font-size="9pt" fo:font-weight="bold" style:font-size-asian="9pt" style:font-weight-asian="bold" style:font-name-complex="Arial" style:font-size-complex="9pt" style:font-weight-complex="bold"/>
    </style:style>
    <style:style style:name="P11" style:family="paragraph" style:parent-style-name="Header">
      <style:paragraph-properties style:snap-to-layout-grid="false">
        <style:tab-stops/>
      </style:paragraph-properties>
      <style:text-properties style:font-name="Arial" fo:font-size="9pt" fo:font-weight="bold" style:font-size-asian="9pt" style:font-weight-asian="bold" style:font-name-complex="Arial" style:font-size-complex="9pt" style:font-weight-complex="bold"/>
    </style:style>
    <style:style style:name="P12" style:family="paragraph" style:parent-style-name="Header">
      <style:paragraph-properties fo:text-align="center" style:justify-single-word="false">
        <style:tab-stops/>
      </style:paragraph-properties>
      <style:text-properties style:font-name="Arial" fo:font-size="9pt" style:font-size-asian="9pt" style:font-name-complex="Arial" style:font-size-complex="9pt"/>
    </style:style>
    <style:style style:name="P13" style:family="paragraph" style:parent-style-name="Header">
      <style:paragraph-properties fo:text-align="center" style:justify-single-word="false" style:snap-to-layout-grid="false">
        <style:tab-stops/>
      </style:paragraph-properties>
      <style:text-properties style:font-name="Arial" fo:font-size="9pt" style:font-size-asian="9pt" style:font-name-complex="Arial" style:font-size-complex="9pt"/>
    </style:style>
    <style:style style:name="P14" style:family="paragraph" style:parent-style-name="Header">
      <style:paragraph-properties>
        <style:tab-stops/>
      </style:paragraph-properties>
      <style:text-properties style:font-name="Arial" fo:font-size="9pt" style:font-size-asian="9pt" style:font-name-complex="Arial" style:font-size-complex="9pt"/>
    </style:style>
    <style:style style:name="P15" style:family="paragraph" style:parent-style-name="Header">
      <style:paragraph-properties style:snap-to-layout-grid="false">
        <style:tab-stops/>
      </style:paragraph-properties>
      <style:text-properties style:font-name="Arial" fo:font-size="9pt" style:font-size-asian="9pt" style:font-name-complex="Arial" style:font-size-complex="9pt"/>
    </style:style>
    <style:style style:name="P16" style:family="paragraph" style:parent-style-name="Header">
      <style:paragraph-properties style:snap-to-layout-grid="false"/>
      <style:text-properties style:font-name="Arial" fo:font-size="8pt" fo:font-weight="bold" style:font-size-asian="8pt" style:font-weight-asian="bold" style:font-name-complex="Arial" style:font-size-complex="10pt" style:font-weight-complex="bold"/>
    </style:style>
    <style:style style:name="P17" style:family="paragraph" style:parent-style-name="Header">
      <style:paragraph-properties fo:text-align="center" style:justify-single-word="false" style:snap-to-layout-grid="false">
        <style:tab-stops/>
      </style:paragraph-properties>
      <style:text-properties fo:color="#333333" style:font-name="Arial" fo:font-size="9pt" style:font-size-asian="9pt" style:font-name-complex="Arial" style:font-size-complex="9pt"/>
    </style:style>
    <style:style style:name="P18" style:family="paragraph" style:parent-style-name="Header">
      <style:paragraph-properties fo:text-align="center" style:justify-single-word="false" style:snap-to-layout-grid="false">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19" style:family="paragraph" style:parent-style-name="Header">
      <style:paragraph-properties fo:text-align="center" style:justify-single-word="false" style:snap-to-layout-grid="false">
        <style:tab-stops/>
      </style:paragraph-properties>
      <style:text-properties fo:color="#292929" style:font-name="Arial" fo:font-size="10pt" fo:font-weight="bold" style:font-size-asian="10pt" style:font-weight-asian="bold" style:font-name-complex="Arial" style:font-weight-complex="bold"/>
    </style:style>
    <style:style style:name="P20" style:family="paragraph" style:parent-style-name="Header">
      <style:paragraph-properties style:snap-to-layout-grid="false">
        <style:tab-stops/>
      </style:paragraph-properties>
      <style:text-properties fo:color="#292929" style:font-name="Arial" fo:font-size="10pt" fo:font-weight="bold" style:font-size-asian="10pt" style:font-weight-asian="bold" style:font-name-complex="Arial" style:font-weight-complex="bold"/>
    </style:style>
    <style:style style:name="P21" style:family="paragraph" style:parent-style-name="Header">
      <style:paragraph-properties fo:text-align="center" style:justify-single-word="false">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22" style:family="paragraph" style:parent-style-name="Header">
      <style:paragraph-properties>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23" style:family="paragraph" style:parent-style-name="Header">
      <style:paragraph-properties>
        <style:tab-stops/>
      </style:paragraph-properties>
      <style:text-properties fo:color="#292929" style:font-name="Arial" fo:font-size="9pt" fo:font-weight="bold" style:font-size-asian="9pt" style:font-weight-asian="bold" style:font-name-complex="Arial" style:font-size-complex="9pt"/>
    </style:style>
    <style:style style:name="P24" style:family="paragraph" style:parent-style-name="Header">
      <style:paragraph-properties fo:text-align="center" style:justify-single-word="false">
        <style:tab-stops/>
      </style:paragraph-properties>
      <style:text-properties fo:color="#292929" style:font-name="Arial" fo:font-size="9pt" style:font-size-asian="9pt" style:font-name-complex="Arial" style:font-size-complex="9pt"/>
    </style:style>
    <style:style style:name="P25" style:family="paragraph" style:parent-style-name="Header">
      <style:paragraph-properties fo:text-align="center" style:justify-single-word="false" style:snap-to-layout-grid="false">
        <style:tab-stops/>
      </style:paragraph-properties>
      <style:text-properties fo:color="#292929" style:font-name="Arial" fo:font-size="9pt" style:font-size-asian="9pt" style:font-name-complex="Arial" style:font-size-complex="9pt"/>
    </style:style>
    <style:style style:name="P26" style:family="paragraph" style:parent-style-name="Header">
      <style:paragraph-properties style:snap-to-layout-grid="false">
        <style:tab-stops/>
      </style:paragraph-properties>
      <style:text-properties fo:color="#292929" style:font-name="Arial" fo:font-size="8pt" fo:font-weight="bold" style:font-size-asian="8pt" style:font-weight-asian="bold" style:font-name-complex="Arial" style:font-size-complex="8pt" style:font-weight-complex="bold"/>
    </style:style>
    <style:style style:name="P27" style:family="paragraph" style:parent-style-name="Header">
      <style:paragraph-properties>
        <style:tab-stops/>
      </style:paragraph-properties>
      <style:text-properties fo:color="#000000" style:font-name="Arial" fo:font-size="9pt" style:font-name-asian="MS Mincho" style:font-size-asian="9pt" style:language-asian="ja" style:country-asian="JP" style:font-name-complex="Arial" style:font-size-complex="9pt"/>
    </style:style>
    <style:style style:name="P28" style:family="paragraph" style:parent-style-name="Standard">
      <style:paragraph-properties fo:margin-top="0.0835in" fo:margin-bottom="0in">
        <style:tab-stops>
          <style:tab-stop style:position="6.8752in" style:type="right"/>
        </style:tab-stops>
      </style:paragraph-properties>
    </style:style>
    <style:style style:name="P29" style:family="paragraph" style:parent-style-name="Header">
      <style:paragraph-properties fo:margin-top="0.0417in" fo:margin-bottom="0in">
        <style:tab-stops/>
      </style:paragraph-properties>
      <style:text-properties fo:color="#292929" style:font-name="Arial" fo:font-weight="bold" style:font-weight-asian="bold" style:font-name-complex="Arial" style:font-weight-complex="bold"/>
    </style:style>
    <style:style style:name="P30"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P31" style:family="paragraph" style:parent-style-name="Header">
      <style:paragraph-properties fo:margin-top="0.0417in" fo:margin-bottom="0in" style:snap-to-layout-grid="false">
        <style:tab-stops/>
      </style:paragraph-properties>
      <style:text-properties fo:color="#292929" style:font-name="Arial" fo:font-size="10pt" style:font-size-asian="10pt" style:font-name-complex="Arial"/>
    </style:style>
    <style:style style:name="P32" style:family="paragraph" style:parent-style-name="Header">
      <style:paragraph-properties fo:margin-top="0.0417in" fo:margin-bottom="0in" style:snap-to-layout-grid="false">
        <style:tab-stops/>
      </style:paragraph-properties>
      <style:text-properties style:font-name="Arial" fo:font-size="10pt" style:font-size-asian="10pt" style:font-name-complex="Arial"/>
    </style:style>
    <style:style style:name="P33" style:family="paragraph" style:parent-style-name="Header">
      <style:paragraph-properties fo:margin-top="0.0417in" fo:margin-bottom="0in" fo:text-align="center" style:justify-single-word="false">
        <style:tab-stops/>
      </style:paragraph-properties>
      <style:text-properties style:font-name="Arial" fo:font-size="9pt" fo:font-weight="bold" style:font-size-asian="9pt" style:font-weight-asian="bold" style:font-name-complex="Arial" style:font-size-complex="9pt" style:font-weight-complex="bold"/>
    </style:style>
    <style:style style:name="P34" style:family="paragraph" style:parent-style-name="Header">
      <style:paragraph-properties fo:margin-top="0.0417in" fo:margin-bottom="0in">
        <style:tab-stops/>
      </style:paragraph-properties>
      <style:text-properties style:font-name="Arial" fo:font-size="9pt" fo:font-weight="bold" style:font-size-asian="9pt" style:font-weight-asian="bold" style:font-name-complex="Arial" style:font-size-complex="9pt" style:font-weight-complex="bold"/>
    </style:style>
    <style:style style:name="P35" style:family="paragraph" style:parent-style-name="Header">
      <style:paragraph-properties fo:margin-top="0.0417in" fo:margin-bottom="0in">
        <style:tab-stops/>
      </style:paragraph-properties>
      <style:text-properties style:font-name="Arial" fo:font-size="9pt" style:font-size-asian="9pt" style:font-name-complex="Arial" style:font-size-complex="9pt"/>
    </style:style>
    <style:style style:name="P36" style:family="paragraph" style:parent-style-name="Header">
      <style:paragraph-properties fo:margin-top="0.0417in" fo:margin-bottom="0in" style:snap-to-layout-grid="false">
        <style:tab-stops/>
      </style:paragraph-properties>
      <style:text-properties style:font-name="Arial" fo:font-size="9pt" style:font-size-asian="9pt" style:font-name-complex="Arial" style:font-size-complex="9pt"/>
    </style:style>
    <style:style style:name="P37" style:family="paragraph" style:parent-style-name="Header">
      <style:paragraph-properties fo:margin-top="0.0417in" fo:margin-bottom="0in" fo:text-align="center" style:justify-single-word="false">
        <style:tab-stops/>
      </style:paragraph-properties>
      <style:text-properties style:font-name="Arial" fo:font-size="9pt" style:font-size-asian="9pt" style:font-name-complex="Arial" style:font-size-complex="9pt"/>
    </style:style>
    <style:style style:name="P38" style:family="paragraph" style:parent-style-name="Header">
      <style:paragraph-properties fo:margin-top="0.0417in" fo:margin-bottom="0in">
        <style:tab-stops/>
      </style:paragraph-properties>
    </style:style>
    <style:style style:name="P39" style:family="paragraph" style:parent-style-name="Standard">
      <style:paragraph-properties fo:margin-top="0.0417in" fo:margin-bottom="0in"/>
    </style:style>
    <style:style style:name="P40" style:family="paragraph" style:parent-style-name="Standard">
      <style:paragraph-properties fo:margin-top="0.0417in" fo:margin-bottom="0in" style:snap-to-layout-grid="false"/>
      <style:text-properties fo:color="#292929" style:font-name="Arial" fo:font-size="10pt" fo:font-weight="bold" style:font-size-asian="10pt" style:font-weight-asian="bold" style:font-name-complex="Arial" style:font-size-complex="10pt" style:font-weight-complex="bold"/>
    </style:style>
    <style:style style:name="P41" style:family="paragraph" style:parent-style-name="Standard">
      <style:paragraph-properties fo:margin-top="0.0417in" fo:margin-bottom="0in"/>
      <style:text-properties style:font-name="Arial" fo:font-weight="bold" style:font-weight-asian="bold" style:font-name-complex="Arial" style:font-weight-complex="bold"/>
    </style:style>
    <style:style style:name="P42" style:family="paragraph" style:parent-style-name="List_20_Number">
      <style:paragraph-properties fo:margin-left="0.25in" fo:margin-right="0in" fo:text-indent="0in" style:auto-text-indent="false"/>
      <style:text-properties style:font-name="Arial" fo:font-size="10pt" style:font-size-asian="10pt" style:font-name-complex="Arial" style:font-size-complex="10pt"/>
    </style:style>
    <style:style style:name="P43" style:family="paragraph" style:parent-style-name="Standard">
      <style:paragraph-properties fo:margin-left="0.25in" fo:margin-right="0in" fo:text-indent="0in" style:auto-text-indent="false"/>
      <style:text-properties style:font-name="Arial" fo:font-size="9pt" fo:font-weight="bold" style:font-size-asian="9pt" style:font-weight-asian="bold" style:font-name-complex="Arial" style:font-size-complex="9pt" style:font-weight-complex="bold"/>
    </style:style>
    <style:style style:name="P44"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45" style:family="paragraph" style:parent-style-name="Standard">
      <style:paragraph-properties fo:margin-left="0.25in" fo:margin-right="0in" style:line-height-at-least="0.1665in" fo:text-indent="0in" style:auto-text-indent="false"/>
      <style:text-properties style:font-name="Arial" fo:font-size="10pt" fo:font-weight="bold" style:font-size-asian="10pt" style:font-weight-asian="bold" style:font-name-complex="Arial" style:font-size-complex="10pt" style:font-weight-complex="bold"/>
    </style:style>
    <style:style style:name="P46" style:family="paragraph" style:parent-style-name="Standard">
      <style:paragraph-properties fo:margin-left="0.25in" fo:margin-right="0in" style:line-height-at-least="0.1665in" fo:text-align="center" style:justify-single-word="false" fo:text-indent="0in"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47" style:family="paragraph" style:parent-style-name="Style_20_List_20_Number_20__2b__20_Red">
      <style:paragraph-properties fo:margin-top="0in" fo:margin-bottom="0in"/>
      <style:text-properties fo:color="#000000" fo:font-size="10pt" style:font-size-asian="10pt" style:font-size-complex="10pt"/>
    </style:style>
    <style:style style:name="P48" style:family="paragraph" style:parent-style-name="Style_20_List_20_Number_20__2b__20_Red">
      <style:paragraph-properties fo:margin-top="0in" fo:margin-bottom="0in"/>
      <style:text-properties fo:color="#000000" fo:font-size="10pt" style:font-size-asian="10pt" style:font-name-complex="Arial" style:font-size-complex="10pt"/>
    </style:style>
    <style:style style:name="P49" style:family="paragraph" style:parent-style-name="Header">
      <style:paragraph-properties fo:margin-top="0.0417in" fo:margin-bottom="0.0417in"/>
    </style:style>
    <style:style style:name="P50" style:family="paragraph" style:parent-style-name="Header">
      <style:paragraph-properties fo:margin-top="0.0417in" fo:margin-bottom="0.0417in">
        <style:tab-stops/>
      </style:paragraph-properties>
    </style:style>
    <style:style style:name="P51" style:family="paragraph" style:parent-style-name="Header">
      <style:paragraph-properties fo:margin-top="0.0417in" fo:margin-bottom="0.0417in" fo:text-align="center" style:justify-single-word="false">
        <style:tab-stops/>
      </style:paragraph-properties>
    </style:style>
    <style:style style:name="P52" style:family="paragraph" style:parent-style-name="Header">
      <style:paragraph-properties fo:margin-top="0.0417in" fo:margin-bottom="0.0417in">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53" style:family="paragraph" style:parent-style-name="Header">
      <style:paragraph-properties fo:margin-top="0.0417in" fo:margin-bottom="0.0417in" fo:text-align="center" style:justify-single-word="false"/>
      <style:text-properties style:font-name="Arial" fo:font-size="9pt" fo:font-weight="bold" style:font-size-asian="9pt" style:font-weight-asian="bold" style:font-name-complex="Arial" style:font-size-complex="9pt" style:font-weight-complex="bold"/>
    </style:style>
    <style:style style:name="P54" style:family="paragraph" style:parent-style-name="Header">
      <style:paragraph-properties fo:margin-top="0.0417in" fo:margin-bottom="0.0417in" fo:text-align="center" style:justify-single-word="false">
        <style:tab-stops/>
      </style:paragraph-properties>
      <style:text-properties style:font-name="Arial" fo:font-size="9pt" fo:font-weight="bold" style:font-size-asian="9pt" style:font-weight-asian="bold" style:font-name-complex="Arial" style:font-size-complex="9pt" style:font-weight-complex="bold"/>
    </style:style>
    <style:style style:name="P55" style:family="paragraph" style:parent-style-name="Header">
      <style:paragraph-properties fo:margin-top="0.0417in" fo:margin-bottom="0.0417in">
        <style:tab-stops/>
      </style:paragraph-properties>
      <style:text-properties style:font-name="Arial" fo:font-size="9pt" fo:font-weight="bold" style:font-size-asian="9pt" style:font-weight-asian="bold" style:font-name-complex="Arial" style:font-size-complex="9pt" style:font-weight-complex="bold"/>
    </style:style>
    <style:style style:name="P56" style:family="paragraph" style:parent-style-name="Header">
      <style:paragraph-properties fo:margin-top="0.0417in" fo:margin-bottom="0.0417in" fo:text-align="center" style:justify-single-word="false">
        <style:tab-stops/>
      </style:paragraph-properties>
      <style:text-properties style:font-name="Arial" fo:font-size="9pt" style:font-size-asian="9pt" style:font-name-complex="Arial" style:font-size-complex="9pt"/>
    </style:style>
    <style:style style:name="P57" style:family="paragraph" style:parent-style-name="Header">
      <style:paragraph-properties fo:margin-top="0.0417in" fo:margin-bottom="0.0417in">
        <style:tab-stops/>
      </style:paragraph-properties>
      <style:text-properties style:font-name="Arial" fo:font-size="9pt" style:font-size-asian="9pt" style:font-name-complex="Arial" style:font-size-complex="9pt" style:font-weight-complex="bold"/>
    </style:style>
    <style:style style:name="P58" style:family="paragraph" style:parent-style-name="Header">
      <style:paragraph-properties fo:margin-top="0.0417in" fo:margin-bottom="0.0417in" fo:text-align="center" style:justify-single-word="false">
        <style:tab-stops/>
      </style:paragraph-properties>
      <style:text-properties style:font-name="Arial" fo:font-size="10pt" fo:font-weight="bold" style:font-size-asian="10pt" style:font-weight-asian="bold" style:font-name-complex="Arial" style:font-size-complex="10pt" style:font-weight-complex="bold"/>
    </style:style>
    <style:style style:name="P59" style:family="paragraph" style:parent-style-name="Header">
      <style:paragraph-properties fo:margin-top="0.0417in" fo:margin-bottom="0.0417in">
        <style:tab-stops/>
      </style:paragraph-properties>
      <style:text-properties style:font-name="Arial" fo:font-size="8pt" fo:font-weight="bold" style:font-size-asian="8pt" style:font-weight-asian="bold" style:font-name-complex="Arial" style:font-weight-complex="bold"/>
    </style:style>
    <style:style style:name="P60" style:family="paragraph" style:parent-style-name="Header">
      <style:paragraph-properties fo:margin-top="0.0417in" fo:margin-bottom="0.0417in" style:snap-to-layout-grid="false">
        <style:tab-stops/>
      </style:paragraph-properties>
      <style:text-properties style:font-name="Arial" fo:font-size="8pt" fo:font-weight="bold" style:font-size-asian="8pt" style:font-weight-asian="bold" style:font-name-complex="Arial" style:font-weight-complex="bold"/>
    </style:style>
    <style:style style:name="P61" style:family="paragraph" style:parent-style-name="Header">
      <style:paragraph-properties fo:margin-top="0.028in" fo:margin-bottom="0in">
        <style:tab-stops/>
      </style:paragraph-properties>
      <style:text-properties style:font-name="Arial" fo:font-size="9pt" fo:font-weight="bold" style:font-size-asian="9pt" style:font-weight-asian="bold" style:font-name-complex="Arial" style:font-size-complex="9pt" style:font-weight-complex="bold"/>
    </style:style>
    <style:style style:name="P62" style:family="paragraph" style:parent-style-name="Header">
      <style:paragraph-properties fo:margin-top="0.028in" fo:margin-bottom="0in">
        <style:tab-stops/>
      </style:paragraph-properties>
      <style:text-properties style:font-name="Arial" fo:font-size="8pt" style:font-size-asian="8pt" style:font-name-complex="Arial"/>
    </style:style>
    <style:style style:name="P63" style:family="paragraph" style:parent-style-name="Header">
      <style:paragraph-properties fo:margin-top="0.028in" fo:margin-bottom="0in" style:snap-to-layout-grid="false">
        <style:tab-stops/>
      </style:paragraph-properties>
      <style:text-properties style:font-name="Arial" fo:font-size="8pt" style:font-size-asian="8pt" style:font-name-complex="Arial"/>
    </style:style>
    <style:style style:name="P64" style:family="paragraph" style:parent-style-name="Standard">
      <style:paragraph-properties fo:margin-top="0.028in" fo:margin-bottom="0in"/>
    </style:style>
    <style:style style:name="P65" style:family="paragraph" style:parent-style-name="Standard">
      <style:paragraph-properties fo:margin-top="0.028in" fo:margin-bottom="0in"/>
      <style:text-properties style:font-name="Arial" fo:font-size="9pt" style:font-size-asian="9pt" style:font-name-complex="Arial" style:font-size-complex="9pt"/>
    </style:style>
    <style:style style:name="P66" style:family="paragraph" style:parent-style-name="Header">
      <style:paragraph-properties fo:margin-top="0.028in" fo:margin-bottom="0.028in" style:snap-to-layout-grid="false">
        <style:tab-stops/>
      </style:paragraph-properties>
      <style:text-properties style:font-name="Arial" fo:font-size="9pt" fo:font-weight="bold" style:font-size-asian="9pt" style:font-weight-asian="bold" style:font-name-complex="Arial" style:font-size-complex="9pt"/>
    </style:style>
    <style:style style:name="P67" style:family="paragraph" style:parent-style-name="Header">
      <style:paragraph-properties fo:margin-top="0.028in" fo:margin-bottom="0.028in">
        <style:tab-stops/>
      </style:paragraph-properties>
      <style:text-properties style:font-name="Arial" fo:font-size="9pt" fo:font-weight="bold" style:font-size-asian="9pt" style:font-weight-asian="bold" style:font-name-complex="Arial" style:font-size-complex="9pt" style:font-weight-complex="bold"/>
    </style:style>
    <style:style style:name="P68" style:family="paragraph" style:parent-style-name="Header">
      <style:paragraph-properties fo:margin-top="0.028in" fo:margin-bottom="0.028in">
        <style:tab-stops/>
      </style:paragraph-properties>
      <style:text-properties style:font-name="Arial" fo:font-size="10pt" fo:font-weight="bold" style:font-size-asian="10pt" style:font-weight-asian="bold" style:font-name-complex="Arial" style:font-size-complex="10pt" style:font-weight-complex="bold"/>
    </style:style>
    <style:style style:name="P69" style:family="paragraph" style:parent-style-name="Header">
      <style:paragraph-properties fo:margin-top="0.028in" fo:margin-bottom="0.028in">
        <style:tab-stops/>
      </style:paragraph-properties>
      <style:text-properties style:font-name="Arial" fo:font-size="8pt" style:font-size-asian="8pt" style:font-name-complex="Arial"/>
    </style:style>
    <style:style style:name="P70" style:family="paragraph" style:parent-style-name="Header">
      <style:paragraph-properties fo:margin-top="0.028in" fo:margin-bottom="0.028in" style:snap-to-layout-grid="false">
        <style:tab-stops/>
      </style:paragraph-properties>
      <style:text-properties style:font-name="Arial" fo:font-size="8pt" style:font-size-asian="8pt" style:font-name-complex="Arial"/>
    </style:style>
    <style:style style:name="P71" style:family="paragraph" style:parent-style-name="Header">
      <style:paragraph-properties fo:margin-top="0.028in" fo:margin-bottom="0.028in">
        <style:tab-stops/>
      </style:paragraph-properties>
    </style:style>
    <style:style style:name="P72" style:family="paragraph" style:parent-style-name="Header">
      <style:paragraph-properties fo:margin-top="0.028in" fo:margin-bottom="0.028in" fo:text-align="center" style:justify-single-word="false"/>
    </style:style>
    <style:style style:name="P73" style:family="paragraph" style:parent-style-name="Header">
      <style:paragraph-properties fo:margin-top="0.028in" fo:margin-bottom="0.028in" fo:text-align="center" style:justify-single-word="false">
        <style:tab-stops/>
      </style:paragraph-properties>
    </style:style>
    <style:style style:name="P74" style:family="paragraph" style:parent-style-name="Header">
      <style:paragraph-properties fo:margin-top="0.028in" fo:margin-bottom="0.028in" fo:text-align="center" style:justify-single-word="false">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75" style:family="paragraph" style:parent-style-name="Header">
      <style:paragraph-properties fo:margin-top="0.028in" fo:margin-bottom="0.028in" fo:text-align="center" style:justify-single-word="false" style:snap-to-layout-grid="false">
        <style:tab-stops/>
      </style:paragraph-properties>
      <style:text-properties fo:color="#292929" style:font-name="Arial" fo:font-size="8pt" fo:font-weight="bold" style:font-size-asian="8pt" style:font-weight-asian="bold" style:font-name-complex="Arial" style:font-size-complex="8pt" style:font-weight-complex="bold"/>
    </style:style>
    <style:style style:name="P76" style:family="paragraph" style:parent-style-name="Header">
      <style:paragraph-properties fo:margin-top="0.028in" fo:margin-bottom="0.028in">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77" style:family="paragraph" style:parent-style-name="Header">
      <style:paragraph-properties fo:margin-top="0.028in" fo:margin-bottom="0.028in" fo:text-align="center" style:justify-single-word="false">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78" style:family="paragraph" style:parent-style-name="Standard">
      <style:paragraph-properties fo:margin-top="0.028in" fo:margin-bottom="0.028in"/>
    </style:style>
    <style:style style:name="P79"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style>
    <style:style style:name="P80" style:family="paragraph" style:parent-style-name="Header">
      <style:paragraph-properties fo:margin-left="0in" fo:margin-right="-0.4in" fo:text-indent="0in" style:auto-text-indent="false">
        <style:tab-stops/>
      </style:paragraph-properties>
      <style:text-properties style:font-name="Arial" fo:font-size="9pt" style:font-size-asian="9pt" style:font-name-complex="Arial" style:font-size-complex="9pt"/>
    </style:style>
    <style:style style:name="P81" style:family="paragraph" style:parent-style-name="Header">
      <style:paragraph-properties fo:margin-left="0.05in" fo:margin-right="0in" fo:text-indent="0in" style:auto-text-indent="false" style:snap-to-layout-grid="false">
        <style:tab-stops/>
      </style:paragraph-properties>
      <style:text-properties style:font-name="Arial" fo:font-size="10pt" style:font-size-asian="10pt" style:font-name-complex="Arial"/>
    </style:style>
    <style:style style:name="P82" style:family="paragraph" style:parent-style-name="Header">
      <style:paragraph-properties fo:margin-left="0.05in" fo:margin-right="0in" fo:text-indent="0in" style:auto-text-indent="false" style:snap-to-layout-grid="false">
        <style:tab-stops/>
      </style:paragraph-properties>
      <style:text-properties style:font-name="Arial" fo:font-size="10pt" style:font-size-asian="10pt" style:font-name-complex="Arial" style:font-size-complex="10pt"/>
    </style:style>
    <style:style style:name="P83" style:family="paragraph" style:parent-style-name="Header">
      <style:paragraph-properties fo:margin-left="0.05in" fo:margin-right="0in" fo:text-indent="0in" style:auto-text-indent="false" style:snap-to-layout-grid="false">
        <style:tab-stops/>
      </style:paragraph-properties>
      <style:text-properties fo:color="#808080" style:font-name="Arial" fo:font-size="10pt" style:font-size-asian="10pt" style:font-name-complex="Arial"/>
    </style:style>
    <style:style style:name="P84" style:family="paragraph" style:parent-style-name="Header">
      <style:paragraph-properties fo:margin-top="0in" fo:margin-bottom="0.0417in" fo:text-align="center" style:justify-single-word="false">
        <style:tab-stops/>
      </style:paragraph-properties>
      <style:text-properties style:font-name="Arial" fo:font-size="9pt" fo:font-weight="bold" style:font-size-asian="9pt" style:font-weight-asian="bold" style:font-name-complex="Arial" style:font-size-complex="9pt"/>
    </style:style>
    <style:style style:name="P85" style:family="paragraph" style:parent-style-name="Header">
      <style:paragraph-properties fo:margin-top="0in" fo:margin-bottom="0.0417in" style:snap-to-layout-grid="false">
        <style:tab-stops/>
      </style:paragraph-properties>
      <style:text-properties style:font-name="Arial" fo:font-size="9pt" style:font-size-asian="9pt" style:font-name-complex="Arial" style:font-size-complex="9pt"/>
    </style:style>
    <style:style style:name="P86" style:family="paragraph" style:parent-style-name="Header">
      <style:paragraph-properties fo:margin-top="0in" fo:margin-bottom="0.0417in" fo:text-align="center" style:justify-single-word="false" style:snap-to-layout-grid="false">
        <style:tab-stops/>
      </style:paragraph-properties>
      <style:text-properties style:font-name="Arial" fo:font-size="8pt" style:font-size-asian="8pt" style:font-name-complex="Arial"/>
    </style:style>
    <style:style style:name="P87" style:family="paragraph" style:parent-style-name="Header">
      <style:paragraph-properties fo:margin-top="0in" fo:margin-bottom="0.0417in" style:snap-to-layout-grid="false">
        <style:tab-stops/>
      </style:paragraph-properties>
      <style:text-properties style:font-name="Arial" fo:font-size="8pt" style:font-size-asian="8pt" style:font-name-complex="Arial"/>
    </style:style>
    <style:style style:name="P88" style:family="paragraph" style:parent-style-name="Header">
      <style:paragraph-properties fo:margin-left="0.2598in" fo:margin-right="0in" fo:text-indent="0in" style:auto-text-indent="false">
        <style:tab-stops/>
      </style:paragraph-properties>
    </style:style>
    <style:style style:name="P89" style:family="paragraph" style:parent-style-name="Header">
      <style:paragraph-properties fo:margin-left="0.2598in" fo:margin-right="0in" fo:text-indent="0in" style:auto-text-indent="false" style:snap-to-layout-grid="false">
        <style:tab-stops/>
      </style:paragraph-properties>
      <style:text-properties fo:color="#808080" style:font-name="Arial" fo:font-size="9pt" style:font-size-asian="9pt" style:font-name-complex="Arial" style:font-size-complex="9pt"/>
    </style:style>
    <style:style style:name="P90" style:family="paragraph" style:parent-style-name="Header">
      <style:paragraph-properties fo:margin-top="0in" fo:margin-bottom="0.0835in" fo:text-align="center" style:justify-single-word="false">
        <style:tab-stops>
          <style:tab-stop style:position="0.5835in"/>
          <style:tab-stop style:position="3in" style:type="center"/>
          <style:tab-stop style:position="6in" style:type="right"/>
        </style:tab-stops>
      </style:paragraph-properties>
    </style:style>
    <style:style style:name="P91" style:family="paragraph" style:parent-style-name="Header">
      <style:paragraph-properties fo:margin-top="0in" fo:margin-bottom="0.0835in" fo:text-align="center" style:justify-single-word="false">
        <style:tab-stops>
          <style:tab-stop style:position="0.5835in"/>
          <style:tab-stop style:position="3in" style:type="center"/>
          <style:tab-stop style:position="6in" style:type="right"/>
        </style:tab-stops>
      </style:paragraph-properties>
      <style:text-properties fo:color="#292929" style:font-name="Arial" fo:font-weight="bold" style:font-weight-asian="bold" style:font-name-complex="Arial" style:font-weight-complex="bold"/>
    </style:style>
    <style:style style:name="P92" style:family="paragraph" style:parent-style-name="Header">
      <style:paragraph-properties fo:padding-left="0.0555in" fo:padding-right="0in" fo:padding-top="0in" fo:padding-bottom="0in" fo:border-left="0.0071in solid #ffffff" fo:border-right="none" fo:border-top="none" fo:border-bottom="none" style:snap-to-layout-grid="false">
        <style:tab-stops/>
      </style:paragraph-properties>
      <style:text-properties style:font-name="Arial" fo:font-size="10pt" style:font-size-asian="10pt" style:font-name-complex="Arial"/>
    </style:style>
    <style:style style:name="P93" style:family="paragraph" style:parent-style-name="Header">
      <style:paragraph-properties fo:padding-left="0.0555in" fo:padding-right="0in" fo:padding-top="0in" fo:padding-bottom="0in" fo:border-left="0.0071in solid #ffffff" fo:border-right="none" fo:border-top="none" fo:border-bottom="none">
        <style:tab-stops/>
      </style:paragraph-properties>
    </style:style>
    <style:style style:name="P94" style:family="paragraph" style:parent-style-name="Header">
      <style:paragraph-properties fo:text-align="center" style:justify-single-word="false" fo:padding-left="0.0555in" fo:padding-right="0in" fo:padding-top="0in" fo:padding-bottom="0in" fo:border-left="0.0071in solid #ffffff" fo:border-right="none" fo:border-top="none" fo:border-bottom="none">
        <style:tab-stops/>
      </style:paragraph-properties>
    </style:style>
    <style:style style:name="P95" style:family="paragraph" style:parent-style-name="Header">
      <style:paragraph-properties fo:margin-left="0.65in" fo:margin-right="0in" fo:text-indent="0in" style:auto-text-indent="false"/>
      <style:text-properties style:font-name="Arial" fo:font-size="10pt" fo:font-weight="bold" style:font-name-asian="MS Mincho" style:font-size-asian="10pt" style:language-asian="ja" style:country-asian="JP" style:font-weight-asian="bold" style:font-name-complex="Arial" style:font-size-complex="10pt" style:font-weight-complex="bold"/>
    </style:style>
    <style:style style:name="P96" style:family="paragraph" style:parent-style-name="Header">
      <style:paragraph-properties fo:margin-left="0.5in" fo:margin-right="0in" fo:text-indent="0in" style:auto-text-indent="false"/>
      <style:text-properties style:font-name="Arial" fo:font-size="10pt" fo:font-weight="bold" style:font-name-asian="MS Mincho" style:font-size-asian="10pt" style:language-asian="ja" style:country-asian="JP" style:font-weight-asian="bold" style:font-name-complex="Arial" style:font-size-complex="10pt" style:font-weight-complex="bold"/>
    </style:style>
    <style:style style:name="P97" style:family="paragraph" style:parent-style-name="List_20_Number">
      <style:text-properties style:font-name="Arial" fo:font-size="10pt" style:font-size-asian="10pt" style:font-name-complex="Arial" style:font-size-complex="10pt"/>
    </style:style>
    <style:style style:name="P98" style:family="paragraph" style:parent-style-name="Standard">
      <style:text-properties style:font-name="Arial" fo:font-size="9pt" style:font-size-asian="9pt" style:font-name-complex="Arial" style:font-size-complex="9pt"/>
    </style:style>
    <style:style style:name="P99" style:family="paragraph" style:parent-style-name="Standard">
      <style:paragraph-properties style:snap-to-layout-grid="false"/>
      <style:text-properties style:font-name="Arial" fo:font-size="9pt" style:font-size-asian="9pt" style:font-name-complex="Arial" style:font-size-complex="9pt"/>
    </style:style>
    <style:style style:name="P100" style:family="paragraph" style:parent-style-name="Standard">
      <style:text-properties style:font-name="Arial" fo:font-size="9pt" fo:font-weight="bold" style:font-size-asian="9pt" style:font-weight-asian="bold" style:font-name-complex="Arial" style:font-size-complex="9pt" style:font-weight-complex="bold"/>
    </style:style>
    <style:style style:name="P101" style:family="paragraph" style:parent-style-name="Standard">
      <style:paragraph-properties style:snap-to-layout-grid="false"/>
      <style:text-properties style:font-name="Arial" fo:font-size="9pt" fo:font-weight="bold" style:font-size-asian="9pt" style:font-weight-asian="bold" style:font-name-complex="Arial" style:font-size-complex="9pt" style:font-weight-complex="bold"/>
    </style:style>
    <style:style style:name="P102" style:family="paragraph" style:parent-style-name="Standard">
      <style:paragraph-properties style:snap-to-layout-grid="false"/>
      <style:text-properties style:font-name="Arial" fo:font-size="9pt" fo:font-weight="bold" style:font-size-asian="9pt" style:font-weight-asian="bold" style:font-name-complex="Arial" style:font-size-complex="9pt"/>
    </style:style>
    <style:style style:name="P103" style:family="paragraph" style:parent-style-name="Standard">
      <style:text-properties style:font-name="Arial" fo:font-size="9pt" fo:language="en" fo:country="GB" fo:font-weight="bold" style:font-size-asian="9pt" style:font-weight-asian="bold" style:font-name-complex="Arial" style:font-size-complex="9pt" style:font-weight-complex="bold"/>
    </style:style>
    <style:style style:name="P104"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05"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06" style:family="paragraph" style:parent-style-name="Standard">
      <style:paragraph-properties style:line-height-at-least="0.1665in"/>
      <style:text-properties style:font-name="Arial" fo:font-size="10pt" fo:font-weight="bold" style:font-size-asian="10pt" style:font-weight-asian="bold" style:font-name-complex="Arial" style:font-size-complex="10pt" style:font-weight-complex="bold"/>
    </style:style>
    <style:style style:name="P107" style:family="paragraph" style:parent-style-name="Standard">
      <style:paragraph-properties style:line-height-at-least="0.1665in" fo:text-align="center" style:justify-single-word="false"/>
      <style:text-properties style:font-name="Arial" fo:font-size="10pt" fo:font-weight="bold" style:font-size-asian="10pt" style:font-weight-asian="bold" style:font-name-complex="Arial" style:font-size-complex="10pt" style:font-weight-complex="bold"/>
    </style:style>
    <style:style style:name="P10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109" style:family="paragraph" style:parent-style-name="Standard">
      <style:text-properties style:font-name="Arial" fo:font-size="10pt" style:font-size-asian="10pt" style:font-name-complex="Arial" style:font-size-complex="10pt"/>
    </style:style>
    <style:style style:name="P110" style:family="paragraph" style:parent-style-name="Standard">
      <style:paragraph-properties style:snap-to-layout-grid="false"/>
      <style:text-properties style:font-name="Arial" fo:font-size="10pt" style:font-size-asian="10pt" style:font-name-complex="Arial" style:font-size-complex="10pt"/>
    </style:style>
    <style:style style:name="P111" style:family="paragraph" style:parent-style-name="Standard">
      <style:text-properties style:font-name="Arial" fo:font-size="10pt" fo:language="zxx" fo:country="none" fo:font-weight="bold" style:font-size-asian="10pt" style:language-asian="zxx" style:country-asian="none" style:font-weight-asian="bold" style:font-name-complex="Arial" style:font-size-complex="10pt" style:language-complex="hi" style:country-complex="IN" style:font-weight-complex="bold"/>
    </style:style>
    <style:style style:name="P112" style:family="paragraph" style:parent-style-name="Standard">
      <style:text-properties style:font-name="Arial" fo:font-size="10pt" style:text-underline-style="solid" style:text-underline-width="auto" style:text-underline-color="font-color" style:font-size-asian="10pt" style:font-name-complex="Arial" style:font-size-complex="10pt"/>
    </style:style>
    <style:style style:name="P113" style:family="paragraph" style:parent-style-name="Standard">
      <style:text-properties style:font-name="Arial" fo:font-size="10pt" fo:language="en" fo:country="GB" style:text-underline-style="solid" style:text-underline-width="auto" style:text-underline-color="font-color" style:font-size-asian="10pt" style:font-name-complex="Arial" style:font-size-complex="10pt"/>
    </style:style>
    <style:style style:name="P114" style:family="paragraph" style:parent-style-name="Standard">
      <style:paragraph-properties style:snap-to-layout-grid="false"/>
      <style:text-properties style:font-name="Arial" fo:font-weight="bold" style:font-weight-asian="bold" style:font-name-complex="Arial" style:font-weight-complex="bold"/>
    </style:style>
    <style:style style:name="P115" style:family="paragraph" style:parent-style-name="Standard">
      <style:paragraph-properties style:line-height-at-least="0.1665in" fo:text-align="center" style:justify-single-word="false"/>
      <style:text-properties style:font-name="Arial" fo:font-weight="bold" style:font-weight-asian="bold" style:font-name-complex="Arial" style:font-weight-complex="bold"/>
    </style:style>
    <style:style style:name="P116" style:family="paragraph" style:parent-style-name="Standard">
      <style:text-properties style:font-name="Arial" fo:font-size="8pt" fo:font-style="italic" style:font-size-asian="8pt" style:font-style-asian="italic" style:font-name-complex="Arial" style:font-style-complex="italic"/>
    </style:style>
    <style:style style:name="P117" style:family="paragraph" style:parent-style-name="Standard">
      <style:text-properties style:font-name="Arial" fo:font-size="8pt" fo:font-style="italic" style:font-size-asian="8pt" style:font-style-asian="italic" style:font-name-complex="Arial" style:font-size-complex="8pt" style:font-style-complex="italic"/>
    </style:style>
    <style:style style:name="P118" style:family="paragraph" style:parent-style-name="Standard">
      <style:paragraph-properties style:snap-to-layout-grid="false"/>
      <style:text-properties fo:color="#808080" style:font-name="Arial" fo:font-size="9pt" style:font-size-asian="9pt" style:font-name-complex="Arial" style:font-size-complex="9pt"/>
    </style:style>
    <style:style style:name="P119" style:family="paragraph" style:parent-style-name="Standard">
      <style:text-properties fo:color="#000000" style:font-name="Arial (W1)" fo:font-size="9pt" fo:font-weight="bold" style:font-size-asian="9pt" style:font-weight-asian="bold" style:font-name-complex="Arial (W1)" style:font-size-complex="9pt"/>
    </style:style>
    <style:style style:name="P120" style:family="paragraph" style:parent-style-name="Standard">
      <style:paragraph-properties fo:text-align="center" style:justify-single-word="false"/>
    </style:style>
    <style:style style:name="P121" style:family="paragraph" style:parent-style-name="Standard">
      <style:paragraph-properties fo:margin-top="0.1665in" fo:margin-bottom="0in"/>
    </style:style>
    <style:style style:name="P122" style:family="paragraph" style:parent-style-name="Standard">
      <style:paragraph-properties fo:margin-top="0in" fo:margin-bottom="0.028in"/>
      <style:text-properties style:font-name="Arial" fo:font-size="9pt" fo:font-weight="bold" style:font-size-asian="9pt" style:font-weight-asian="bold" style:font-name-complex="Arial" style:font-size-complex="9pt"/>
    </style:style>
    <style:style style:name="P123" style:family="paragraph" style:parent-style-name="Standard">
      <style:paragraph-properties fo:margin-top="0in" fo:margin-bottom="0.028in" style:snap-to-layout-grid="false"/>
      <style:text-properties style:font-name="Arial" fo:font-size="8pt" style:font-size-asian="8pt" style:font-name-complex="Arial"/>
    </style:style>
    <style:style style:name="P124" style:family="paragraph" style:parent-style-name="Standard">
      <style:paragraph-properties fo:margin-top="0in" fo:margin-bottom="0.028in" style:snap-to-layout-grid="false"/>
      <style:text-properties fo:color="#4d4d4d" style:font-name="Arial" fo:font-size="8pt" style:font-size-asian="8pt" style:font-name-complex="Arial"/>
    </style:style>
    <style:style style:name="P125" style:family="paragraph" style:parent-style-name="Standard">
      <style:paragraph-properties fo:break-before="page"/>
    </style:style>
    <style:style style:name="P126" style:family="paragraph" style:parent-style-name="Standard">
      <style:paragraph-properties fo:break-before="page"/>
      <style:text-properties fo:font-size="8pt" style:font-size-asian="8pt" style:font-size-complex="8pt"/>
    </style:style>
    <style:style style:name="P127" style:family="paragraph" style:parent-style-name="Standard">
      <style:paragraph-properties fo:break-before="page"/>
      <style:text-properties style:font-name="Arial" fo:font-weight="bold" style:font-weight-asian="bold" style:font-name-complex="Arial" style:font-weight-complex="bold"/>
    </style:style>
    <style:style style:name="P128" style:family="paragraph" style:parent-style-name="Standard">
      <style:paragraph-properties style:line-height-at-least="0.1665in" fo:text-align="center" style:justify-single-word="false" fo:break-before="page"/>
      <style:text-properties style:font-name="Arial" fo:font-weight="bold" style:font-weight-asian="bold" style:font-name-complex="Arial" style:font-weight-complex="bold"/>
    </style:style>
    <style:style style:name="P129" style:family="paragraph" style:parent-style-name="Standard">
      <style:paragraph-properties fo:margin-left="0.0417in" fo:margin-right="0in" fo:text-indent="0in" style:auto-text-indent="false"/>
      <style:text-properties style:font-name="Arial (W1)" fo:font-size="9pt" fo:font-weight="bold" style:font-size-asian="9pt" style:font-weight-asian="bold" style:font-name-complex="Arial (W1)" style:font-size-complex="9pt"/>
    </style:style>
    <style:style style:name="P130" style:family="paragraph" style:parent-style-name="Standard">
      <style:paragraph-properties fo:margin-left="0.0417in" fo:margin-right="0in" fo:margin-top="0.028in" fo:margin-bottom="0in" fo:text-indent="0in" style:auto-text-indent="false"/>
      <style:text-properties style:font-name="Arial (W1)" fo:font-size="9pt" fo:font-weight="bold" style:font-size-asian="9pt" style:font-weight-asian="bold" style:font-name-complex="Arial (W1)" style:font-size-complex="9pt"/>
    </style:style>
    <style:style style:name="P131" style:family="paragraph" style:parent-style-name="Standard">
      <style:paragraph-properties fo:margin-left="0.0417in" fo:margin-right="0in" fo:margin-top="0.028in" fo:margin-bottom="0in" fo:text-indent="0in" style:auto-text-indent="false"/>
      <style:text-properties style:font-name="Arial" fo:font-size="9pt" fo:font-weight="bold" style:font-size-asian="9pt" style:font-weight-asian="bold" style:font-name-complex="Arial" style:font-size-complex="9pt"/>
    </style:style>
    <style:style style:name="P132" style:family="paragraph" style:parent-style-name="Standard">
      <style:paragraph-properties fo:margin-left="0.0417in" fo:margin-right="0in" fo:margin-top="0.028in" fo:margin-bottom="0.028in" fo:text-indent="0in" style:auto-text-indent="false"/>
      <style:text-properties style:font-name="Arial" fo:font-size="9pt" style:font-size-asian="9pt" style:font-name-complex="Arial" style:font-size-complex="9pt"/>
    </style:style>
    <style:style style:name="P133" style:family="paragraph" style:parent-style-name="Standard">
      <style:paragraph-properties fo:margin-left="0in" fo:margin-right="0in" fo:text-indent="-0.3772in" style:auto-text-indent="false"/>
    </style:style>
    <style:style style:name="P134" style:family="paragraph" style:parent-style-name="Standard">
      <style:text-properties style:text-position="30% 100%" style:font-name="Arial" fo:font-size="10pt" fo:font-weight="bold" style:letter-kerning="true" style:font-size-asian="10pt" style:font-weight-asian="bold" style:font-name-complex="Arial" style:font-weight-complex="bold"/>
    </style:style>
    <style:style style:name="P135" style:family="paragraph" style:parent-style-name="Standard">
      <style:text-properties style:font-name="Arial" fo:font-size="9pt" fo:font-weight="bold" style:font-size-asian="9pt" style:font-weight-asian="bold" style:font-name-complex="Arial" style:font-size-complex="9pt" style:font-weight-complex="bold"/>
    </style:style>
    <style:style style:name="P136"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font-weight-complex="bold"/>
    </style:style>
    <style:style style:name="P137" style:family="paragraph" style:parent-style-name="Standard">
      <style:text-properties style:font-name="Arial" fo:font-size="9pt" style:font-size-asian="9pt" style:font-name-complex="Arial" style:font-size-complex="9pt"/>
    </style:style>
    <style:style style:name="P138" style:family="paragraph" style:parent-style-name="Standard" style:list-style-name="WW8Num14">
      <style:text-properties style:font-name="Arial" fo:font-size="9pt" style:font-size-asian="9pt" style:font-name-complex="Arial" style:font-size-complex="9pt"/>
    </style:style>
    <style:style style:name="P139" style:family="paragraph" style:parent-style-name="Standard" style:list-style-name="WW8Num9">
      <style:text-properties style:font-name="Arial" fo:font-size="10pt" style:font-size-asian="10pt" style:font-name-complex="Arial" style:font-size-complex="10pt"/>
    </style:style>
    <style:style style:name="P140" style:family="paragraph" style:parent-style-name="Standard" style:list-style-name="WW8Num10">
      <style:text-properties style:font-name="Arial" fo:font-size="10pt" style:font-size-asian="10pt" style:font-name-complex="Arial" style:font-size-complex="10pt"/>
    </style:style>
    <style:style style:name="P141" style:family="paragraph" style:parent-style-name="Standard" style:list-style-name="WW8Num6">
      <style:text-properties style:font-name="Arial" fo:font-size="10pt" style:font-size-asian="10pt" style:font-name-complex="Arial" style:font-size-complex="10pt"/>
    </style:style>
    <style:style style:name="P142" style:family="paragraph" style:parent-style-name="Standard" style:list-style-name="WW8Num20">
      <style:text-properties style:font-name="Arial" fo:font-size="10pt" style:font-size-asian="10pt" style:font-name-complex="Arial" style:font-size-complex="10pt"/>
    </style:style>
    <style:style style:name="P143" style:family="paragraph" style:parent-style-name="Standard" style:list-style-name="WW8Num13">
      <style:text-properties style:font-name="Arial" fo:font-size="10pt" fo:language="en" fo:country="GB" style:font-size-asian="10pt" style:font-name-complex="Arial" style:font-size-complex="10pt"/>
    </style:style>
    <style:style style:name="P144" style:family="paragraph" style:parent-style-name="Standard">
      <style:text-properties style:font-name="Arial" fo:font-size="10pt" fo:language="en" fo:country="GB" style:text-underline-style="solid" style:text-underline-width="auto" style:text-underline-color="font-color" style:font-size-asian="10pt" style:font-name-complex="Arial" style:font-size-complex="10pt"/>
    </style:style>
    <style:style style:name="P145" style:family="paragraph" style:parent-style-name="Standard" style:list-style-name="WW8Num13">
      <style:paragraph-properties style:text-autospace="none"/>
      <style:text-properties style:font-name="Arial" fo:font-size="10pt" style:font-name-asian="MS Mincho" style:font-size-asian="10pt" style:language-asian="ja" style:country-asian="JP" style:font-name-complex="Arial" style:font-size-complex="10pt"/>
    </style:style>
    <style:style style:name="P146" style:family="paragraph" style:parent-style-name="Standard">
      <style:text-properties style:font-name="Arial" fo:font-size="8pt" fo:font-weight="bold" style:font-size-asian="8pt" style:font-weight-asian="bold" style:font-name-complex="Arial" style:font-size-complex="8pt" style:font-weight-complex="bold"/>
    </style:style>
    <style:style style:name="P147" style:family="paragraph" style:parent-style-name="Standard" style:list-style-name="WW8Num8"/>
    <style:style style:name="P148" style:family="paragraph" style:parent-style-name="Standard" style:list-style-name="WW8Num8">
      <style:text-properties fo:color="#0000ff" style:font-name="Arial (W1)" fo:font-size="9pt" fo:font-weight="bold" style:font-size-asian="9pt" style:font-weight-asian="bold" style:font-name-complex="Arial (W1)" style:font-size-complex="9pt"/>
    </style:style>
    <style:style style:name="P149" style:family="paragraph" style:parent-style-name="Standard" style:list-style-name="WW8Num8">
      <style:text-properties fo:color="#000000" style:font-name="Arial (W1)" fo:font-size="9pt" fo:font-weight="bold" style:font-size-asian="9pt" style:font-weight-asian="bold" style:font-name-complex="Arial (W1)" style:font-size-complex="9pt"/>
    </style:style>
    <style:style style:name="P150" style:family="paragraph" style:parent-style-name="Standard" style:list-style-name="WW8Num5"/>
    <style:style style:name="P151" style:family="paragraph" style:parent-style-name="Standard" style:list-style-name="WW8Num13"/>
    <style:style style:name="P152" style:family="paragraph" style:parent-style-name="Standard" style:list-style-name="WW8Num13">
      <style:paragraph-properties style:text-autospace="none"/>
    </style:style>
    <style:style style:name="P153" style:family="paragraph" style:parent-style-name="Standard" style:list-style-name="WW8Num18">
      <style:paragraph-properties fo:margin-left="0in" fo:margin-right="0in" fo:text-align="justify" style:justify-single-word="false" fo:text-indent="-0.2602in" style:auto-text-indent="false">
        <style:tab-stops>
          <style:tab-stop style:position="0in"/>
        </style:tab-stops>
      </style:paragraph-properties>
      <style:text-properties style:font-name="Arial" fo:font-size="9pt" fo:font-weight="bold" style:font-size-asian="9pt" style:font-weight-asian="bold" style:font-name-complex="Arial" style:font-size-complex="9pt" style:font-weight-complex="bold"/>
    </style:style>
    <style:style style:name="P154" style:family="paragraph" style:parent-style-name="Standard">
      <style:paragraph-properties fo:margin-left="0in" fo:margin-right="0.6165in" fo:text-indent="0in" style:auto-text-indent="false">
        <style:tab-stops>
          <style:tab-stop style:position="7.6618in"/>
        </style:tab-stops>
      </style:paragraph-properties>
      <style:text-properties style:font-name="Arial" fo:font-size="9pt" style:font-size-asian="9pt" style:font-name-complex="Arial" style:font-size-complex="9pt"/>
    </style:style>
    <style:style style:name="P155" style:family="paragraph" style:parent-style-name="Standard" style:list-style-name="WW8Num17">
      <style:paragraph-properties fo:margin-top="0.028in" fo:margin-bottom="0.028in"/>
    </style:style>
    <style:style style:name="P156" style:family="paragraph" style:parent-style-name="Standard" style:list-style-name="WW8Num17">
      <style:paragraph-properties fo:margin-top="0.028in" fo:margin-bottom="0.028in"/>
      <style:text-properties style:font-name="Arial" fo:font-size="9pt" fo:font-weight="bold" style:font-size-asian="9pt" style:font-weight-asian="bold" style:font-name-complex="Arial" style:font-size-complex="9pt" style:font-weight-complex="bold"/>
    </style:style>
    <style:style style:name="P157" style:family="paragraph" style:parent-style-name="Standard">
      <style:paragraph-properties fo:margin-top="0.028in" fo:margin-bottom="0.028in"/>
      <style:text-properties style:font-name="Arial" fo:font-size="8pt" fo:font-weight="bold" style:font-size-asian="8pt" style:font-weight-asian="bold" style:font-name-complex="Arial"/>
    </style:style>
    <style:style style:name="P158" style:family="paragraph" style:parent-style-name="Standard">
      <style:paragraph-properties fo:margin-top="0.028in" fo:margin-bottom="0.028in"/>
      <style:text-properties style:font-name="Arial" fo:font-size="8pt" fo:font-weight="bold" style:font-size-asian="8pt" style:font-weight-asian="bold" style:font-name-complex="Arial" style:font-weight-complex="bold"/>
    </style:style>
    <style:style style:name="P159" style:family="paragraph" style:parent-style-name="Standard" style:list-style-name="WW8Num5">
      <style:paragraph-properties fo:margin-top="0.028in" fo:margin-bottom="0in"/>
      <style:text-properties style:font-name="Arial (W1)" fo:font-size="9pt" fo:font-weight="bold" style:font-size-asian="9pt" style:font-weight-asian="bold" style:font-name-complex="Arial (W1)" style:font-size-complex="9pt" style:font-weight-complex="bold"/>
    </style:style>
    <style:style style:name="P160" style:family="paragraph" style:parent-style-name="Standard" style:list-style-name="WW8Num4">
      <style:paragraph-properties fo:margin-top="0.028in" fo:margin-bottom="0in"/>
      <style:text-properties fo:color="#0000ff" style:font-name="Arial (W1)" fo:font-size="9pt" fo:font-weight="bold" style:font-size-asian="9pt" style:font-weight-asian="bold" style:font-name-complex="Arial (W1)" style:font-size-complex="9pt" style:font-weight-complex="bold"/>
    </style:style>
    <style:style style:name="P161" style:family="paragraph" style:parent-style-name="Standard" style:list-style-name="WW8Num16">
      <style:paragraph-properties fo:margin-top="0.028in" fo:margin-bottom="0in"/>
    </style:style>
    <style:style style:name="P162" style:family="paragraph" style:parent-style-name="Standard">
      <style:paragraph-properties fo:margin-top="0.028in" fo:margin-bottom="0in"/>
      <style:text-properties style:font-name="Arial" fo:font-size="8pt" fo:font-style="italic" style:font-size-asian="8pt" style:font-style-asian="italic" style:font-name-complex="Arial" style:font-size-complex="8pt" style:font-style-complex="italic"/>
    </style:style>
    <style:style style:name="P163" style:family="paragraph" style:parent-style-name="Standard">
      <style:paragraph-properties fo:margin-top="0.028in" fo:margin-bottom="0in"/>
      <style:text-properties style:font-name="Arial" fo:font-size="8pt" fo:font-style="italic" style:font-size-asian="8pt" style:font-style-asian="italic" style:font-name-complex="Arial" style:font-style-complex="italic"/>
    </style:style>
    <style:style style:name="P164" style:family="paragraph" style:parent-style-name="Standard">
      <style:paragraph-properties fo:margin-top="0.028in" fo:margin-bottom="0in"/>
      <style:text-properties style:font-name="Arial" fo:font-size="8pt" fo:font-weight="bold" style:font-size-asian="8pt" style:font-weight-asian="bold" style:font-name-complex="Arial" style:font-size-complex="8pt"/>
    </style:style>
    <style:style style:name="P165" style:family="paragraph" style:parent-style-name="Standard" style:master-page-name="Convert_20_1">
      <style:paragraph-properties style:page-number="auto"/>
      <style:text-properties style:font-name="Arial" fo:font-size="10pt" style:font-size-asian="10pt" style:font-name-complex="Arial" style:font-size-complex="10pt"/>
    </style:style>
    <style:style style:name="P166" style:family="paragraph" style:parent-style-name="Standard" style:master-page-name="Convert_20_2">
      <style:paragraph-properties style:page-number="auto"/>
      <style:text-properties fo:font-size="1pt"/>
    </style:style>
    <style:style style:name="P167"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P168" style:family="paragraph" style:parent-style-name="Header">
      <style:paragraph-properties fo:text-align="center" style:justify-single-word="false">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169" style:family="paragraph" style:parent-style-name="Header">
      <style:paragraph-properties fo:text-align="center" style:justify-single-word="false">
        <style:tab-stops/>
      </style:paragraph-properties>
      <style:text-properties fo:color="#292929" style:font-name="Arial" fo:font-size="9pt" style:font-size-asian="9pt" style:font-name-complex="Arial" style:font-size-complex="9pt"/>
    </style:style>
    <style:style style:name="P170" style:family="paragraph" style:parent-style-name="Header">
      <style:paragraph-properties>
        <style:tab-stops/>
      </style:paragraph-properties>
      <style:text-properties fo:color="#292929" style:font-name="Arial" fo:font-weight="bold" style:font-weight-asian="bold" style:font-name-complex="Arial"/>
    </style:style>
    <style:style style:name="P171" style:family="paragraph" style:parent-style-name="Header">
      <style:paragraph-properties>
        <style:tab-stops/>
      </style:paragraph-properties>
      <style:text-properties style:font-name="Arial" fo:font-size="9pt" fo:font-weight="bold" style:font-size-asian="9pt" style:font-weight-asian="bold" style:font-name-complex="Arial" style:font-size-complex="9pt" style:font-weight-complex="bold"/>
    </style:style>
    <style:style style:name="P172" style:family="paragraph" style:parent-style-name="Header">
      <style:paragraph-properties>
        <style:tab-stops/>
      </style:paragraph-properties>
      <style:text-properties style:font-name="Arial" fo:font-size="9pt" style:font-size-asian="9pt" style:font-name-complex="Arial" style:font-size-complex="9pt"/>
    </style:style>
    <style:style style:name="P173" style:family="paragraph" style:parent-style-name="Header" style:list-style-name="WW8Num3">
      <style:text-properties style:font-name="Arial" fo:font-size="10pt" style:font-size-asian="10pt" style:font-name-complex="Arial" style:font-size-complex="10pt"/>
    </style:style>
    <style:style style:name="P174" style:family="paragraph" style:parent-style-name="Header" style:list-style-name="WW8Num19">
      <style:text-properties style:font-name="Arial" fo:font-size="10pt" style:font-size-asian="10pt" style:font-name-complex="Arial" style:font-size-complex="10pt"/>
    </style:style>
    <style:style style:name="P175" style:family="paragraph" style:parent-style-name="Header" style:list-style-name="WW8Num19">
      <style:text-properties style:font-name="Arial" fo:font-size="10pt" style:font-name-asian="MS Mincho" style:font-size-asian="10pt" style:language-asian="ja" style:country-asian="JP" style:font-name-complex="Arial" style:font-size-complex="10pt"/>
    </style:style>
    <style:style style:name="P176" style:family="paragraph" style:parent-style-name="Header">
      <style:paragraph-properties fo:margin-top="0.0417in" fo:margin-bottom="0.0417in" fo:text-align="center" style:justify-single-word="false">
        <style:tab-stops/>
      </style:paragraph-properties>
      <style:text-properties style:font-name="Arial" fo:font-weight="bold" style:font-weight-asian="bold" style:font-name-complex="Arial"/>
    </style:style>
    <style:style style:name="P177" style:family="paragraph" style:parent-style-name="Header">
      <style:paragraph-properties fo:margin-top="0.028in" fo:margin-bottom="0.028in">
        <style:tab-stops/>
      </style:paragraph-properties>
      <style:text-properties style:font-name="Arial" fo:font-size="9pt" fo:font-weight="bold" style:font-size-asian="9pt" style:font-weight-asian="bold" style:font-name-complex="Arial" style:font-size-complex="9pt" style:font-weight-complex="bold"/>
    </style:style>
    <style:style style:name="P178" style:family="paragraph" style:parent-style-name="Header">
      <style:paragraph-properties fo:margin-top="0.028in" fo:margin-bottom="0.028in">
        <style:tab-stops/>
      </style:paragraph-properties>
      <style:text-properties style:font-name="Arial" fo:font-size="9pt" fo:font-weight="bold" style:font-size-asian="9pt" style:font-weight-asian="bold" style:font-name-complex="Arial" style:font-size-complex="9pt"/>
    </style:style>
    <style:style style:name="P179" style:family="paragraph" style:parent-style-name="Header">
      <style:paragraph-properties fo:margin-top="0.028in" fo:margin-bottom="0.028in" fo:text-align="center" style:justify-single-word="false">
        <style:tab-stops/>
      </style:paragraph-properties>
      <style:text-properties fo:color="#292929" style:font-name="Arial" fo:font-size="9pt" fo:font-weight="bold" style:font-size-asian="9pt" style:font-weight-asian="bold" style:font-name-complex="Arial" style:font-size-complex="9pt" style:font-weight-complex="bold"/>
    </style:style>
    <style:style style:name="P180" style:family="paragraph" style:parent-style-name="Header">
      <style:paragraph-properties fo:margin-top="0in" fo:margin-bottom="0.0417in" fo:text-align="center" style:justify-single-word="false">
        <style:tab-stops/>
      </style:paragraph-properties>
      <style:text-properties style:font-name="Arial" fo:font-weight="bold" style:font-weight-asian="bold" style:font-name-complex="Arial" style:font-weight-complex="bold"/>
    </style:style>
    <style:style style:name="P181" style:family="paragraph" style:parent-style-name="Header">
      <style:paragraph-properties fo:margin-top="0in" fo:margin-bottom="0.0835in">
        <style:tab-stops>
          <style:tab-stop style:position="0.5835in"/>
          <style:tab-stop style:position="3in" style:type="center"/>
          <style:tab-stop style:position="6in" style:type="right"/>
        </style:tab-stops>
      </style:paragraph-properties>
      <style:text-properties fo:color="#000000" style:font-name="Arial" fo:font-size="9pt" style:font-name-asian="MS Mincho" style:font-size-asian="9pt" style:language-asian="ja" style:country-asian="JP" style:font-name-complex="Arial" style:font-size-complex="9pt"/>
    </style:style>
    <style:style style:name="P182" style:family="paragraph" style:parent-style-name="List_20_Number" style:list-style-name="WW8Num7"/>
    <style:style style:name="P183" style:family="paragraph" style:parent-style-name="List_20_Number" style:list-style-name="WW8Num11"/>
    <style:style style:name="P184" style:family="paragraph" style:parent-style-name="List_20_Number" style:list-style-name="WW8Num11">
      <style:text-properties style:font-name="Arial" fo:font-size="10pt" fo:font-weight="bold" style:font-size-asian="10pt" style:font-weight-asian="bold" style:font-name-complex="Arial" style:font-size-complex="10pt" style:font-weight-complex="bold"/>
    </style:style>
    <style:style style:name="P185" style:family="paragraph" style:parent-style-name="List_20_Bullet_20_3">
      <style:text-properties fo:color="#000000" style:font-size-complex="10pt"/>
    </style:style>
    <style:style style:name="P186" style:family="paragraph" style:parent-style-name="Style_20_List_20_Number_20__2b__20_Red" style:list-style-name="WW8Num2"/>
    <style:style style:name="P187" style:family="paragraph" style:parent-style-name="Style_20_List_20_Number_20__2b__20_Red" style:list-style-name="WW8Num15">
      <style:paragraph-properties fo:margin-top="0.0417in" fo:margin-bottom="0in"/>
      <style:text-properties fo:color="#000000" fo:font-size="10pt" style:font-size-asian="10pt" style:font-name-complex="Arial" style:font-size-complex="10pt"/>
    </style:style>
    <style:style style:name="P188" style:family="paragraph" style:parent-style-name="Style_20_List_20_Number_20__2b__20_Red" style:list-style-name="WW8Num13">
      <style:paragraph-properties fo:margin-top="0.0417in" fo:margin-bottom="0in"/>
      <style:text-properties fo:color="#000000" fo:font-size="10pt" style:font-size-asian="10pt" style:font-name-complex="Arial" style:font-size-complex="10pt"/>
    </style:style>
    <style:style style:name="P189" style:family="paragraph" style:parent-style-name="List_20_Bullet_20_2">
      <style:text-properties fo:color="#000000"/>
    </style:style>
    <style:style style:name="P190" style:family="paragraph" style:parent-style-name="Style_20_Red_20_Line_20_spacing_3a__20__20_At_20_least_20_12_20_pt">
      <style:text-properties fo:color="#000000" style:font-size-complex="10pt"/>
    </style:style>
    <style:style style:name="P191" style:family="paragraph" style:parent-style-name="Style_20_List_20_Bullet_20_2_20__2b__20_Red" style:list-style-name="WW8Num11"/>
    <style:style style:name="P192" style:family="paragraph" style:parent-style-name="Style_20_List_20_Bullet_20_2_20__2b__20_Red" style:list-style-name="WW8Num11">
      <style:text-properties fo:color="#000000" style:font-weight-complex="normal"/>
    </style:style>
    <style:style style:name="P193" style:family="paragraph" style:parent-style-name="Style_20_List_20_Bullet_20_2_20__2b__20_Red" style:list-style-name="WW8Num11">
      <style:text-properties fo:color="#000000"/>
    </style:style>
    <style:style style:name="P194" style:family="paragraph" style:parent-style-name="Style_20_List_20_Bullet_20_2_20__2b__20_Red" style:list-style-name="WW8Num21">
      <style:text-properties fo:color="#000000"/>
    </style:style>
    <style:style style:name="P195" style:family="paragraph" style:parent-style-name="Style_20_List_20_Bullet_20_2_20__2b__20_Red">
      <style:paragraph-properties fo:margin-left="0.25in" fo:margin-right="0in" fo:text-indent="0in" style:auto-text-indent="false"/>
      <style:text-properties fo:color="#000000"/>
    </style:style>
    <style:style style:name="T1" style:family="text">
      <style:text-properties fo:color="#ffffff" style:text-position="21% 100%" style:font-name="Arial" fo:font-size="14pt" style:letter-kerning="true" style:font-size-asian="14pt" style:font-name-complex="Arial"/>
    </style:style>
    <style:style style:name="T2" style:family="text">
      <style:text-properties fo:color="#4d4d4d" style:font-name="Arial" style:font-name-complex="Arial"/>
    </style:style>
    <style:style style:name="T3" style:family="text">
      <style:text-properties fo:color="#292929" style:font-name="Arial" fo:font-size="10pt" style:font-size-asian="10pt" style:font-name-complex="Arial" style:font-size-complex="10pt"/>
    </style:style>
    <style:style style:name="T4" style:family="text">
      <style:text-properties fo:color="#292929" style:font-name="Arial" fo:font-size="10pt" fo:font-weight="bold" style:font-size-asian="10pt" style:font-weight-asian="bold" style:font-name-complex="Arial" style:font-size-complex="10pt" style:font-weight-complex="bold"/>
    </style:style>
    <style:style style:name="T5" style:family="text">
      <style:text-properties fo:color="#292929" style:font-name="Arial" fo:font-size="9pt" fo:font-weight="bold" style:font-size-asian="9pt" style:font-weight-asian="bold" style:font-name-complex="Arial" style:font-size-complex="9pt" style:font-weight-complex="bold"/>
    </style:style>
    <style:style style:name="T6" style:family="text">
      <style:text-properties fo:color="#292929" style:font-name="Arial" fo:font-weight="bold" style:font-weight-asian="bold" style:font-name-complex="Arial" style:font-weight-complex="bold"/>
    </style:style>
    <style:style style:name="T7" style:family="text">
      <style:text-properties fo:font-weight="bold" style:font-weight-asian="bold" style:font-weight-complex="bold"/>
    </style:style>
    <style:style style:name="T8" style:family="text">
      <style:text-properties style:font-name="Arial" fo:font-weight="bold" style:font-weight-asian="bold" style:font-name-complex="Arial" style:font-weight-complex="bold"/>
    </style:style>
    <style:style style:name="T9" style:family="text">
      <style:text-properties style:font-name="Arial" fo:font-size="9pt" style:font-size-asian="9pt" style:font-name-complex="Arial" style:font-size-complex="9pt"/>
    </style:style>
    <style:style style:name="T10" style:family="text">
      <style:text-properties style:font-name="Arial" fo:font-size="9pt" style:font-size-asian="9pt" style:font-name-complex="Arial" style:font-size-complex="9pt" style:font-weight-complex="bold"/>
    </style:style>
    <style:style style:name="T11" style:family="text">
      <style:text-properties style:font-name="Arial" fo:font-size="9pt" fo:font-weight="bold" style:font-size-asian="9pt" style:font-weight-asian="bold" style:font-name-complex="Arial" style:font-size-complex="9pt"/>
    </style:style>
    <style:style style:name="T12" style:family="text">
      <style:text-properties style:font-name="Arial" fo:font-size="9pt" fo:font-weight="bold" style:font-size-asian="9pt" style:font-weight-asian="bold" style:font-name-complex="Arial" style:font-size-complex="9pt" style:font-weight-complex="bold"/>
    </style:style>
    <style:style style:name="T13" style:family="text">
      <style:text-properties style:font-name="Arial" fo:font-size="9pt" style:text-underline-style="solid" style:text-underline-width="auto" style:text-underline-color="font-color" fo:font-weight="bold" style:font-size-asian="9pt" style:font-weight-asian="bold" style:font-name-complex="Arial" style:font-size-complex="9pt" style:font-weight-complex="bold"/>
    </style:style>
    <style:style style:name="T14" style:family="text">
      <style:text-properties style:font-name="Arial" style:font-name-complex="Arial"/>
    </style:style>
    <style:style style:name="T15" style:family="text">
      <style:text-properties style:font-name="Arial" fo:font-size="10pt" style:font-size-asian="10pt" style:font-name-complex="Arial" style:font-size-complex="10pt"/>
    </style:style>
    <style:style style:name="T16" style:family="text">
      <style:text-properties style:font-name="Arial" fo:font-size="10pt" fo:font-weight="bold" style:font-size-asian="10pt" style:font-weight-asian="bold" style:font-name-complex="Arial" style:font-size-complex="10pt"/>
    </style:style>
    <style:style style:name="T17" style:family="text">
      <style:text-properties style:font-name="Arial" fo:font-size="10pt" fo:font-weight="bold" style:font-size-asian="10pt" style:font-weight-asian="bold" style:font-name-complex="Arial" style:font-size-complex="10pt" style:font-weight-complex="bold"/>
    </style:style>
    <style:style style:name="T18" style:family="text">
      <style:text-properties style:font-name="Arial" fo:font-size="10pt" fo:language="en" fo:country="GB" fo:font-weight="bold" style:font-size-asian="10pt" style:font-weight-asian="bold" style:font-name-complex="Arial" style:font-size-complex="10pt" style:font-weight-complex="bold"/>
    </style:style>
    <style:style style:name="T19" style:family="text">
      <style:text-properties style:font-name="Arial" fo:font-size="8pt" style:text-underline-style="solid" style:text-underline-width="auto" style:text-underline-color="font-color" fo:font-weight="bold" style:font-size-asian="8pt" style:font-weight-asian="bold" style:font-name-complex="Arial" style:font-size-complex="8pt"/>
    </style:style>
    <style:style style:name="T20" style:family="text">
      <style:text-properties style:font-name="Arial" fo:font-size="8pt" fo:font-weight="bold" style:font-size-asian="8pt" style:font-weight-asian="bold" style:font-name-complex="Arial"/>
    </style:style>
    <style:style style:name="T21" style:family="text">
      <style:text-properties style:font-name="Arial" fo:font-size="8pt" fo:font-weight="bold" style:font-size-asian="8pt" style:font-weight-asian="bold" style:font-name-complex="Arial" style:font-size-complex="8pt"/>
    </style:style>
    <style:style style:name="T22" style:family="text">
      <style:text-properties style:font-name="Arial" fo:font-size="8pt" fo:font-weight="bold" style:font-size-asian="8pt" style:font-weight-asian="bold" style:font-name-complex="Arial" style:font-size-complex="8pt" style:font-weight-complex="bold"/>
    </style:style>
    <style:style style:name="T23" style:family="text">
      <style:text-properties style:font-name="Arial" fo:font-size="8pt" fo:font-weight="bold" style:font-size-asian="8pt" style:font-weight-asian="bold" style:font-name-complex="Arial" style:font-weight-complex="bold"/>
    </style:style>
    <style:style style:name="T24" style:family="text">
      <style:text-properties style:font-name="Arial" fo:font-size="8pt" style:font-size-asian="8pt" style:font-name-complex="Arial"/>
    </style:style>
    <style:style style:name="T25" style:family="text">
      <style:text-properties style:font-name="Arial" fo:font-size="8pt" style:font-size-asian="8pt" style:font-name-complex="Arial" style:font-size-complex="8pt"/>
    </style:style>
    <style:style style:name="T26" style:family="text">
      <style:text-properties style:font-name="Arial" fo:font-size="8pt" style:font-size-asian="8pt" style:font-name-complex="Arial" style:font-size-complex="8pt" style:font-weight-complex="bold"/>
    </style:style>
    <style:style style:name="T27" style:family="text">
      <style:text-properties style:font-name="Arial" fo:font-size="8pt" fo:font-style="italic" style:font-size-asian="8pt" style:font-style-asian="italic" style:font-name-complex="Arial" style:font-style-complex="italic"/>
    </style:style>
    <style:style style:name="T28" style:family="text">
      <style:text-properties style:font-name="Arial" fo:font-size="8pt" fo:font-style="italic" style:font-size-asian="8pt" style:font-style-asian="italic" style:font-name-complex="Arial" style:font-style-complex="italic" style:font-weight-complex="bold"/>
    </style:style>
    <style:style style:name="T29" style:family="text">
      <style:text-properties style:font-name="Arial" fo:font-size="8pt" fo:font-style="italic" style:font-size-asian="8pt" style:font-style-asian="italic" style:font-name-complex="Arial" style:font-size-complex="8pt" style:font-style-complex="italic"/>
    </style:style>
    <style:style style:name="T30" style:family="text">
      <style:text-properties style:font-name="Arial" style:text-underline-style="solid" style:text-underline-width="auto" style:text-underline-color="font-color" style:font-name-complex="Arial"/>
    </style:style>
    <style:style style:name="T31" style:family="text">
      <style:text-properties fo:color="#0000ff" style:font-name="Arial" fo:font-size="9pt" style:font-size-asian="9pt" style:font-name-complex="Arial" style:font-size-complex="9pt"/>
    </style:style>
    <style:style style:name="T32" style:family="text">
      <style:text-properties fo:color="#0000ff" style:font-name="Arial" fo:font-size="9pt" fo:font-weight="bold" style:font-size-asian="9pt" style:font-weight-asian="bold" style:font-name-complex="Arial" style:font-size-complex="9pt" style:font-weight-complex="bold"/>
    </style:style>
    <style:style style:name="T33" style:family="text">
      <style:text-properties fo:color="#0000ff" style:font-name="Arial" fo:font-size="8pt" fo:font-weight="bold" style:font-size-asian="8pt" style:font-weight-asian="bold" style:font-name-complex="Arial"/>
    </style:style>
    <style:style style:name="T34" style:family="text">
      <style:text-properties fo:color="#0000ff" style:font-name="Arial" fo:font-size="8pt" fo:font-weight="bold" style:font-size-asian="8pt" style:font-weight-asian="bold" style:font-name-complex="Arial" style:font-weight-complex="bold"/>
    </style:style>
    <style:style style:name="T35" style:family="text">
      <style:text-properties fo:color="#0000ff" style:font-name="Arial" fo:font-size="8pt" fo:font-weight="bold" style:font-size-asian="8pt" style:font-weight-asian="bold" style:font-name-complex="Arial" style:font-size-complex="8pt"/>
    </style:style>
    <style:style style:name="T36" style:family="text">
      <style:text-properties fo:color="#0000ff" style:font-name="Arial" fo:font-size="8pt" fo:font-weight="bold" style:font-size-asian="8pt" style:font-weight-asian="bold" style:font-name-complex="Arial" style:font-size-complex="8pt" style:font-weight-complex="bold"/>
    </style:style>
    <style:style style:name="T37" style:family="text">
      <style:text-properties fo:color="#0000ff" style:font-name="Arial" fo:font-size="10pt" fo:font-weight="bold" style:font-size-asian="10pt" style:font-weight-asian="bold" style:font-name-complex="Arial" style:font-size-complex="10pt" style:font-weight-complex="bold"/>
    </style:style>
    <style:style style:name="T38" style:family="text">
      <style:text-properties fo:color="#0000ff" style:font-name="Arial (W1)" fo:font-size="9pt" fo:font-weight="bold" style:font-size-asian="9pt" style:font-weight-asian="bold" style:font-name-complex="Arial (W1)" style:font-size-complex="9pt"/>
    </style:style>
    <style:style style:name="T39" style:family="text">
      <style:text-properties fo:color="#0000ff" style:font-name="Arial (W1)" fo:font-size="9pt" fo:font-weight="bold" style:font-size-asian="9pt" style:font-weight-asian="bold" style:font-name-complex="Arial (W1)" style:font-size-complex="9pt" style:font-weight-complex="bold"/>
    </style:style>
    <style:style style:name="T40" style:family="text">
      <style:text-properties style:font-name="Arial (W1)" fo:font-size="9pt" fo:font-weight="bold" style:font-size-asian="9pt" style:font-weight-asian="bold" style:font-name-complex="Arial (W1)" style:font-size-complex="9pt" style:font-weight-complex="bold"/>
    </style:style>
    <style:style style:name="T41" style:family="text">
      <style:text-properties fo:color="#000000"/>
    </style:style>
    <style:style style:name="T42" style:family="text">
      <style:text-properties fo:color="#000000" style:font-name="Arial (W1)" fo:font-size="9pt" fo:font-weight="bold" style:font-size-asian="9pt" style:font-weight-asian="bold" style:font-name-complex="Arial (W1)" style:font-size-complex="9pt"/>
    </style:style>
    <style:style style:name="T43" style:family="text">
      <style:text-properties fo:color="#000000" style:font-name="Arial" fo:font-size="10pt" style:font-name-asian="MS Mincho" style:font-size-asian="10pt" style:language-asian="ja" style:country-asian="JP" style:font-name-complex="Arial" style:font-size-complex="10pt"/>
    </style:style>
    <style:style style:name="T44" style:family="text">
      <style:text-properties fo:color="#000000" style:font-name="Arial" fo:font-size="8pt" fo:font-style="italic" style:font-size-asian="8pt" style:font-style-asian="italic" style:font-name-complex="Arial" style:font-size-complex="8pt" style:font-style-complex="italic"/>
    </style:style>
    <style:style style:name="T45" style:family="text">
      <style:text-properties fo:color="#000000" style:font-name="Arial" fo:font-size="8pt" style:font-size-asian="8pt" style:font-name-complex="Arial" style:font-size-complex="8pt"/>
    </style:style>
    <style:style style:name="T46" style:family="text">
      <style:text-properties fo:color="#000000" style:font-name="Helv" fo:font-size="10pt" style:font-name-asian="MS Mincho" style:font-size-asian="10pt" style:language-asian="ja" style:country-asian="JP" style:font-name-complex="Helv" style:font-size-complex="10pt"/>
    </style:style>
    <style:style style:name="T47" style:family="text">
      <style:text-properties fo:color="#000000" style:font-name="Helv" fo:font-size="9pt" style:font-name-asian="MS Mincho" style:font-size-asian="9pt" style:language-asian="ja" style:country-asian="JP" style:font-name-complex="Helv" style:font-size-complex="9pt"/>
    </style:style>
    <style:style style:name="T48" style:family="text">
      <style:text-properties fo:color="#000000" style:font-size-complex="10pt"/>
    </style:style>
    <style:style style:name="T49" style:family="text">
      <style:text-properties fo:color="#000000" fo:font-size="10pt" fo:font-weight="bold" style:font-size-asian="10pt" style:font-weight-asian="bold" style:font-size-complex="10pt" style:font-weight-complex="bold"/>
    </style:style>
    <style:style style:name="T50" style:family="text">
      <style:text-properties fo:color="#000000" fo:font-size="10pt" style:font-size-asian="10pt" style:font-size-complex="10pt"/>
    </style:style>
    <style:style style:name="T51" style:family="text">
      <style:text-properties fo:color="#000000" fo:font-weight="bold" style:font-weight-asian="bold" style:font-size-complex="10pt" style:font-weight-complex="bold"/>
    </style:style>
    <style:style style:name="T52" style:family="text">
      <style:text-properties fo:color="#000000" fo:font-weight="bold" style:font-weight-asian="bold"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font-weight-complex="normal"/>
    </style:style>
    <style:style style:name="T55" style:family="text">
      <style:text-properties fo:color="#3366ff" style:font-name="Arial" fo:font-size="9pt" style:font-size-asian="9pt" style:font-name-complex="Arial" style:font-size-complex="9pt"/>
    </style:style>
    <style:style style:name="T56" style:family="text">
      <style:text-properties style:text-position="super 58%" style:font-name="Arial" fo:font-size="8pt" fo:font-style="italic" style:font-size-asian="8pt" style:font-style-asian="italic" style:font-name-complex="Arial" style:font-style-complex="italic"/>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fr2" style:family="graphic" style:parent-style-name="Frame">
      <style:graphic-properties fo:margin-left="0.1299in" fo:margin-right="0.1299in" style:wrap="parallel"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in" fo:margin-right="0.1252in" style:wrap="parallel" style:number-wrapped-paragraphs="no-limit" style:vertical-pos="from-top" style:vertical-rel="paragraph" style:horizontal-pos="left" style:horizontal-rel="paragraph" style:writing-mode="lr-tb" style:flow-with-text="true" draw:wrap-influence-on-position="once-successive"/>
    </style:style>
    <style:style style:name="fr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176">Section 1.0 <text:s/>Opportunity Information </text:p>
            <text:p text:style-name="P50"><text:span text:style-name="T10">This section is designed to allow you to capture all pertinent information about the client and the specific opportunity. <text:s/></text:span><text:span text:style-name="T9">Use this section to document critical facts about the opportunity. Where your information is not complete, create an appropriate action item so that the team is kept up to date on progress made.</text:span></text:p>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8"/>
          </table:table-cell>
          <table:table-cell table:style-name="Table1.B2" table:number-columns-spanned="3" office:value-type="string">
            <text:p text:style-name="P19"/>
          </table:table-cell>
          <table:covered-table-cell/>
          <table:covered-table-cell/>
          <table:table-cell table:style-name="Table1.B2" table:number-columns-spanned="3" office:value-type="string">
            <text:p text:style-name="P19"/>
          </table:table-cell>
          <table:covered-table-cell/>
          <table:covered-table-cell/>
          <table:table-cell table:style-name="Table1.B2" office:value-type="string">
            <text:p text:style-name="P19"/>
          </table:table-cell>
          <table:table-cell table:style-name="Table1.I2" table:number-columns-spanned="2" office:value-type="string">
            <text:p text:style-name="P19"/>
          </table:table-cell>
          <table:covered-table-cell/>
        </table:table-row>
        <table:table-row table:style-name="Table1.2">
          <table:table-cell table:style-name="Table1.A3" office:value-type="string">
            <text:p text:style-name="P21">Sector</text:p>
          </table:table-cell>
          <table:table-cell table:style-name="Table1.B3" table:number-columns-spanned="3" office:value-type="string">
            <text:p text:style-name="P21">Country</text:p>
          </table:table-cell>
          <table:covered-table-cell/>
          <table:covered-table-cell/>
          <table:table-cell table:style-name="Table1.B3" table:number-columns-spanned="3" office:value-type="string">
            <text:p text:style-name="P21">Region</text:p>
          </table:table-cell>
          <table:covered-table-cell/>
          <table:covered-table-cell/>
          <table:table-cell table:style-name="Table1.B3" office:value-type="string">
            <text:p text:style-name="P21">International</text:p>
          </table:table-cell>
          <table:table-cell table:style-name="Table1.I3" table:number-columns-spanned="2" office:value-type="string">
            <text:p text:style-name="P21">Decision Date</text:p>
          </table:table-cell>
          <table:covered-table-cell/>
        </table:table-row>
        <table:table-row table:style-name="Table1.4">
          <table:table-cell table:style-name="Table1.A4" office:value-type="string">
            <text:p text:style-name="P25"/>
          </table:table-cell>
          <table:table-cell table:style-name="Table1.A4" table:number-columns-spanned="3" office:value-type="string">
            <text:p text:style-name="P25"/>
          </table:table-cell>
          <table:covered-table-cell/>
          <table:covered-table-cell/>
          <table:table-cell table:style-name="Table1.A4" table:number-columns-spanned="3" office:value-type="string">
            <text:p text:style-name="P25"/>
          </table:table-cell>
          <table:covered-table-cell/>
          <table:covered-table-cell/>
          <table:table-cell table:style-name="Table1.A4" office:value-type="string">
            <text:p text:style-name="P12">Yes/No</text:p>
          </table:table-cell>
          <table:table-cell table:style-name="Table1.I4" table:number-columns-spanned="2" office:value-type="string">
            <text:p text:style-name="P25"/>
          </table:table-cell>
          <table:covered-table-cell/>
        </table:table-row>
        <table:table-row table:style-name="Table1.1">
          <table:table-cell table:style-name="Table1.A3" office:value-type="string">
            <text:p text:style-name="P21">Potential Revenue </text:p>
            <text:p text:style-name="P21">($K)</text:p>
          </table:table-cell>
          <table:table-cell table:style-name="Table1.B3" table:number-columns-spanned="2" office:value-type="string">
            <text:p text:style-name="P21">Opportunity ID #</text:p>
          </table:table-cell>
          <table:covered-table-cell/>
          <table:table-cell table:style-name="Table1.B3" office:value-type="string">
            <text:p text:style-name="P21">Buying Behavior</text:p>
          </table:table-cell>
          <table:table-cell table:style-name="Table1.B3" office:value-type="string">
            <text:p text:style-name="P21">BTT#</text:p>
          </table:table-cell>
          <table:table-cell table:style-name="Table1.B3" table:number-columns-spanned="2" office:value-type="string">
            <text:p text:style-name="P21">IBM Owner</text:p>
          </table:table-cell>
          <table:covered-table-cell/>
          <table:table-cell table:style-name="Table1.B3" table:number-columns-spanned="2" office:value-type="string">
            <text:p text:style-name="P21">Primary </text:p>
            <text:p text:style-name="P21">Competitor</text:p>
          </table:table-cell>
          <table:covered-table-cell/>
          <table:table-cell table:style-name="Table1.I3" office:value-type="string">
            <text:p text:style-name="P21">Odds %</text:p>
          </table:table-cell>
        </table:table-row>
        <table:table-row table:style-name="Table1.6">
          <table:table-cell table:style-name="Table1.A4" office:value-type="string">
            <text:p text:style-name="P17"/>
          </table:table-cell>
          <table:table-cell table:style-name="Table1.A4" table:number-columns-spanned="2" office:value-type="string">
            <text:p text:style-name="P13"/>
          </table:table-cell>
          <table:covered-table-cell/>
          <table:table-cell table:style-name="Table1.A4" office:value-type="string">
            <text:p text:style-name="P13"/>
          </table:table-cell>
          <table:table-cell table:style-name="Table1.A4" office:value-type="string">
            <text:p text:style-name="P15"/>
          </table:table-cell>
          <table:table-cell table:style-name="Table1.A4" table:number-columns-spanned="2" office:value-type="string">
            <text:p text:style-name="P15"/>
          </table:table-cell>
          <table:covered-table-cell/>
          <table:table-cell table:style-name="Table1.A4" table:number-columns-spanned="2" office:value-type="string">
            <text:p text:style-name="P15"/>
          </table:table-cell>
          <table:covered-table-cell/>
          <table:table-cell table:style-name="Table1.I4" office:value-type="string">
            <text:p text:style-name="P15"/>
          </table:table-cell>
        </table:table-row>
        <table:table-row table:style-name="Table1.6">
          <table:table-cell table:style-name="Table1.A3" table:number-columns-spanned="2" office:value-type="string">
            <text:p text:style-name="P61">IBM Team Member Name</text:p>
          </table:table-cell>
          <table:covered-table-cell/>
          <table:table-cell table:style-name="Table1.A3" table:number-columns-spanned="4" office:value-type="string">
            <text:p text:style-name="P61">Role</text:p>
          </table:table-cell>
          <table:covered-table-cell/>
          <table:covered-table-cell/>
          <table:covered-table-cell/>
          <table:table-cell table:style-name="Table1.G7" table:number-columns-spanned="4" office:value-type="string">
            <text:p text:style-name="P61">Organization </text:p>
          </table:table-cell>
          <table:covered-table-cell/>
          <table:covered-table-cell/>
          <table:covered-table-cell/>
        </table:table-row>
        <table:table-row table:style-name="Table1.6">
          <table:table-cell table:style-name="Table1.A2" table:number-columns-spanned="2" office:value-type="string">
            <text:p text:style-name="P15"/>
          </table:table-cell>
          <table:covered-table-cell/>
          <table:table-cell table:style-name="Table1.A2" table:number-columns-spanned="4" office:value-type="string">
            <text:p text:style-name="P15"/>
          </table:table-cell>
          <table:covered-table-cell/>
          <table:covered-table-cell/>
          <table:covered-table-cell/>
          <table:table-cell table:style-name="Table1.G8" table:number-columns-spanned="4" office:value-type="string">
            <text:p text:style-name="P15"/>
          </table:table-cell>
          <table:covered-table-cell/>
          <table:covered-table-cell/>
          <table:covered-table-cell/>
        </table:table-row>
        <table:table-row table:style-name="Table1.6">
          <table:table-cell table:style-name="Table1.A2" table:number-columns-spanned="2" office:value-type="string">
            <text:p text:style-name="P15"/>
          </table:table-cell>
          <table:covered-table-cell/>
          <table:table-cell table:style-name="Table1.A2" table:number-columns-spanned="4" office:value-type="string">
            <text:p text:style-name="P15"/>
          </table:table-cell>
          <table:covered-table-cell/>
          <table:covered-table-cell/>
          <table:covered-table-cell/>
          <table:table-cell table:style-name="Table1.G8" table:number-columns-spanned="4" office:value-type="string">
            <text:p text:style-name="P15"/>
          </table:table-cell>
          <table:covered-table-cell/>
          <table:covered-table-cell/>
          <table:covered-table-cell/>
        </table:table-row>
        <table:table-row table:style-name="Table1.2">
          <table:table-cell table:style-name="Table1.G8" table:number-columns-spanned="10" office:value-type="string">
            <text:p text:style-name="P66"/>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3" table:number-columns-spanned="2" office:value-type="string">
            <text:p text:style-name="P10">Who is your primary client (Name)</text:p>
          </table:table-cell>
          <table:covered-table-cell/>
          <table:table-cell table:style-name="Table1.B3" table:number-columns-spanned="4" office:value-type="string">
            <text:p text:style-name="P10">Their job title:</text:p>
          </table:table-cell>
          <table:covered-table-cell/>
          <table:covered-table-cell/>
          <table:covered-table-cell/>
          <table:table-cell table:style-name="Table1.I3" table:number-columns-spanned="4" office:value-type="string">
            <text:p text:style-name="P10">Buying decision role:</text:p>
          </table:table-cell>
          <table:covered-table-cell/>
          <table:covered-table-cell/>
          <table:covered-table-cell/>
        </table:table-row>
        <table:table-row table:style-name="Table1.2">
          <table:table-cell table:style-name="Table1.A2" table:number-columns-spanned="2" office:value-type="string">
            <text:p text:style-name="P11"/>
          </table:table-cell>
          <table:covered-table-cell/>
          <table:table-cell table:style-name="Table1.A2" table:number-columns-spanned="4" office:value-type="string">
            <text:p text:style-name="P11"/>
          </table:table-cell>
          <table:covered-table-cell/>
          <table:covered-table-cell/>
          <table:covered-table-cell/>
          <table:table-cell table:style-name="Table1.G8" table:number-columns-spanned="4" office:value-type="string">
            <text:p text:style-name="P11"/>
          </table:table-cell>
          <table:covered-table-cell/>
          <table:covered-table-cell/>
          <table:covered-table-cell/>
        </table:table-row>
        <table:table-row table:style-name="Table1.2">
          <table:table-cell table:style-name="Table1.A2" table:number-columns-spanned="2" office:value-type="string">
            <text:p text:style-name="P11"/>
          </table:table-cell>
          <table:covered-table-cell/>
          <table:table-cell table:style-name="Table1.A2" table:number-columns-spanned="4" office:value-type="string">
            <text:p text:style-name="P11"/>
          </table:table-cell>
          <table:covered-table-cell/>
          <table:covered-table-cell/>
          <table:covered-table-cell/>
          <table:table-cell table:style-name="Table1.G8" table:number-columns-spanned="4" office:value-type="string">
            <text:p text:style-name="P11"/>
          </table:table-cell>
          <table:covered-table-cell/>
          <table:covered-table-cell/>
          <table:covered-table-cell/>
        </table:table-row>
        <table:table-row table:style-name="Table1.2">
          <table:table-cell table:style-name="Table1.A14" table:number-columns-spanned="10" office:value-type="string">
            <text:p text:style-name="P67">I. <text:s/>What does the Client want? </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G8" table:number-columns-spanned="10" office:value-type="string">
            <text:p text:style-name="P121"><text:span text:style-name="T12">A. Opportunity Description (</text:span><text:span text:style-name="T9">Provide a description of the opportunity as stated by the client, including the business initiative that this project supports, what the client is trying to achieve, and their Compelling Reason to Act): </text:span></text:p>
            <text:p text:style-name="P14"/>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G8" table:number-columns-spanned="10" office:value-type="string">
            <text:p text:style-name="P10">B. Business Initiative this opportunity supports: </text:p>
            <text:p text:style-name="P10"/>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G8" table:number-columns-spanned="10" office:value-type="string">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G8" table:number-columns-spanned="10" office:value-type="string">
            <text:p text:style-name="P2"><text:span text:style-name="T12">C. Client’s buying behavior, key value drivers, and expectations for the engagement:</text:span><text:span text:style-name="T9"> <text:s text:c="4"/></text:span></text:p>
            <text:p text:style-name="P10"/>
          </table:table-cell>
          <table:covered-table-cell/>
          <table:covered-table-cell/>
          <table:covered-table-cell/>
          <table:covered-table-cell/>
          <table:covered-table-cell/>
          <table:covered-table-cell/>
          <table:covered-table-cell/>
          <table:covered-table-cell/>
          <table:covered-table-cell/>
        </table:table-row>
      </table:table>
      <text:p text:style-name="P98"/>
      <table:table table:name="Table2" table:style-name="Table2">
        <table:table-column table:style-name="Table2.A"/>
        <table:table-row table:style-name="Table2.1">
          <table:table-cell table:style-name="Table2.A1" office:value-type="string">
            <text:list xml:id="list8624793808660591072" text:style-name="WW8Num18">
              <text:list-item>
                <text:p text:style-name="P153"><text:s/>D. How will the client make their buying/procurement decision?</text:p>
              </text:list-item>
            </text:list>
            <text:p text:style-name="P80"/>
          </table:table-cell>
        </table:table-row>
        <table:table-row table:style-name="Table2.2">
          <table:table-cell table:style-name="Table2.A1" office:value-type="string">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100">Who must support an IBM decision?</text:p>
                </table:table-cell>
                <table:table-cell table:style-name="Table3.A1" table:number-columns-spanned="2" office:value-type="string">
                  <text:p text:style-name="P100">Title</text:p>
                </table:table-cell>
                <table:covered-table-cell/>
                <table:table-cell table:style-name="Table3.A1" office:value-type="string">
                  <text:p text:style-name="P9">Buying</text:p>
                  <text:p text:style-name="P9">Decision<text:line-break/>Role </text:p>
                  <text:p text:style-name="P12">(See Legend)</text:p>
                </table:table-cell>
                <table:table-cell table:style-name="Table3.A1" table:number-columns-spanned="2" office:value-type="string">
                  <text:p text:style-name="P9">Perception<text:line-break/>of IBM<text:line-break/>for this Opportunity</text:p>
                </table:table-cell>
                <table:covered-table-cell/>
                <table:table-cell table:style-name="Table3.A1" office:value-type="string">
                  <text:p text:style-name="P9">Team IBM <text:line-break/>Relationship Owner</text:p>
                </table:table-cell>
                <table:table-cell table:style-name="Table3.A1" table:number-columns-spanned="2" office:value-type="string">
                  <text:p text:style-name="P9">IBM Executive Involved</text:p>
                </table:table-cell>
                <table:covered-table-cell/>
                <table:table-cell table:style-name="Table3.J1" office:value-type="string">
                  <text:p text:style-name="P9">Relationship Plan Completed (Y/N)</text:p>
                </table:table-cell>
              </table:table-row>
              <table:table-row table:style-name="Table3.2">
                <table:table-cell table:style-name="Table3.A2" office:value-type="string">
                  <text:p text:style-name="P105"/>
                </table:table-cell>
                <table:table-cell table:style-name="Table3.A2" table:number-columns-spanned="2" office:value-type="string">
                  <text:p text:style-name="P110"/>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J2" office:value-type="string">
                  <text:p text:style-name="P82"/>
                </table:table-cell>
              </table:table-row>
              <table:table-row table:style-name="Table3.2">
                <table:table-cell table:style-name="Table3.A2" office:value-type="string">
                  <text:p text:style-name="P110"/>
                </table:table-cell>
                <table:table-cell table:style-name="Table3.A2" table:number-columns-spanned="2" office:value-type="string">
                  <text:p text:style-name="P110"/>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J2" office:value-type="string">
                  <text:p text:style-name="P82"/>
                </table:table-cell>
              </table:table-row>
              <table:table-row table:style-name="Table3.2">
                <table:table-cell table:style-name="Table3.A2" office:value-type="string">
                  <text:p text:style-name="P110"/>
                </table:table-cell>
                <table:table-cell table:style-name="Table3.A2" table:number-columns-spanned="2" office:value-type="string">
                  <text:p text:style-name="P110"/>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A2" office:value-type="string">
                  <text:p text:style-name="P81"/>
                </table:table-cell>
                <table:table-cell table:style-name="Table3.A2" table:number-columns-spanned="2" office:value-type="string">
                  <text:p text:style-name="P81"/>
                </table:table-cell>
                <table:covered-table-cell/>
                <table:table-cell table:style-name="Table3.J2" office:value-type="string">
                  <text:p text:style-name="P82"/>
                </table:table-cell>
              </table:table-row>
              <table:table-row table:style-name="Table3.1">
                <table:table-cell table:style-name="Table3.A1" table:number-columns-spanned="2" office:value-type="string">
                  <text:p text:style-name="P122">Other influencers<text:line-break/>(External/Internal)</text:p>
                </table:table-cell>
                <table:covered-table-cell/>
                <table:table-cell table:style-name="Table3.A1" table:number-columns-spanned="3" office:value-type="string">
                  <text:p text:style-name="P84">Influencer/Company</text:p>
                </table:table-cell>
                <table:covered-table-cell/>
                <table:covered-table-cell/>
                <table:table-cell table:style-name="Table3.A1" table:number-columns-spanned="4" office:value-type="string">
                  <text:p text:style-name="P84">Influencer’s effect on opportunity</text:p>
                </table:table-cell>
                <table:covered-table-cell/>
                <table:covered-table-cell/>
                <table:covered-table-cell/>
                <table:table-cell table:style-name="Table3.J1" office:value-type="string">
                  <text:p text:style-name="P84">Action needed</text:p>
                </table:table-cell>
              </table:table-row>
              <table:table-row table:style-name="Table3.2">
                <table:table-cell table:style-name="Table3.A2" table:number-columns-spanned="2" office:value-type="string">
                  <text:p text:style-name="P108"/>
                </table:table-cell>
                <table:covered-table-cell/>
                <table:table-cell table:style-name="Table3.A2" table:number-columns-spanned="3" office:value-type="string">
                  <text:p text:style-name="P110"/>
                </table:table-cell>
                <table:covered-table-cell/>
                <table:covered-table-cell/>
                <table:table-cell table:style-name="Table3.A2" table:number-columns-spanned="3" office:value-type="string">
                  <text:p text:style-name="P110"/>
                </table:table-cell>
                <table:covered-table-cell/>
                <table:covered-table-cell/>
                <table:table-cell table:style-name="Table3.J2" table:number-columns-spanned="2" office:value-type="string">
                  <text:p text:style-name="P110"/>
                </table:table-cell>
                <table:covered-table-cell/>
              </table:table-row>
              <table:table-row table:style-name="Table3.2">
                <table:table-cell table:style-name="Table3.A2" table:number-columns-spanned="2" office:value-type="string">
                  <text:p text:style-name="P110"/>
                </table:table-cell>
                <table:covered-table-cell/>
                <table:table-cell table:style-name="Table3.A2" table:number-columns-spanned="3" office:value-type="string">
                  <text:p text:style-name="P110"/>
                </table:table-cell>
                <table:covered-table-cell/>
                <table:covered-table-cell/>
                <table:table-cell table:style-name="Table3.A2" table:number-columns-spanned="3" office:value-type="string">
                  <text:p text:style-name="P110"/>
                </table:table-cell>
                <table:covered-table-cell/>
                <table:covered-table-cell/>
                <table:table-cell table:style-name="Table3.J2" table:number-columns-spanned="2" office:value-type="string">
                  <text:p text:style-name="P110"/>
                </table:table-cell>
                <table:covered-table-cell/>
              </table:table-row>
              <table:table-row table:style-name="Table3.2">
                <table:table-cell table:style-name="Table3.J2" table:number-columns-spanned="10" office:value-type="string">
                  <text:p text:style-name="Standard"><text:soft-page-break/><text:span text:style-name="T19">Legend</text:span><text:span text:style-name="T21">: <text:s/>Buying Decision Role: <text:s/>K=</text:span><text:span text:style-name="T25">Key Decision Leader</text:span><text:span text:style-name="T21">, A=</text:span><text:span text:style-name="T25">Approver</text:span><text:span text:style-name="T21">, I=</text:span><text:span text:style-name="T25">Influencer</text:span><text:span text:style-name="T21">, E=</text:span><text:span text:style-name="T25">Evaluator</text:span><text:span text:style-name="T21">, B=</text:span><text:span text:style-name="T25">Benefit</text:span><text:span text:style-name="T21"> </text:span><text:span text:style-name="T25">Owner</text:span><text:span text:style-name="T21">, SP = </text:span><text:span text:style-name="T26">Sponsor,</text:span><text:span text:style-name="T21"> St</text:span><text:span text:style-name="T25">=Stakeholder</text:span><text:span text:style-name="T21">, U=</text:span><text:span text:style-name="T25">User<text:line-break/></text:span><text:span text:style-name="T21">Perception of IBM (for this opportunity):</text:span><text:span text:style-name="T25"> Positive </text:span><text:span text:style-name="T21">(+)</text:span><text:span text:style-name="T25">, Neutral </text:span><text:span text:style-name="T21">(=)</text:span><text:span text:style-name="T25">, Negative </text:span><text:span text:style-name="T21">(-)</text:span><text:span text:style-name="T25"><text:tab/><text:line-break/></text:span><text:span text:style-name="T21">Team IBM Owner:</text:span><text:span text:style-name="T25"> <text:s/>Who from IBM is the point person to maintain this relationship for this opportunity?<text:line-break/></text:span><text:span text:style-name="T21">IBM Executive Involved:</text:span><text:span text:style-name="T25"> <text:s/>Which IBM Executive do we require to establish a relationship with the client?<text:line-break/></text:span></text:p>
                </table:table-cell>
                <table:covered-table-cell/>
                <table:covered-table-cell/>
                <table:covered-table-cell/>
                <table:covered-table-cell/>
                <table:covered-table-cell/>
                <table:covered-table-cell/>
                <table:covered-table-cell/>
                <table:covered-table-cell/>
                <table:covered-table-cell/>
              </table:table-row>
            </table:table>
          </table:table-cell>
        </table:table-row>
      </table:table>
      <text:p text:style-name="P12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10"/>
          </table:table-cell>
          <table:covered-table-cell/>
          <table:covered-table-cell/>
          <table:covered-table-cell/>
          <table:covered-table-cell/>
        </table:table-row>
        <table:table-row table:style-name="Table4.1">
          <table:table-cell table:style-name="Table4.A2" table:number-columns-spanned="5" office:value-type="string">
            <text:p text:style-name="P178">II. What options do we explore with the client? <text:s/></text:p>
          </table:table-cell>
          <table:covered-table-cell/>
          <table:covered-table-cell/>
          <table:covered-table-cell/>
          <table:covered-table-cell/>
        </table:table-row>
        <table:table-row table:style-name="Table4.3">
          <table:table-cell table:style-name="Table4.A1" table:number-columns-spanned="5" office:value-type="string">
            <text:p text:style-name="P2"><text:span text:style-name="T12"><text:line-break/>A. What are Team IBM’s capabilities and differentiation</text:span><text:span text:style-name="T9">? <text:s/>(IBM Unique Value)</text:span></text:p>
            <text:p text:style-name="P154"><text:s text:c="7"/>1. <text:s/>Primary client's view: <text:s/>List the business capabilities which the client wants and needs:</text:p>
            <text:p text:style-name="P98"/>
          </table:table-cell>
          <table:covered-table-cell/>
          <table:covered-table-cell/>
          <table:covered-table-cell/>
          <table:covered-table-cell/>
        </table:table-row>
        <table:table-row table:style-name="Table4.4">
          <table:table-cell table:style-name="Table4.A1" table:number-columns-spanned="5" office:value-type="string">
            <text:p text:style-name="P118"/>
          </table:table-cell>
          <table:covered-table-cell/>
          <table:covered-table-cell/>
          <table:covered-table-cell/>
          <table:covered-table-cell/>
        </table:table-row>
        <table:table-row table:style-name="Table4.4">
          <table:table-cell table:style-name="Table4.A1" table:number-columns-spanned="5" office:value-type="string">
            <text:p text:style-name="P2"><text:span text:style-name="T9"><text:s text:c="7"/>2. <text:s/>Primary client's view: <text:s/>List the </text:span><text:span text:style-name="T13">IBM</text:span><text:span text:style-name="T9"> capabilities which the client views and values as differentiators.</text:span></text:p>
          </table:table-cell>
          <table:covered-table-cell/>
          <table:covered-table-cell/>
          <table:covered-table-cell/>
          <table:covered-table-cell/>
        </table:table-row>
        <table:table-row table:style-name="Table4.6">
          <table:table-cell table:style-name="Table4.A1" table:number-columns-spanned="5" office:value-type="string">
            <text:p text:style-name="P118"/>
          </table:table-cell>
          <table:covered-table-cell/>
          <table:covered-table-cell/>
          <table:covered-table-cell/>
          <table:covered-table-cell/>
        </table:table-row>
        <table:table-row table:style-name="Table4.4">
          <table:table-cell table:style-name="Table4.A1" table:number-columns-spanned="5" office:value-type="string">
            <text:p text:style-name="P88"><text:span text:style-name="T9"><text:s/>3. <text:s/>Team IBM's view: <text:s/>Describe the capabilities that will differentiate IBM for this client (Include </text:span><text:span text:style-name="T31">key IBM initiatives, </text:span><text:span text:style-name="T9">solution components and strategy that deliver this differentiation)</text:span></text:p>
          </table:table-cell>
          <table:covered-table-cell/>
          <table:covered-table-cell/>
          <table:covered-table-cell/>
          <table:covered-table-cell/>
        </table:table-row>
        <table:table-row table:style-name="Table4.4">
          <table:table-cell table:style-name="Table4.A1" table:number-columns-spanned="5" office:value-type="string">
            <text:p text:style-name="P89"/>
          </table:table-cell>
          <table:covered-table-cell/>
          <table:covered-table-cell/>
          <table:covered-table-cell/>
          <table:covered-table-cell/>
        </table:table-row>
        <table:table-row table:style-name="Table4.9">
          <table:table-cell table:style-name="Table4.A1" table:number-columns-spanned="5" office:value-type="string">
            <text:p text:style-name="P100">B. <text:s text:c="2"/>Who are the Major competitors?</text:p>
          </table:table-cell>
          <table:covered-table-cell/>
          <table:covered-table-cell/>
          <table:covered-table-cell/>
          <table:covered-table-cell/>
        </table:table-row>
        <table:table-row table:style-name="Table4.10">
          <table:table-cell table:style-name="Table4.A10" office:value-type="string">
            <text:p text:style-name="P100">Competitor Name </text:p>
          </table:table-cell>
          <table:table-cell table:style-name="Table4.A10" office:value-type="string">
            <text:p text:style-name="P100">Solution Proposed</text:p>
          </table:table-cell>
          <table:table-cell table:style-name="Table4.A10" office:value-type="string">
            <text:p text:style-name="P100">Perception/Alignment</text:p>
          </table:table-cell>
          <table:table-cell table:style-name="Table4.A10" office:value-type="string">
            <text:p text:style-name="P100">Anticipated Strategies</text:p>
          </table:table-cell>
          <table:table-cell table:style-name="Table4.A1" office:value-type="string">
            <text:p text:style-name="P100">Comments</text:p>
          </table:table-cell>
        </table:table-row>
        <table:table-row table:style-name="Table4.11">
          <table:table-cell table:style-name="Table4.A10" office:value-type="string">
            <text:p text:style-name="P101"/>
          </table:table-cell>
          <table:table-cell table:style-name="Table4.A10" office:value-type="string">
            <text:p text:style-name="P114"/>
          </table:table-cell>
          <table:table-cell table:style-name="Table4.A10" office:value-type="string">
            <text:p text:style-name="P114"/>
          </table:table-cell>
          <table:table-cell table:style-name="Table4.A10" office:value-type="string">
            <text:p text:style-name="P114"/>
          </table:table-cell>
          <table:table-cell table:style-name="Table4.A1" office:value-type="string">
            <text:p text:style-name="P114"/>
          </table:table-cell>
        </table:table-row>
        <table:table-row table:style-name="Table4.11">
          <table:table-cell table:style-name="Table4.A10" office:value-type="string">
            <text:p text:style-name="P101"/>
          </table:table-cell>
          <table:table-cell table:style-name="Table4.A10" office:value-type="string">
            <text:p text:style-name="P114"/>
          </table:table-cell>
          <table:table-cell table:style-name="Table4.A10" office:value-type="string">
            <text:p text:style-name="P114"/>
          </table:table-cell>
          <table:table-cell table:style-name="Table4.A10" office:value-type="string">
            <text:p text:style-name="P114"/>
          </table:table-cell>
          <table:table-cell table:style-name="Table4.A1" office:value-type="string">
            <text:p text:style-name="P114"/>
          </table:table-cell>
        </table:table-row>
        <table:table-row table:style-name="Table4.11">
          <table:table-cell table:style-name="Table4.A10" office:value-type="string">
            <text:p text:style-name="P101"/>
          </table:table-cell>
          <table:table-cell table:style-name="Table4.B13" office:value-type="string">
            <text:p text:style-name="P114"/>
          </table:table-cell>
          <table:table-cell table:style-name="Table4.B13" office:value-type="string">
            <text:p text:style-name="P114"/>
          </table:table-cell>
          <table:table-cell table:style-name="Table4.B13" office:value-type="string">
            <text:p text:style-name="P114"/>
          </table:table-cell>
          <table:table-cell table:style-name="Table4.E13" office:value-type="string">
            <text:p text:style-name="P114"/>
          </table:table-cell>
        </table:table-row>
        <table:table-row table:style-name="Table4.9">
          <table:table-cell table:style-name="Table4.A2" table:number-columns-spanned="5" office:value-type="string">
            <text:p text:style-name="P136">III. What solution do we propose?</text:p>
            <text:p text:style-name="P43"/>
          </table:table-cell>
          <table:covered-table-cell/>
          <table:covered-table-cell/>
          <table:covered-table-cell/>
          <table:covered-table-cell/>
        </table:table-row>
        <table:table-row table:style-name="Table4.9">
          <table:table-cell table:style-name="Table4.A1" table:number-columns-spanned="5" office:value-type="string">
            <text:p text:style-name="Standard"><text:span text:style-name="T12">A –Describe the recommended solution (</text:span><text:span text:style-name="T32">include the IBM key initiative and resources available</text:span><text:span text:style-name="T12">):</text:span></text:p>
            <text:p text:style-name="P100"/>
          </table:table-cell>
          <table:covered-table-cell/>
          <table:covered-table-cell/>
          <table:covered-table-cell/>
          <table:covered-table-cell/>
        </table:table-row>
        <table:table-row table:style-name="Table4.9">
          <table:table-cell table:style-name="Table4.A1" table:number-columns-spanned="5" office:value-type="string">
            <text:p text:style-name="P100">B – Describe the client value proposition for the solution approach: <text:s/></text:p>
            <text:p text:style-name="P100"/>
          </table:table-cell>
          <table:covered-table-cell/>
          <table:covered-table-cell/>
          <table:covered-table-cell/>
          <table:covered-table-cell/>
        </table:table-row>
        <table:table-row table:style-name="Table4.9">
          <table:table-cell table:style-name="Table4.A1" table:number-columns-spanned="5" office:value-type="string">
            <text:p text:style-name="Standard"><text:span text:style-name="T11">C </text:span><text:span text:style-name="T12">– </text:span><text:span text:style-name="T11">Describe the IBM competitive strategy (consider each major competitor):</text:span></text:p>
            <text:p text:style-name="P100"/>
          </table:table-cell>
          <table:covered-table-cell/>
          <table:covered-table-cell/>
          <table:covered-table-cell/>
          <table:covered-table-cell/>
        </table:table-row>
        <table:table-row table:style-name="Table4.9">
          <table:table-cell table:style-name="Table4.A1" table:number-columns-spanned="5" office:value-type="string">
            <text:p text:style-name="P102"/>
          </table:table-cell>
          <table:covered-table-cell/>
          <table:covered-table-cell/>
          <table:covered-table-cell/>
          <table:covered-table-cell/>
        </table:table-row>
        <table:table-row table:style-name="Table4.9">
          <table:table-cell table:style-name="Table4.A1" table:number-columns-spanned="5" office:value-type="string">
            <text:p text:style-name="P102"/>
          </table:table-cell>
          <table:covered-table-cell/>
          <table:covered-table-cell/>
          <table:covered-table-cell/>
          <table:covered-table-cell/>
        </table:table-row>
        <table:table-row table:style-name="Table4.9">
          <table:table-cell table:style-name="Table4.A1" table:number-columns-spanned="5" office:value-type="string">
            <text:p text:style-name="P102"/>
          </table:table-cell>
          <table:covered-table-cell/>
          <table:covered-table-cell/>
          <table:covered-table-cell/>
          <table:covered-table-cell/>
        </table:table-row>
        <table:table-row table:style-name="Table4.9">
          <table:table-cell table:style-name="Table4.A2" table:number-columns-spanned="5" office:value-type="string">
            <text:p text:style-name="P100">IV. <text:s/>Implementation requirements and considerations (include any unique delivery expectations and challenges):</text:p>
          </table:table-cell>
          <table:covered-table-cell/>
          <table:covered-table-cell/>
          <table:covered-table-cell/>
          <table:covered-table-cell/>
        </table:table-row>
        <table:table-row table:style-name="Table4.9">
          <table:table-cell table:style-name="Table4.A1" table:number-columns-spanned="5" office:value-type="string">
            <text:p text:style-name="P101"/>
          </table:table-cell>
          <table:covered-table-cell/>
          <table:covered-table-cell/>
          <table:covered-table-cell/>
          <table:covered-table-cell/>
        </table:table-row>
        <table:table-row table:style-name="Table4.9">
          <table:table-cell table:style-name="Table4.A1" table:number-columns-spanned="5" office:value-type="string">
            <text:p text:style-name="P101"/>
          </table:table-cell>
          <table:covered-table-cell/>
          <table:covered-table-cell/>
          <table:covered-table-cell/>
          <table:covered-table-cell/>
        </table:table-row>
        <table:table-row table:style-name="Table4.9">
          <table:table-cell table:style-name="Table4.A2" table:number-columns-spanned="5" office:value-type="string">
            <text:p text:style-name="P100">V. <text:s/>Describe key developments, client comments, and observations useful for the IBM team supporting this opportunity</text:p>
          </table:table-cell>
          <table:covered-table-cell/>
          <table:covered-table-cell/>
          <table:covered-table-cell/>
          <table:covered-table-cell/>
        </table:table-row>
        <table:table-row table:style-name="Table4.9">
          <table:table-cell table:style-name="Table4.A1" table:number-columns-spanned="5" office:value-type="string">
            <text:p text:style-name="P101"/>
          </table:table-cell>
          <table:covered-table-cell/>
          <table:covered-table-cell/>
          <table:covered-table-cell/>
          <table:covered-table-cell/>
        </table:table-row>
        <table:table-row table:style-name="Table4.9">
          <table:table-cell table:style-name="Table4.A1" table:number-columns-spanned="5" office:value-type="string">
            <text:p text:style-name="P101"/>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row table:style-name="Table4.27">
          <table:table-cell table:style-name="Table4.A1" table:number-columns-spanned="5" office:value-type="string">
            <text:p text:style-name="P99"/>
          </table:table-cell>
          <table:covered-table-cell/>
          <table:covered-table-cell/>
          <table:covered-table-cell/>
          <table:covered-table-cell/>
        </table:table-row>
      </table:table>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10"/>
          </table:table-cell>
          <table:covered-table-cell/>
          <table:covered-table-cell/>
        </table:table-row>
        <table:table-row table:style-name="Table5.2">
          <table:table-cell table:style-name="Table5.A2" table:number-columns-spanned="3" office:value-type="string">
            <text:p text:style-name="P72"><text:span text:style-name="T8">Section 2.0 <text:s/>Opportunity Assessment </text:span><text:span text:style-name="T14">(See Appendix for Comprehensive </text:span><text:soft-page-break/><text:span text:style-name="T14">Version)</text:span></text:p>
            <text:p text:style-name="P49"><text:span text:style-name="T9">These questions are collaboration prompters for quick team assessment of the client value being created and delivered during </text:span><text:span text:style-name="T9">the end-to-end experience. The </text:span><text:span text:style-name="T31">Difference Makers questions (in blue)</text:span><text:span text:style-name="T9"> focus the team on how to drive and create value to the client in each Client Value Method (CVM) phase, thus building client preference for IBM. Update the Win Plan (section 4.0), as appropriate, with the needed actions that drive results.</text:span></text:p>
          </table:table-cell>
          <table:covered-table-cell/>
          <table:covered-table-cell/>
        </table:table-row>
        <table:table-row table:style-name="Table5.2">
          <table:table-cell table:style-name="Table5.A3" table:number-columns-spanned="3" office:value-type="string">
            <text:p text:style-name="P16"/>
          </table:table-cell>
          <table:covered-table-cell/>
          <table:covered-table-cell/>
        </table:table-row>
        <table:table-row table:style-name="Table5.2">
          <table:table-cell table:style-name="Table5.A4" office:value-type="string">
            <text:p text:style-name="P71"><text:span text:style-name="T12">I. </text:span><text:span text:style-name="T5">Confirm the Compelling Reason to Act </text:span></text:p>
            <text:p text:style-name="P52"><text:s/>(Phase: UNDERSTAND)</text:p>
          </table:table-cell>
          <table:table-cell table:style-name="Table5.A4" office:value-type="string">
            <text:p text:style-name="P74">Y/N/?</text:p>
          </table:table-cell>
          <table:table-cell table:style-name="Table5.A2" office:value-type="string">
            <text:p text:style-name="P53">Comments</text:p>
          </table:table-cell>
        </table:table-row>
        <table:table-row table:style-name="Table5.2">
          <table:table-cell table:style-name="Table5.A5" office:value-type="string">
            <text:p text:style-name="P78"><text:span text:style-name="T40">A. <text:s/></text:span><text:span text:style-name="T39">Does the client have a compelling need to act <text:s text:c="8"/>now?</text:span><text:span text:style-name="T40"> <text:s/>Do we know it?</text:span></text:p>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5" office:value-type="string">
            <text:list xml:id="list2516226649928631833" text:style-name="WW8Num17">
              <text:list-item>
                <text:p text:style-name="P155"><text:span text:style-name="T40">What is the buying behavior profile and </text:span><text:span text:style-name="T40">expectations for the project?</text:span></text:p>
              </text:list-item>
            </text:list>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5" office:value-type="string">
            <text:list xml:id="list25466226" text:continue-numbering="true" text:style-name="WW8Num17">
              <text:list-item>
                <text:p text:style-name="P156">Do we know how the decision will be made?</text:p>
              </text:list-item>
            </text:list>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5" office:value-type="string">
            <text:list xml:id="list25483917" text:continue-numbering="true" text:style-name="WW8Num17">
              <text:list-item>
                <text:p text:style-name="P156">Does the client have funding available now?</text:p>
              </text:list-item>
            </text:list>
            <text:p text:style-name="P132"/>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9" office:value-type="string">
            <text:p text:style-name="P67">II. Develop client’s perception of IBM unique value</text:p>
            <text:p text:style-name="P55"><text:s text:c="4"/>(Phase: EXPLORE)</text:p>
          </table:table-cell>
          <table:table-cell table:style-name="Table5.A9" office:value-type="string">
            <text:p text:style-name="P74">Y/N/?</text:p>
          </table:table-cell>
          <table:table-cell table:style-name="Table5.C9" office:value-type="string">
            <text:p text:style-name="P54">Comments</text:p>
          </table:table-cell>
        </table:table-row>
        <table:table-row table:style-name="Table5.2">
          <table:table-cell table:style-name="Table5.A5" office:value-type="string">
            <text:list xml:id="list4611748648201045237" text:style-name="WW8Num8">
              <text:list-item>
                <text:p text:style-name="P147"><text:span text:style-name="T11">What options have we explored to satisfy the client’s requirements? <text:s/>Do we have a solution that fits?</text:span><text:span text:style-name="T12"> </text:span><text:span text:style-name="T11"><text:s/></text:span><text:span text:style-name="T38"><text:s/></text:span></text:p>
              </text:list-item>
            </text:list>
          </table:table-cell>
          <table:table-cell table:style-name="Table5.A5" office:value-type="string">
            <text:p text:style-name="P85"/>
          </table:table-cell>
          <table:table-cell table:style-name="Table5.C5" office:value-type="string">
            <text:p text:style-name="P85"/>
          </table:table-cell>
        </table:table-row>
        <table:table-row table:style-name="Table5.2">
          <table:table-cell table:style-name="Table5.A5" office:value-type="string">
            <text:list xml:id="list25457333" text:continue-numbering="true" text:style-name="WW8Num8">
              <text:list-item>
                <text:p text:style-name="P148">Do you know the client’s perception of IBM Unique Value?</text:p>
              </text:list-item>
            </text:list>
          </table:table-cell>
          <table:table-cell table:style-name="Table5.A5" office:value-type="string">
            <text:p text:style-name="P85"/>
          </table:table-cell>
          <table:table-cell table:style-name="Table5.C5" office:value-type="string">
            <text:p text:style-name="P85"/>
          </table:table-cell>
        </table:table-row>
        <table:table-row table:style-name="Table5.2">
          <table:table-cell table:style-name="Table5.A5" office:value-type="string">
            <text:list xml:id="list25482185" text:continue-numbering="true" text:style-name="WW8Num8">
              <text:list-item>
                <text:p text:style-name="P147"><text:span text:style-name="T42">How strong is the win strategy and plan (use of win themes)? <text:s/></text:span><text:span text:style-name="T42">Do we have a winning price assessment?</text:span></text:p>
              </text:list-item>
            </text:list>
            <text:p text:style-name="P119"/>
          </table:table-cell>
          <table:table-cell table:style-name="Table5.A5" office:value-type="string">
            <text:p text:style-name="P85"/>
          </table:table-cell>
          <table:table-cell table:style-name="Table5.C5" office:value-type="string">
            <text:p text:style-name="P85"/>
          </table:table-cell>
        </table:table-row>
        <table:table-row table:style-name="Table5.2">
          <table:table-cell table:style-name="Table5.A5" office:value-type="string">
            <text:list xml:id="list25482270" text:continue-numbering="true" text:style-name="WW8Num8">
              <text:list-item>
                <text:p text:style-name="P149">Is the opportunity worth pursuing?</text:p>
              </text:list-item>
            </text:list>
            <text:p text:style-name="P119"/>
          </table:table-cell>
          <table:table-cell table:style-name="Table5.A5" office:value-type="string">
            <text:p text:style-name="P85"/>
          </table:table-cell>
          <table:table-cell table:style-name="Table5.C5" office:value-type="string">
            <text:p text:style-name="P85"/>
          </table:table-cell>
        </table:table-row>
        <table:table-row table:style-name="Table5.2">
          <table:table-cell table:style-name="Table5.A9" office:value-type="string">
            <text:p text:style-name="P55">III. Confirm the client’s expected solution benefit and value proposition (Phase: DEVELOP)</text:p>
          </table:table-cell>
          <table:table-cell table:style-name="Table5.A9" office:value-type="string">
            <text:p text:style-name="P74">Y/N/?</text:p>
          </table:table-cell>
          <table:table-cell table:style-name="Table5.C9" office:value-type="string">
            <text:p text:style-name="P33">Comments</text:p>
          </table:table-cell>
        </table:table-row>
        <table:table-row table:style-name="Table5.2">
          <table:table-cell table:style-name="Table5.A5" office:value-type="string">
            <text:list xml:id="list5293887541456855865" text:style-name="WW8Num5">
              <text:list-item>
                <text:p text:style-name="P150"><text:span text:style-name="T39">Is the value proposition for the solution for this client strong enough?</text:span><text:span text:style-name="T38"> </text:span></text:p>
              </text:list-item>
            </text:list>
            <text:p text:style-name="P129"/>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5" office:value-type="string">
            <text:list xml:id="list25479133" text:continue-numbering="true" text:style-name="WW8Num5">
              <text:list-item>
                <text:p text:style-name="P159">How strong is the key decision leader's support?</text:p>
              </text:list-item>
            </text:list>
            <text:p text:style-name="P130"/>
          </table:table-cell>
          <table:table-cell table:style-name="Table5.A5" office:value-type="string">
            <text:p text:style-name="P15"/>
          </table:table-cell>
          <table:table-cell table:style-name="Table5.C5" office:value-type="string">
            <text:p text:style-name="P15"/>
          </table:table-cell>
        </table:table-row>
        <table:table-row table:style-name="Table5.2">
          <table:table-cell table:style-name="Table5.A9" office:value-type="string">
            <text:p text:style-name="P55">IV. Confirm that the client’s delivery expectations are being met (Phase: IMPLEMENT)</text:p>
          </table:table-cell>
          <table:table-cell table:style-name="Table5.A9" office:value-type="string">
            <text:p text:style-name="P74">Y/N/?</text:p>
            <text:p text:style-name="P56"/>
          </table:table-cell>
          <table:table-cell table:style-name="Table5.C9" office:value-type="string">
            <text:p text:style-name="P54">Comments</text:p>
          </table:table-cell>
        </table:table-row>
        <table:table-row table:style-name="Table5.2">
          <table:table-cell table:style-name="Table5.A5" office:value-type="string">
            <text:list xml:id="list7216958118143186495" text:style-name="WW8Num4">
              <text:list-item>
                <text:p text:style-name="P160">Are we delivering what the client is expecting and IBM has contracted to do?</text:p>
              </text:list-item>
            </text:list>
            <text:p text:style-name="P65"><text:s/></text:p>
          </table:table-cell>
          <table:table-cell table:style-name="Table5.A5" office:value-type="string">
            <text:p text:style-name="P98"><text:s/></text:p>
          </table:table-cell>
          <table:table-cell table:style-name="Table5.C5" office:value-type="string">
            <text:p text:style-name="P99"/>
          </table:table-cell>
        </table:table-row>
        <table:table-row table:style-name="Table5.19">
          <table:table-cell table:style-name="Table5.A4" office:value-type="string">
            <text:p text:style-name="P55">V. Confirm the use of the solution as intended by the client (Phase: CONFIRM)</text:p>
          </table:table-cell>
          <table:table-cell table:style-name="Table5.A4" office:value-type="string">
            <text:p text:style-name="P74">Y/N/?</text:p>
          </table:table-cell>
          <table:table-cell table:style-name="Table5.A2" office:value-type="string">
            <text:p text:style-name="P54">Comments</text:p>
          </table:table-cell>
        </table:table-row>
        <table:table-row table:style-name="Table5.19">
          <table:table-cell table:style-name="Table5.A5" office:value-type="string">
            <text:list xml:id="list6111211425944418487" text:style-name="WW8Num16">
              <text:list-item>
                <text:p text:style-name="P161"><text:bookmark-start text:name="OLE_LINK1"/><text:span text:style-name="T38">W</text:span><text:span text:style-name="T38">ill the client’s use of the solution add </text:span><text:soft-page-break/><text:span text:style-name="T38">value to their business?</text:span><text:bookmark-end text:name="OLE_LINK1"/></text:p>
              </text:list-item>
            </text:list>
            <text:p text:style-name="P131"/>
          </table:table-cell>
          <table:table-cell table:style-name="Table5.A5" office:value-type="string">
            <text:p text:style-name="P99"/>
          </table:table-cell>
          <table:table-cell table:style-name="Table5.C5" office:value-type="string">
            <text:p text:style-name="P99"/>
          </table:table-cell>
        </table:table-row>
      </table:table>
      <text:p text:style-name="P165"/>
      <table:table table:name="Table6" table:style-name="Table6">
        <table:table-column table:style-name="Table6.A"/>
        <table:table-row table:style-name="Table6.1">
          <table:table-cell table:style-name="Table6.A1" office:value-type="string">
            <text:p text:style-name="P51"><text:span text:style-name="T6">Section 3</text:span><text:span text:style-name="T8">.0 <text:s text:c="2"/>Buying Behavior Planner </text:span></text:p>
          </table:table-cell>
        </table:table-row>
      </table:table>
      <text:p text:style-name="P3"/>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row table:style-name="Table7.1">
          <table:table-cell table:style-name="Table7.A1" table:number-columns-spanned="6" office:value-type="string">
            <text:p text:style-name="P54">User Instructions</text:p>
          </table:table-cell>
          <table:covered-table-cell/>
          <table:covered-table-cell/>
          <table:covered-table-cell/>
          <table:covered-table-cell/>
          <table:covered-table-cell/>
        </table:table-row>
        <table:table-row table:style-name="Table7.1">
          <table:table-cell table:style-name="Table7.A2" table:number-columns-spanned="6" office:value-type="string">
            <text:p text:style-name="P57">Consider and select the value drivers that are most important to your client and annotate these below. <text:s/>Using the open rows, add to this list the key unique expectations of your client for this opportunity. Multiple columns are provided for you to optionally rate value drivers and expectations for each of your key contacts. <text:s/>Use the ‘List how the IBM team will respond…’ field to describe your team approach that will distinguish IBM and create the value expected by the client. These should be key to developing the win themes used for our strategy, SOW and Value Driven Proposal. Remember to list the specific actions needed in the CVM Win Plan. <text:s/>Based on this assessment, identify and indicate with an ‘X’ the most appropriate Buying Behavior (see Profiles on page 2) for this opportunity. <text:s text:c="19"/></text:p>
          </table:table-cell>
          <table:covered-table-cell/>
          <table:covered-table-cell/>
          <table:covered-table-cell/>
          <table:covered-table-cell/>
          <table:covered-table-cell/>
        </table:table-row>
        <table:table-row table:style-name="Table7.3">
          <table:table-cell table:style-name="Table7.A3" table:number-rows-spanned="2" office:value-type="string">
            <text:p text:style-name="P36"/>
          </table:table-cell>
          <table:table-cell table:style-name="Table7.A3" table:number-rows-spanned="2" office:value-type="string">
            <text:p text:style-name="P34">Client Value Drivers and Expectations</text:p>
          </table:table-cell>
          <table:table-cell table:style-name="Table7.C3" table:number-columns-spanned="3" office:value-type="string">
            <text:p text:style-name="P33">Key Contacts</text:p>
          </table:table-cell>
          <table:covered-table-cell/>
          <table:covered-table-cell/>
          <table:table-cell table:style-name="Table7.F3" table:number-rows-spanned="2" office:value-type="string">
            <text:p text:style-name="P34"><text:s/>List how the IBM team will respond to the value drivers:</text:p>
          </table:table-cell>
        </table:table-row>
        <table:table-row table:style-name="Table7.3">
          <table:covered-table-cell/>
          <table:covered-table-cell/>
          <table:table-cell table:style-name="Table7.C3" office:value-type="string">
            <text:p text:style-name="P38"><text:span text:style-name="T9">[</text:span><text:span text:style-name="T12">Name A</text:span><text:span text:style-name="T9">]</text:span></text:p>
          </table:table-cell>
          <table:table-cell table:style-name="Table7.C3" office:value-type="string">
            <text:p text:style-name="P38"><text:span text:style-name="T9">[</text:span><text:span text:style-name="T12">Name B</text:span><text:span text:style-name="T9">]</text:span></text:p>
          </table:table-cell>
          <table:table-cell table:style-name="Table7.C3" office:value-type="string">
            <text:p text:style-name="P38"><text:span text:style-name="T9">[</text:span><text:span text:style-name="T12">Name C]</text:span></text:p>
          </table:table-cell>
          <table:covered-table-cell/>
        </table:table-row>
        <table:table-row table:style-name="Table7.5">
          <table:table-cell table:style-name="Table7.A3" office:value-type="string">
            <text:p text:style-name="P35">1</text:p>
          </table:table-cell>
          <table:table-cell table:style-name="Table7.A3" office:value-type="string">
            <text:p text:style-name="P35">Understands our company</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2</text:p>
          </table:table-cell>
          <table:table-cell table:style-name="Table7.A3" office:value-type="string">
            <text:p text:style-name="P35">Exceeded expectations previously</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3</text:p>
          </table:table-cell>
          <table:table-cell table:style-name="Table7.A3" office:value-type="string">
            <text:p text:style-name="P35">Knowledgeable account rep</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4</text:p>
          </table:table-cell>
          <table:table-cell table:style-name="Table7.A3" office:value-type="string">
            <text:p text:style-name="P35">Biz Process / app specialization</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5</text:p>
          </table:table-cell>
          <table:table-cell table:style-name="Table7.A3" office:value-type="string">
            <text:p text:style-name="P35">Deep industry expertise</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6</text:p>
          </table:table-cell>
          <table:table-cell table:style-name="Table7.A3" office:value-type="string">
            <text:p text:style-name="P35">Integration with infrastructure</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7</text:p>
          </table:table-cell>
          <table:table-cell table:style-name="Table7.A3" office:value-type="string">
            <text:p text:style-name="P35">Customized for our company</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8</text:p>
          </table:table-cell>
          <table:table-cell table:style-name="Table7.A3" office:value-type="string">
            <text:p text:style-name="P35">Project management excellence</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9</text:p>
          </table:table-cell>
          <table:table-cell table:style-name="Table7.A3" office:value-type="string">
            <text:p text:style-name="P35">One vendor team</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0</text:p>
          </table:table-cell>
          <table:table-cell table:style-name="Table7.A3" office:value-type="string">
            <text:p text:style-name="P35">Clear/rapid issue resolution</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1</text:p>
          </table:table-cell>
          <table:table-cell table:style-name="Table7.A3" office:value-type="string">
            <text:p text:style-name="P35">Training &amp; knowledge transfer</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2</text:p>
          </table:table-cell>
          <table:table-cell table:style-name="Table7.A3" office:value-type="string">
            <text:p text:style-name="P35">Focus on simplicity, cost and speed</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3</text:p>
          </table:table-cell>
          <table:table-cell table:style-name="Table7.A3" office:value-type="string">
            <text:p text:style-name="P35">Innovative products &amp; approaches</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4</text:p>
          </table:table-cell>
          <table:table-cell table:style-name="Table7.A3" office:value-type="string">
            <text:p text:style-name="P35">Best in class products &amp; services</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5</text:p>
          </table:table-cell>
          <table:table-cell table:style-name="Table7.A3" office:value-type="string">
            <text:p text:style-name="P35">Trusted, brand</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6</text:p>
          </table:table-cell>
          <table:table-cell table:style-name="Table7.A3" office:value-type="string">
            <text:p text:style-name="P35">Flexible structure to handle changes</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7</text:p>
          </table:table-cell>
          <table:table-cell table:style-name="Table7.A3" office:value-type="string">
            <text:p text:style-name="P35">On-time delivery</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8</text:p>
          </table:table-cell>
          <table:table-cell table:style-name="Table7.A3" office:value-type="string">
            <text:p text:style-name="P35">Offers the lowest price</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19</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20</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21</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ext:soft-page-break/>
        <table:table-row table:style-name="Table7.5">
          <table:table-cell table:style-name="Table7.A3" office:value-type="string">
            <text:p text:style-name="P35">22</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office:value-type="string">
            <text:p text:style-name="P35">23</text:p>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A3" office:value-type="string">
            <text:p text:style-name="P36"/>
          </table:table-cell>
          <table:table-cell table:style-name="Table7.F3" office:value-type="string">
            <text:p text:style-name="P36"/>
          </table:table-cell>
        </table:table-row>
        <table:table-row table:style-name="Table7.5">
          <table:table-cell table:style-name="Table7.A3" table:number-rows-spanned="3" table:number-columns-spanned="2" office:value-type="string">
            <text:p text:style-name="P35">Compare your assessment with the CVM Buying Behavior profile (see page 2), and select the choice most appropriate for your opportunity. <text:s/>Use an ‘X’ to indicate your designation.</text:p>
          </table:table-cell>
          <table:covered-table-cell/>
          <table:table-cell table:style-name="Table7.A3" table:number-columns-spanned="3" office:value-type="string">
            <text:p text:style-name="P37">( <text:s/>) </text:p>
          </table:table-cell>
          <table:covered-table-cell/>
          <table:covered-table-cell/>
          <table:table-cell table:style-name="Table7.F3" office:value-type="string">
            <text:p text:style-name="P34">Value for Money</text:p>
          </table:table-cell>
        </table:table-row>
        <table:table-row table:style-name="Table7.5">
          <table:covered-table-cell/>
          <table:covered-table-cell/>
          <table:table-cell table:style-name="Table7.A3" table:number-columns-spanned="3" office:value-type="string">
            <text:p text:style-name="P37">( <text:s/>)</text:p>
          </table:table-cell>
          <table:covered-table-cell/>
          <table:covered-table-cell/>
          <table:table-cell table:style-name="Table7.F3" office:value-type="string">
            <text:p text:style-name="P34">Trusted Supplier</text:p>
          </table:table-cell>
        </table:table-row>
        <table:table-row table:style-name="Table7.5">
          <table:covered-table-cell/>
          <table:covered-table-cell/>
          <table:table-cell table:style-name="Table7.A3" table:number-columns-spanned="3" office:value-type="string">
            <text:p text:style-name="P37">( <text:s/>)</text:p>
          </table:table-cell>
          <table:covered-table-cell/>
          <table:covered-table-cell/>
          <table:table-cell table:style-name="Table7.F3" office:value-type="string">
            <text:p text:style-name="P34">Innovation Partner</text:p>
          </table:table-cell>
        </table:table-row>
      </table:table>
      <text:p text:style-name="P127">Client Buying Behavior Profile</text:p>
      <text:list xml:id="list4444548731991564129" text:style-name="WW8Num14">
        <text:list-item>
          <text:p text:style-name="P138">Innovation Partner --Client wants a customized approach for a complex project with high strategic business impact and risk from business-oriented thought leaders and industry experts with a deep relationship-based understanding of the client</text:p>
        </text:list-item>
        <text:list-item>
          <text:p text:style-name="P138">Trusted Supplier--Client wants innovative, best in class technology and support services, integrated with their existing infrastructure, delivered with high-touch project management from one client-focused team from the sale through delivery fulfillment</text:p>
        </text:list-item>
        <text:list-item>
          <text:p text:style-name="P138">Value for Money--Client wants a specific technology or service from a trusted brand configured and delivered to their specifications on time at competitive prices, simply and efficiently</text:p>
        </text:list-item>
      </text:list>
      <text:p text:style-name="P104"/>
      <text:p text:style-name="P111"><draw:frame draw:style-name="fr5" draw:name="graphics1" text:anchor-type="char" svg:x="0in" svg:y="0.0528in" svg:width="5.9736in" svg:height="6.489in" draw:z-index="16"><draw:image xlink:href="Pictures/200003140000335D000040636A44BD6F.wmf"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6"/>
      <text:p text:style-name="P106"/>
      <text:p text:style-name="P3"><text:soft-page-break/></text:p>
      <text:p text:style-name="P166"><draw:frame draw:style-name="fr2" draw:name="Frame1" text:anchor-type="paragraph" svg:y="0.0008in" svg:width="7.2291in" draw:z-index="0"><draw:text-box fo:min-height="0.0228in"><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column table:style-name="Table8.G"/><table:table-row table:style-name="Table8.1"><table:table-cell table:style-name="Table8.A1" table:number-columns-spanned="7" office:value-type="string"><text:p text:style-name="P180">Section 4.0 Win Plan </text:p></table:table-cell><table:covered-table-cell/><table:covered-table-cell/><table:covered-table-cell/><table:covered-table-cell/><table:covered-table-cell/><table:covered-table-cell/></table:table-row><table:table-row table:style-name="Table8.1"><table:table-cell table:style-name="Table8.A2" table:number-columns-spanned="7" office:value-type="string"><text:p text:style-name="P39"><text:span text:style-name="T8">Opportunity Strategy Description</text:span><text:span text:style-name="T14">: </text:span></text:p><text:p text:style-name="P14">(include any objectives that Team IBM may have for the engagement)</text:p></table:table-cell><table:covered-table-cell/><table:covered-table-cell/><table:covered-table-cell/><table:covered-table-cell/><table:covered-table-cell/><table:covered-table-cell/></table:table-row><table:table-row table:style-name="Table8.3"><table:table-cell table:style-name="Table8.A3" table:number-columns-spanned="7" office:value-type="string"><text:p text:style-name="P40"/><text:p text:style-name="P41"/></table:table-cell><table:covered-table-cell/><table:covered-table-cell/><table:covered-table-cell/><table:covered-table-cell/><table:covered-table-cell/><table:covered-table-cell/></table:table-row><table:table-row table:style-name="Table8.1"><table:table-cell table:style-name="Table8.A2" table:number-columns-spanned="7" office:value-type="string"><text:p text:style-name="P14">Include all actions determined from the opportunity information and assessment sections</text:p></table:table-cell><table:covered-table-cell/><table:covered-table-cell/><table:covered-table-cell/><table:covered-table-cell/><table:covered-table-cell/><table:covered-table-cell/></table:table-row><table:table-row table:style-name="Table8.1"><table:table-cell table:style-name="Table8.A5" office:value-type="string"><text:p text:style-name="P9">#</text:p></table:table-cell><table:table-cell table:style-name="Table8.A5" office:value-type="string"><text:p text:style-name="P9">Action</text:p></table:table-cell><table:table-cell table:style-name="Table8.A5" office:value-type="string"><text:p text:style-name="P9">Owners</text:p></table:table-cell><table:table-cell table:style-name="Table8.A5" office:value-type="string"><text:p text:style-name="P9">Other people or resources needed</text:p></table:table-cell><table:table-cell table:style-name="Table8.A5" table:number-columns-spanned="2" office:value-type="string"><text:p text:style-name="P10">Due Date</text:p></table:table-cell><table:covered-table-cell/><table:table-cell table:style-name="Table8.A2" office:value-type="string"><text:p text:style-name="P10">Status</text:p></table:table-cell></table:table-row><table:table-row table:style-name="Table8.6"><table:table-cell table:style-name="Table8.A6" office:value-type="string"><text:p text:style-name="P98">1</text:p></table:table-cell><table:table-cell table:style-name="Table8.A6" office:value-type="string"><text:p text:style-name="P98">(Create actions, if needed, that strengthen the client’s Compelling Reason Act —include Buying Behavior considerations)</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2</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3</text:p></table:table-cell><table:table-cell table:style-name="Table8.A6" office:value-type="string"><text:p text:style-name="P98">(Create actions, if needed, that develop the client’s perception of IBM Unique Value related)</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4</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5</text:p></table:table-cell><table:table-cell table:style-name="Table8.A6" office:value-type="string"><text:p text:style-name="P98">(Create actions, if needed, that confirm the client’s Value Proposition <text:s/>and expected solution benefit )</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6</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7</text:p></table:table-cell><table:table-cell table:style-name="Table8.A6" office:value-type="string"><text:p text:style-name="P98">(Create actions to assign technical resource to complete the technical action plan in section 4.1.) </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8</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9</text:p></table:table-cell><table:table-cell table:style-name="Table8.A6" office:value-type="string"><text:p text:style-name="Standard"><text:span text:style-name="T9">(Create actions, if needed, for an Integrated Technical Review or a Technical and Delivery Assessment, see section 4.1). <text:s text:c="2"/></text:span><text:span text:style-name="T55"><text:s text:c="2"/></text:span></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0</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1</text:p></table:table-cell><table:table-cell table:style-name="Table8.A6" office:value-type="string"><text:p text:style-name="P98">(Create actions, if needed, that confirm the client’s delivery expectations are being met)</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2</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3</text:p></table:table-cell><table:table-cell table:style-name="Table8.A6" office:value-type="string"><text:p text:style-name="P98">(Complete a Value Framework topsheet in preparation for engaging the client)</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4</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5</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6</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7</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8</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row table:style-name="Table8.6"><table:table-cell table:style-name="Table8.A6" office:value-type="string"><text:p text:style-name="P98">19</text:p></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A6" office:value-type="string"><text:p text:style-name="P99"/></table:table-cell><table:table-cell table:style-name="Table8.F6" table:number-columns-spanned="2" office:value-type="string"><text:p text:style-name="P99"/></table:table-cell><table:covered-table-cell/></table:table-row></table:table></draw:text-box></draw:fram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90"><text:span text:style-name="T8">Section 4.1 <text:s/></text:span><text:span text:style-name="T6">Technical Action Plan ( includes Technical Accelerator Plan)</text:span></text:p>
            <text:p text:style-name="P181">Complete this Technical Action plan by including key technical activities to be completed and technical accelerators that will be employed to address the technical inhibitors. Potential activities and accelerators may include but are not limited to assets, workshops, demos, and <text:s/>proofs-of-capability (PoTs, ePoCs, PoCs, benchmarks), etc. <text:s/></text:p>
          </table:table-cell>
          <table:covered-table-cell/>
          <table:covered-table-cell/>
          <table:covered-table-cell/>
          <table:covered-table-cell/>
          <table:covered-table-cell/>
        </table:table-row>
        <text:soft-page-break/>
        <table:table-row table:style-name="Table9.2">
          <table:table-cell table:style-name="Table9.A2" table:number-columns-spanned="6" office:value-type="string">
            <text:p text:style-name="P92"/>
            <table:table table:name="Table10" table:style-name="Table10">
              <table:table-column table:style-name="Table10.A"/>
              <table:table-row table:style-name="Table10.1">
                <table:table-cell table:style-name="Table10.A1" office:value-type="string">
                  <text:p text:style-name="P170">What are the technical inhibitors to selling this solution at this client?</text:p>
                  <text:p text:style-name="P27">Include technical issues <text:s/>- </text:p>
                </table:table-cell>
              </table:table-row>
              <table:table-row table:style-name="Table10.2">
                <table:table-cell table:style-name="Table10.A2" office:value-type="string">
                  <text:p text:style-name="P83"/>
                </table:table-cell>
              </table:table-row>
              <table:table-row table:style-name="Table10.2">
                <table:table-cell table:style-name="Table10.A3" office:value-type="string">
                  <text:p text:style-name="P4"><draw:frame draw:style-name="fr3" draw:name="Frame2" text:anchor-type="char" svg:y="0.0008in" svg:width="6.9484in" draw:z-index="17"><draw:text-box fo:min-height="0.0161in"><table:table table:name="Table11" table:style-name="Table11"><table:table-column table:style-name="Table11.A"/><table:table-column table:style-name="Table11.B"/><table:table-column table:style-name="Table11.C"/><table:table-row table:style-name="Table11.1"><table:table-cell table:style-name="Table11.A1" office:value-type="string"><text:p text:style-name="P22">Technical Inhibitor</text:p></table:table-cell><table:table-cell table:style-name="Table11.A1" office:value-type="string"><text:p text:style-name="P23">Description</text:p></table:table-cell><table:table-cell table:style-name="Table11.C1" office:value-type="string"><text:p text:style-name="P23">Key Client Contact</text:p></table:table-cell></table:table-row><table:table-row table:style-name="Table11.2"><table:table-cell table:style-name="Table11.A2" office:value-type="string"><text:p text:style-name="P124"/></table:table-cell><table:table-cell table:style-name="Table11.B2" office:value-type="string"><text:p text:style-name="P86"/></table:table-cell><table:table-cell table:style-name="Table11.C2" office:value-type="string"><text:p text:style-name="P86"/></table:table-cell></table:table-row><table:table-row table:style-name="Table11.2"><table:table-cell table:style-name="Table11.A2" office:value-type="string"><text:p text:style-name="P123"/></table:table-cell><table:table-cell table:style-name="Table11.B2" office:value-type="string"><text:p text:style-name="P86"/></table:table-cell><table:table-cell table:style-name="Table11.C2" office:value-type="string"><text:p text:style-name="P86"/></table:table-cell></table:table-row><table:table-row table:style-name="Table11.2"><table:table-cell table:style-name="Table11.A2" office:value-type="string"><text:p text:style-name="P123"/></table:table-cell><table:table-cell table:style-name="Table11.B2" office:value-type="string"><text:p text:style-name="P86"/></table:table-cell><table:table-cell table:style-name="Table11.C2" office:value-type="string"><text:p text:style-name="P86"/></table:table-cell></table:table-row><table:table-row table:style-name="Table11.5"><table:table-cell table:style-name="Table11.A2" office:value-type="string"><text:p text:style-name="P123"/></table:table-cell><table:table-cell table:style-name="Table11.B2" office:value-type="string"><text:p text:style-name="P87"/></table:table-cell><table:table-cell table:style-name="Table11.C2" office:value-type="string"><text:p text:style-name="P86"/></table:table-cell></table:table-row></table:table></draw:text-box></draw:frame></text:p>
                </table:table-cell>
              </table:table-row>
            </table:table>
          </table:table-cell>
          <table:covered-table-cell/>
          <table:covered-table-cell/>
          <table:covered-table-cell/>
          <table:covered-table-cell/>
          <table:covered-table-cell/>
        </table:table-row>
        <table:table-row table:style-name="Table9.3">
          <table:table-cell table:style-name="Table9.A3" table:number-columns-spanned="6" office:value-type="string">
            <text:p text:style-name="P20"/>
          </table:table-cell>
          <table:covered-table-cell/>
          <table:covered-table-cell/>
          <table:covered-table-cell/>
          <table:covered-table-cell/>
          <table:covered-table-cell/>
        </table:table-row>
        <table:table-row table:style-name="Table9.3">
          <table:table-cell table:style-name="Table9.A4" table:number-columns-spanned="6" office:value-type="string">
            <text:p text:style-name="P2"><text:span text:style-name="T8">What are the action plans to address the technical inhibitors listed above?</text:span><text:span text:style-name="T46"> </text:span></text:p>
            <text:p text:style-name="P2"><text:span text:style-name="T47">Includes actions that are related to inhibitors listed above </text:span><text:span text:style-name="T12"><text:s/></text:span></text:p>
          </table:table-cell>
          <table:covered-table-cell/>
          <table:covered-table-cell/>
          <table:covered-table-cell/>
          <table:covered-table-cell/>
          <table:covered-table-cell/>
        </table:table-row>
        <table:table-row table:style-name="Table9.5">
          <table:table-cell table:style-name="Table9.A3" table:number-columns-spanned="6" office:value-type="string">
            <text:p text:style-name="P26"/>
          </table:table-cell>
          <table:covered-table-cell/>
          <table:covered-table-cell/>
          <table:covered-table-cell/>
          <table:covered-table-cell/>
          <table:covered-table-cell/>
        </table:table-row>
        <table:table-row table:style-name="Table9.6">
          <table:table-cell table:style-name="Table9.A6" office:value-type="string">
            <text:p text:style-name="P24">#</text:p>
          </table:table-cell>
          <table:table-cell table:style-name="Table9.A6" office:value-type="string">
            <text:p text:style-name="P24">Action</text:p>
          </table:table-cell>
          <table:table-cell table:style-name="Table9.A6" office:value-type="string">
            <text:p text:style-name="P24">Owner(s)</text:p>
          </table:table-cell>
          <table:table-cell table:style-name="Table9.A6" office:value-type="string">
            <text:p text:style-name="P24">Other people or resources needed including clients</text:p>
          </table:table-cell>
          <table:table-cell table:style-name="Table9.A6" office:value-type="string">
            <text:p text:style-name="P24">Due Date</text:p>
          </table:table-cell>
          <table:table-cell table:style-name="Table9.F6" office:value-type="string">
            <text:p text:style-name="P24">Status</text:p>
          </table:table-cell>
        </table:table-row>
        <table:table-row table:style-name="Table9.7">
          <table:table-cell table:style-name="Table9.A7" office:value-type="string">
            <text:p text:style-name="P25"/>
          </table:table-cell>
          <table:table-cell table:style-name="Table9.A7" office:value-type="string">
            <text:p text:style-name="P14">Any actions related to the inhibitors listed above needs to be collected here</text:p>
          </table:table-cell>
          <table:table-cell table:style-name="Table9.A7" office:value-type="string">
            <text:p text:style-name="P15"/>
          </table:table-cell>
          <table:table-cell table:style-name="Table9.A7" office:value-type="string">
            <text:p text:style-name="P15"/>
          </table:table-cell>
          <table:table-cell table:style-name="Table9.A7" office:value-type="string">
            <text:p text:style-name="P13"/>
          </table:table-cell>
          <table:table-cell table:style-name="Table9.F7" office:value-type="string">
            <text:p text:style-name="P13"/>
          </table:table-cell>
        </table:table-row>
        <table:table-row table:style-name="Table9.7">
          <table:table-cell table:style-name="Table9.A7" office:value-type="string">
            <text:p text:style-name="P6"/>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7"/>
          </table:table-cell>
          <table:table-cell table:style-name="Table9.F7" office:value-type="string">
            <text:p text:style-name="P7"/>
          </table:table-cell>
        </table:table-row>
        <table:table-row table:style-name="Table9.7">
          <table:table-cell table:style-name="Table9.A7" office:value-type="string">
            <text:p text:style-name="P7"/>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7"/>
          </table:table-cell>
          <table:table-cell table:style-name="Table9.F7" office:value-type="string">
            <text:p text:style-name="P7"/>
          </table:table-cell>
        </table:table-row>
        <table:table-row table:style-name="Table9.7">
          <table:table-cell table:style-name="Table9.A7" office:value-type="string">
            <text:p text:style-name="P7"/>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5"/>
          </table:table-cell>
          <table:table-cell table:style-name="Table9.A7" office:value-type="string">
            <text:p text:style-name="P7"/>
          </table:table-cell>
          <table:table-cell table:style-name="Table9.F7" office:value-type="string">
            <text:p text:style-name="P7"/>
          </table:table-cell>
        </table:table-row>
      </table:table>
      <text:p text:style-name="P93"/>
      <text:p text:style-name="P94"/>
      <table:table table:name="Table12" table:style-name="Table12">
        <table:table-column table:style-name="Table12.A"/>
        <table:table-row table:style-name="Table12.1">
          <table:table-cell table:style-name="Table12.A1" office:value-type="string">
            <text:p text:style-name="P90"><text:span text:style-name="T6">Technical Risk Mitigation Plan</text:span><text:span text:style-name="T8"> </text:span></text:p>
          </table:table-cell>
        </table:table-row>
        <table:table-row table:style-name="Table12.1">
          <table:table-cell table:style-name="Table12.A2" office:value-type="string">
            <text:p text:style-name="P2"><text:span text:style-name="T9">Include key </text:span><text:span text:style-name="T9">longer-term technical activities that will be used to address the implementation inhibitors noted in the section above. (Technical &amp; Delivery Assessments, Integrated Technical Reviews, Readiness Plans, Education, Services, etc.)</text:span></text:p>
          </table:table-cell>
        </table:table-row>
      </table:table>
      <text:p text:style-name="P9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24">#</text:p>
          </table:table-cell>
          <table:table-cell table:style-name="Table13.A1" office:value-type="string">
            <text:p text:style-name="P24">Action</text:p>
          </table:table-cell>
          <table:table-cell table:style-name="Table13.A1" office:value-type="string">
            <text:p text:style-name="P24">Owner(s)</text:p>
          </table:table-cell>
          <table:table-cell table:style-name="Table13.A1" office:value-type="string">
            <text:p text:style-name="P24">Other people or resources needed including clients</text:p>
          </table:table-cell>
          <table:table-cell table:style-name="Table13.A1" office:value-type="string">
            <text:p text:style-name="P24">Due Date</text:p>
          </table:table-cell>
          <table:table-cell table:style-name="Table13.F1" office:value-type="string">
            <text:p text:style-name="P24">Status</text:p>
          </table:table-cell>
        </table:table-row>
        <table:table-row table:style-name="Table13.2">
          <table:table-cell table:style-name="Table13.A2" office:value-type="string">
            <text:p text:style-name="P12">1</text:p>
          </table:table-cell>
          <table:table-cell table:style-name="Table13.A2" office:value-type="string">
            <text:p text:style-name="P14">Technical &amp; Delivery Assessment (TDA)</text:p>
            <text:p text:style-name="P14">(Please specify Self, Peer, or Expert review)</text:p>
          </table:table-cell>
          <table:table-cell table:style-name="Table13.A2" office:value-type="string">
            <text:p text:style-name="P15"/>
          </table:table-cell>
          <table:table-cell table:style-name="Table13.A2" office:value-type="string">
            <text:p text:style-name="P15"/>
          </table:table-cell>
          <table:table-cell table:style-name="Table13.A2" office:value-type="string">
            <text:p text:style-name="P13"/>
          </table:table-cell>
          <table:table-cell table:style-name="Table13.F2" office:value-type="string">
            <text:p text:style-name="P13"/>
          </table:table-cell>
        </table:table-row>
        <table:table-row table:style-name="Table13.2">
          <table:table-cell table:style-name="Table13.A2" office:value-type="string">
            <text:p text:style-name="P12">2</text:p>
          </table:table-cell>
          <table:table-cell table:style-name="Table13.A2" office:value-type="string">
            <text:p text:style-name="P14">Integrated Technical Review (ITR)</text:p>
          </table:table-cell>
          <table:table-cell table:style-name="Table13.A2" office:value-type="string">
            <text:p text:style-name="P15"/>
          </table:table-cell>
          <table:table-cell table:style-name="Table13.A2" office:value-type="string">
            <text:p text:style-name="P15"/>
          </table:table-cell>
          <table:table-cell table:style-name="Table13.A2" office:value-type="string">
            <text:p text:style-name="P13"/>
          </table:table-cell>
          <table:table-cell table:style-name="Table13.F2" office:value-type="string">
            <text:p text:style-name="P13"/>
          </table:table-cell>
        </table:table-row>
        <table:table-row table:style-name="Table13.2">
          <table:table-cell table:style-name="Table13.A2" office:value-type="string">
            <text:p text:style-name="P6"/>
          </table:table-cell>
          <table:table-cell table:style-name="Table13.A2" office:value-type="string">
            <text:p text:style-name="P5"/>
          </table:table-cell>
          <table:table-cell table:style-name="Table13.A2" office:value-type="string">
            <text:p text:style-name="P5"/>
          </table:table-cell>
          <table:table-cell table:style-name="Table13.A2" office:value-type="string">
            <text:p text:style-name="P5"/>
          </table:table-cell>
          <table:table-cell table:style-name="Table13.A2" office:value-type="string">
            <text:p text:style-name="P7"/>
          </table:table-cell>
          <table:table-cell table:style-name="Table13.F2" office:value-type="string">
            <text:p text:style-name="P7"/>
          </table:table-cell>
        </table:table-row>
        <table:table-row table:style-name="Table13.2">
          <table:table-cell table:style-name="Table13.A2" office:value-type="string">
            <text:p text:style-name="P7"/>
          </table:table-cell>
          <table:table-cell table:style-name="Table13.A2" office:value-type="string">
            <text:p text:style-name="P5"/>
          </table:table-cell>
          <table:table-cell table:style-name="Table13.A2" office:value-type="string">
            <text:p text:style-name="P5"/>
          </table:table-cell>
          <table:table-cell table:style-name="Table13.A2" office:value-type="string">
            <text:p text:style-name="P5"/>
          </table:table-cell>
          <table:table-cell table:style-name="Table13.A2" office:value-type="string">
            <text:p text:style-name="P7"/>
          </table:table-cell>
          <table:table-cell table:style-name="Table13.F2" office:value-type="string">
            <text:p text:style-name="P7"/>
          </table:table-cell>
        </table:table-row>
      </table:table>
      <text:p text:style-name="P125"/>
      <table:table table:name="Table14" table:style-name="Table14">
        <table:table-column table:style-name="Table14.A"/>
        <table:table-column table:style-name="Table14.B"/>
        <table:table-row table:style-name="Table14.1">
          <table:table-cell table:style-name="Table14.A1" table:number-columns-spanned="2" office:value-type="string">
            <text:p text:style-name="P180">Section 5.0 <text:s/>Value Selling ‘Top Sheet’</text:p>
          </table:table-cell>
          <table:covered-table-cell/>
        </table:table-row>
        <table:table-row table:style-name="Table14.1">
          <table:table-cell table:style-name="Table14.A2" table:number-columns-spanned="2" office:value-type="string">
            <text:p text:style-name="Standard"><text:span text:style-name="T9">Use your perspective </text:span><text:span text:style-name="T9">developed from opportunity planning to build and summarize your responses for the Value Selling Framework Template. <text:s/>See more at Proposal Central <text:s/>http://w3-03.ibm.com/transform/worksmart/ws.nsf/ContentDocsByTitle/Proposal+Central </text:span></text:p>
            <text:p text:style-name="P10"/>
          </table:table-cell>
          <table:covered-table-cell/>
        </table:table-row>
        <table:table-row table:style-name="Table14.1">
          <table:table-cell table:style-name="Table14.A3" table:number-columns-spanned="2" office:value-type="string">
            <text:p text:style-name="P120"><text:bookmark text:name="OLE_LINK2"/><text:span text:style-name="T18">Value Selling </text:span><text:span text:style-name="T18">‘Top Sheet’</text:span></text:p>
          </table:table-cell>
          <table:covered-table-cell/>
        </table:table-row>
        <table:table-row table:style-name="Table14.1">
          <table:table-cell table:style-name="Table14.A4" office:value-type="string">
            <text:p text:style-name="P103">Standard Value Proposition Elements</text:p>
            <text:p text:style-name="P98"/>
          </table:table-cell>
          <table:table-cell table:style-name="Table14.B4" office:value-type="string">
            <text:p text:style-name="P103">Enter responses Here</text:p>
            <text:p text:style-name="P98"/>
          </table:table-cell>
        </table:table-row>
        <table:table-row table:style-name="Table14.1">
          <table:table-cell table:style-name="Table14.A4" office:value-type="string">
            <text:p text:style-name="P113">Case for Change (Client Compelling Reason to Act)</text:p>
            <text:p text:style-name="Standard"><text:span text:style-name="T15">Define </text:span><text:span text:style-name="T17">our understanding of this client’s goals:</text:span></text:p>
            <text:list xml:id="list71173666762659730" text:style-name="WW8Num9">
              <text:list-item>
                <text:p text:style-name="P139">Articulate their key business issues</text:p>
              </text:list-item>
              <text:list-item>
                <text:p text:style-name="P139">Describe why this proposition is necessary</text:p>
              </text:list-item>
              <text:list-item>
                <text:p text:style-name="P139">Define why the client should do this now to achieve compelling business outcomes</text:p>
              </text:list-item>
            </text:list>
          </table:table-cell>
          <table:table-cell table:style-name="Table14.B4" office:value-type="string">
            <text:list xml:id="list8869053224429187700" text:style-name="WW8Num13">
              <text:list-item>
                <text:p text:style-name="P143">ENTER YOUR RESPONSES HERE</text:p>
              </text:list-item>
            </text:list>
            <text:p text:style-name="P44"/>
          </table:table-cell>
        </table:table-row>
        <table:table-row table:style-name="Table14.1">
          <table:table-cell table:style-name="Table14.A4" office:value-type="string">
            <text:p text:style-name="P113">Business Value to the Client (Client Value Proposition and Benefit Expectation)</text:p>
            <text:p text:style-name="Standard"><text:span text:style-name="T15">Define </text:span><text:span text:style-name="T17">our approach to meeting their goals:</text:span></text:p>
            <text:list xml:id="list16466222803747073" text:style-name="WW8Num10">
              <text:list-item>
                <text:p text:style-name="P140">Map the key business benefits to this client’s key business issues <text:s/></text:p>
              </text:list-item>
              <text:list-item>
                <text:p text:style-name="P140">Focus on hard, tangible outcomes; revenue, EBITDA, margins, operating costs, working capita, faster time to market, etc. <text:s/></text:p>
              </text:list-item>
              <text:list-item>
                <text:p text:style-name="P140">Ensure first year value to client <text:s/></text:p>
              </text:list-item>
              <text:list-item>
                <text:p text:style-name="P140">Link the benefits to closing the client value gaps identified in the case for change</text:p>
              </text:list-item>
            </text:list>
          </table:table-cell>
          <table:table-cell table:style-name="Table14.B4" office:value-type="string">
            <text:list xml:id="list25473067" text:continue-list="list8869053224429187700" text:style-name="WW8Num13">
              <text:list-item>
                <text:p text:style-name="P143">ENTER YOUR RESPONSES HERE</text:p>
              </text:list-item>
            </text:list>
            <text:p text:style-name="P44"/>
          </table:table-cell>
        </table:table-row>
        <table:table-row table:style-name="Table14.1">
          <table:table-cell table:style-name="Table14.A4" office:value-type="string">
            <text:p text:style-name="P113">IBM Proposed Solution </text:p>
            <text:p text:style-name="Standard"><text:span text:style-name="T15">Provide a </text:span><text:span text:style-name="T17">solution overview:</text:span></text:p>
            <text:list xml:id="list5752726400828734476" text:style-name="WW8Num6">
              <text:list-item>
                <text:p text:style-name="P141">Describe our proposed solution</text:p>
              </text:list-item>
              <text:list-item>
                <text:p text:style-name="P141">Define the unique and innovative parts of our solution, and how the solution enables the business value</text:p>
              </text:list-item>
              <text:list-item>
                <text:p text:style-name="P141">Articulate IBM benefits in terms delivering faster outcomes and reducing risk</text:p>
              </text:list-item>
            </text:list>
          </table:table-cell>
          <table:table-cell table:style-name="Table14.B4" office:value-type="string">
            <text:list xml:id="list25462767" text:continue-list="list25473067" text:style-name="WW8Num13">
              <text:list-item>
                <text:p text:style-name="P143">ENTER YOUR RESPONSES HERE</text:p>
              </text:list-item>
            </text:list>
            <text:p text:style-name="P44"/>
          </table:table-cell>
        </table:table-row>
        <table:table-row table:style-name="Table14.1">
          <table:table-cell table:style-name="Table14.A4" office:value-type="string">
            <text:p text:style-name="P112">Why IBM?</text:p>
            <text:p text:style-name="P112">(Client’s Perception of IBM Unique Value)</text:p>
            <text:list xml:id="list25460300" text:continue-numbering="true" text:style-name="WW8Num13">
              <text:list-item>
                <text:p text:style-name="P151"><text:span text:style-name="T15">Define benefits and </text:span><text:span text:style-name="T17">why IBM is the right choice</text:span><text:span text:style-name="T15"> </text:span></text:p>
              </text:list-item>
            </text:list>
            <text:list xml:id="list192644658589583901" text:style-name="WW8Num20">
              <text:list-item>
                <text:p text:style-name="P142">Define IBM’s strengths and depth of experience as it relates to this client’s business needs</text:p>
              </text:list-item>
              <text:list-item>
                <text:p text:style-name="P142">Provide proof points on why IBM is the right choice for this client</text:p>
              </text:list-item>
              <text:list-item>
                <text:p text:style-name="P142">Define why the client should do this now to achieve compelling business outcomes</text:p>
              </text:list-item>
            </text:list>
          </table:table-cell>
          <table:table-cell table:style-name="Table14.B4" office:value-type="string">
            <text:list xml:id="list25482408" text:continue-list="list25460300" text:style-name="WW8Num13">
              <text:list-item>
                <text:p text:style-name="P143">ENTER YOUR RESPONSES HERE</text:p>
              </text:list-item>
            </text:list>
          </table:table-cell>
        </table:table-row>
      </table:table>
      <text:p text:style-name="P115"/>
      <text:p text:style-name="P128">User Instructions</text:p>
      <text:p text:style-name="P107"/>
      <text:p text:style-name="P190">The Client Value Method (CVM) Opportunity Plan provides “best practices” to plan the opportunity that aligns the IBM sales and delivery teams to define, propose and deliver what the client needs, values and expects. IBM Teams should create this work product as an output of the collaborative activities with the client (as appropriate). Additional guidance is provided in CVM to enable the team to execute effectively based on the client’s Buying Behavior and expectations of the opportunity. Update this plan throughout the CVM phases to maintain a current and relevant approach and execution. </text:p>
      <text:list xml:id="list5194398309626181917" text:style-name="WW8Num2">
        <text:list-item>
          <text:p text:style-name="P186"><text:span text:style-name="Style_20_List_20_Number_20__2b__20_Red_20_Char"><text:span text:style-name="T49">Section 1.0 Opportunity Information</text:span></text:span><text:span text:style-name="Style_20_List_20_Number_20__2b__20_Red_20_Char"><text:span text:style-name="T50">. </text:span></text:span><text:span text:style-name="T50">Use this section to document critical facts about the opportunity. Where your information is not complete, create an appropriate action item so that the team is kept up to date on progress made.</text:span></text:p>
        </text:list-item>
      </text:list>
      <text:list xml:id="list2469581797442751684" text:style-name="WW8Num1">
        <text:list-item>
          <text:p text:style-name="P189">Field definitions</text:p>
        </text:list-item>
      </text:list>
      <text:list xml:id="list3726782567396740402" text:style-name="WW8Num12">
        <text:list-item>
          <text:p text:style-name="List_20_Bullet_20_3"><text:span text:style-name="T51">Decision Date</text:span><text:span text:style-name="T48"> = Date when client &amp; IBM plan to sign the contract (if acceptable). Remember to consider the client’s full procurement process, e.g., not just key decision leader’s intention but also the client Finance, Legal, etc. requirements.</text:span></text:p>
        </text:list-item>
        <text:list-item>
          <text:p text:style-name="List_20_Bullet_20_3"><text:span text:style-name="T51">Potential Revenue</text:span><text:span text:style-name="T48"> = estimated amount of <text:s/>the contract to be signed on the Decision Date</text:span></text:p>
        </text:list-item>
        <text:list-item>
          <text:p text:style-name="List_20_Bullet_20_3"><text:span text:style-name="T51">Odds</text:span><text:span text:style-name="T48"> = Assessment of the Win chance based primarily on the opportunity assessment</text:span></text:p>
        </text:list-item>
        <text:list-item>
          <text:p text:style-name="List_20_Bullet_20_3"><text:span text:style-name="T51">Competition</text:span><text:span text:style-name="T48"> = Document each business competitor with the following information:</text:span></text:p>
        </text:list-item>
      </text:list>
      <text:list xml:id="list4096501967785078671" text:style-name="WW8Num3">
        <text:list-item>
          <text:list>
            <text:list-item>
              <text:list>
                <text:list-item>
                  <text:p text:style-name="P173">Competitor name</text:p>
                </text:list-item>
                <text:list-item>
                  <text:p text:style-name="P173">Solution proposed</text:p>
                </text:list-item>
                <text:list-item>
                  <text:p text:style-name="P173">Alignment (Linkage or touchpoint to the client)</text:p>
                </text:list-item>
                <text:list-item>
                  <text:p text:style-name="P173">Anticipated strategy</text:p>
                </text:list-item>
                <text:list-item>
                  <text:p text:style-name="P173">Comments</text:p>
                </text:list-item>
              </text:list>
            </text:list-item>
          </text:list>
        </text:list-item>
      </text:list>
      <text:list xml:id="list25480689" text:continue-list="list3726782567396740402" text:style-name="WW8Num12">
        <text:list-item>
          <text:p text:style-name="P185">Our competitive strategy = Describe your sales strategy that addresses the competitors key strong points and that addresses our solution/partnership approach. Consider the following strategies based on your position with the client:</text:p>
        </text:list-item>
      </text:list>
      <text:p text:style-name="P95">If no Compelling Reason to Act (CRA) is established yet, not in a strong position to win</text:p>
      <text:list xml:id="list543750428288334005" text:style-name="WW8Num19">
        <text:list-item>
          <text:p text:style-name="P174">Defensive - to insulate or isolate our position or installation</text:p>
        </text:list-item>
        <text:list-item>
          <text:p text:style-name="P174">Developmental - buy time for new developments, spend time better understanding situation and building client relationship</text:p>
        </text:list-item>
      </text:list>
      <text:p text:style-name="P96"><text:s text:c="3"/>If strong CRA or possible CRA, in a good position to win</text:p>
      <text:list xml:id="list25473796" text:continue-numbering="true" text:style-name="WW8Num19">
        <text:list-item>
          <text:p text:style-name="P175">Defining--acknowledge and expand or alter the rules</text:p>
        </text:list-item>
        <text:list-item>
          <text:p text:style-name="P175">Dividing (to concur) - carve out a niche or establish a peaceful coexistence</text:p>
        </text:list-item>
      </text:list>
      <text:p text:style-name="P96"><text:s text:c="3"/>Direct - offensive based on reputation or exclusivity/dominance of solution.</text:p>
      <text:p text:style-name="P47"/>
      <text:list xml:id="list25460556" text:continue-list="list2469581797442751684" text:style-name="WW8Num1">
        <text:list-item>
          <text:p text:style-name="P189">Create an organization chart that illustrates the decision maker for the opportunity … reference the TeAMethod work product Current Organization. </text:p>
        </text:list-item>
        <text:list-item>
          <text:p text:style-name="List_20_Bullet_20_2"><text:span text:style-name="T41"><text:s/>Use the Key Contacts table to share insight on contact’s pain, problem or issue along with the results and business impact created by each. <text:s/></text:span><text:span text:style-name="T52"><text:s/></text:span><text:span text:style-name="T41">Discuss the actions needed by our team to address these issues and/or to build the relationship.</text:span></text:p>
        </text:list-item>
      </text:list>
      <text:p text:style-name="P97"/>
      <text:list xml:id="list5802376698501356373" text:style-name="WW8Num7">
        <text:list-item>
          <text:p text:style-name="P182"><text:span text:style-name="T17">Section 2.0 Opportunity Assessment</text:span><text:span text:style-name="T15">. Use this section to assess the client value being created and the health of the opportunity in each phase of CVM. The assessment is designed to be used on one of two ways:</text:span></text:p>
        </text:list-item>
      </text:list>
      <text:list xml:id="list25468264" text:continue-list="list25460556" text:style-name="WW8Num1">
        <text:list-item>
          <text:p text:style-name="Style_20_List_20_Bullet_20_2_20__2b__20_Red"><text:span text:style-name="T52">As a Collaboration prompter — </text:span><text:span text:style-name="T41">Use the </text:span><text:span text:style-name="T53">Key Questions version</text:span><text:span text:style-name="T41"> with your team to guide your informal collaborations and team review of progress for an engagement.</text:span></text:p>
        </text:list-item>
        <text:list-item>
          <text:p text:style-name="Style_20_List_20_Bullet_20_2_20__2b__20_Red"><text:span text:style-name="T52">As a Planning Guide</text:span><text:span text:style-name="T41"> – Use the </text:span><text:span text:style-name="T53">Comprehensive version</text:span><text:span text:style-name="T41"> (see appendix) for detailed team opportunity planning sessions designed to create client value and maintain momentum of healthy opportunities or to improve the status of a stalled opportunity.</text:span></text:p>
        </text:list-item>
        <text:list-item>
          <text:p text:style-name="Style_20_List_20_Bullet_20_2_20__2b__20_Red"><text:span text:style-name="T52">As a learning guide—</text:span><text:span text:style-name="T41">Use the </text:span><text:span text:style-name="T53">Comprehensive version</text:span><text:span text:style-name="T41"> in work-based learning workshops, like the Opportunity Accelerator Clinic, to build team understanding of best practice planning techniques and tools.</text:span><text:span text:style-name="T52"> </text:span><text:span text:style-name="T41"><text:s/></text:span></text:p>
          <text:p text:style-name="P195"/>
          <text:p text:style-name="P195">Record the results of your collaboration in the comments section for each question. <text:s/></text:p>
        </text:list-item>
      </text:list>
      <text:list xml:id="list8207293079861569700" text:style-name="WW8Num11">
        <text:list-item>
          <text:p text:style-name="P192"><text:soft-page-break/>Where your response is complete or favorable to IBM, add supporting detail in the Information Section.</text:p>
        </text:list-item>
        <text:list-item>
          <text:p text:style-name="P193">Where your response is incomplete, weak or unfavorable to IBM, create an appropriate action in the Opportunity Win (Action) Plan to gain the insight needed <text:s/>to advance your strategy and to advance the <text:s/>client value to be experienced.</text:p>
        </text:list-item>
        <text:list-item>
          <text:p text:style-name="P191"><text:span text:style-name="T41">Remember to assess “Do we want to pursue it” as part of your engage/disengage analysis each time </text:span><text:span text:style-name="T54">you do an assessment of your opportunity.</text:span></text:p>
        </text:list-item>
      </text:list>
      <text:p text:style-name="P48"/>
      <text:list xml:id="list25467367" text:continue-numbering="true" text:style-name="WW8Num11">
        <text:list-item>
          <text:list>
            <text:list-item>
              <text:p text:style-name="P184">Section 3.0 Buying Behavior Planner </text:p>
            </text:list-item>
          </text:list>
        </text:list-item>
      </text:list>
      <text:list xml:id="list6223722055618732401" text:style-name="WW8Num15">
        <text:list-item>
          <text:p text:style-name="P187">Complete this section during CVM Phase UNDERSTAND. </text:p>
        </text:list-item>
      </text:list>
      <text:list xml:id="list7754325922690874246" text:style-name="WW8Num21">
        <text:list-item>
          <text:p text:style-name="P194">Select the client value drivers and expectations (what clients want and how they want to experience the value) that most resemble your client. Expectations may be unique to this client, and if successfully met, will enable our team to meet the client’s needs better than the competition.</text:p>
        </text:list-item>
        <text:list-item>
          <text:p text:style-name="P194">Collaborate as a team on our sales and delivery approach or strategies to meet these expectations in ways that the client can acknowledge.</text:p>
        </text:list-item>
        <text:list-item>
          <text:p text:style-name="P194">Use the Win (action) plan section to capture all actions needed to drive value with the client and execute the winning sales and delivery strategy for the engagement</text:p>
        </text:list-item>
      </text:list>
      <text:p text:style-name="P97"/>
      <text:list xml:id="list25477346" text:continue-list="list25467367" text:style-name="WW8Num11">
        <text:list-item>
          <text:list>
            <text:list-item>
              <text:p text:style-name="P183"><text:span text:style-name="T17">Section 4.0 Win Plan (Opportunity Action</text:span><text:span text:style-name="T16"> Plan). <text:s/></text:span><text:span text:style-name="T15">Describe the team’s overall strategy and objectives in the Opportunity Strategy Description Field. List all technical issues that were identified during your planning discussions. Include all actions identified from any of the sections, including the key issues, to help advance the engagement through the CVM phases. <text:s/>Track progress on actions that are crucial to the engagement’s progress and overall relationship building.</text:span></text:p>
            </text:list-item>
          </text:list>
        </text:list-item>
      </text:list>
      <text:list xml:id="list25482180" text:continue-list="list25482408" text:style-name="WW8Num13">
        <text:list-item>
          <text:p text:style-name="P188">Technical Action Plan: <text:s/></text:p>
          <text:list>
            <text:list-item>
              <text:p text:style-name="P152"><text:span text:style-name="T15">In</text:span><text:span text:style-name="T43">clude key technical activities to be completed and technical accelerators that will be employed to address the technical inhibitors in the short term. Potential activities and accelerators include assets, workshops, demos, proofs-of-capability (PoTs, ePoCs, PoCs, benchmarks), and reviews (TDAs, ITRs, Readiness Plans, etc.).</text:span></text:p>
            </text:list-item>
            <text:list-item>
              <text:p text:style-name="P152"><text:span text:style-name="T15">Technical accelerators may include but are not limited to: TeamSD Starter Kits, Case Studies, Solutioning Bills Of Material (BOM), workshop(s), demos, Proofs of Technology (PoTs), Proofs of Concept (ePoCs, and PoCs</text:span><text:span text:style-name="T3">), etc. </text:span></text:p>
            </text:list-item>
            <text:list-item>
              <text:p text:style-name="P145">With a very complex, well understood opportunity that implies the performance of a TeamSD Method Adoption Workshop (MAW), the tasks, work products, etc. will be determined there. <text:s/>For most of the deals for Industry Frameworks, the determination of the right tasks, work products (including level of detail) will be determined as the opportunity progresses, as TeamSD is designed. <text:s/></text:p>
            </text:list-item>
          </text:list>
        </text:list-item>
        <text:list-item>
          <text:p text:style-name="P188">Technical Risk Mitigation Plan: <text:s/></text:p>
          <text:list>
            <text:list-item>
              <text:p text:style-name="P188">Include the key technical activities in the long term that will be completed to address the implementation inhibitors identified. <text:s/></text:p>
            </text:list-item>
            <text:list-item>
              <text:p text:style-name="P188">To determine the risk rating and define a mitigation plan complete a Technical &amp; Delivery Assessment and/or an Integrated Technical Review.</text:p>
            </text:list-item>
            <text:list-item>
              <text:p text:style-name="P188">Examples of risk mitigation activities include: <text:s/>Readiness Plans, Education, Services, etc.</text:p>
            </text:list-item>
          </text:list>
        </text:list-item>
      </text:list>
      <text:list xml:id="list25472030" text:continue-list="list25477346" text:style-name="WW8Num11">
        <text:list-item>
          <text:list>
            <text:list-item>
              <text:p text:style-name="P184">Section 5.0 <text:s/>Value Selling Topsheet</text:p>
            </text:list-item>
          </text:list>
        </text:list-item>
      </text:list>
      <text:p text:style-name="P42">As preparation for your compelling conversations with the client, consolidate your responses to key value selling elements.</text:p>
      <text:p text:style-name="P97"/>
      <text:p text:style-name="P106"/>
      <text:p text:style-name="P45"/>
      <text:p text:style-name="P45"/>
      <text:p text:style-name="P45"/>
      <text:p text:style-name="P45"/>
      <text:p text:style-name="P46">APPENDIX</text:p>
      <text:p text:style-name="P45"><text:soft-page-break/></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73"><text:span text:style-name="T8">Section 2.0 <text:s/>Opportunity Assessment </text:span><text:span text:style-name="T30">(Comprehensive version)</text:span></text:p>
            <text:p text:style-name="P71"><text:span text:style-name="T9">This is a more detailed opportunity assessment for use in formal team opportunity planning and work-based learning workshops.</text:span><text:span text:style-name="T12"> </text:span><text:span text:style-name="T9">The </text:span><text:span text:style-name="T31">Difference Makers questions (in blue)</text:span><text:span text:style-name="T9"> focus the team on how to drive and create value to the client in each CVM phase, thus building client preference for IBM. Update the Win Plan (section 4.0), as appropriate, with the needed actions that drive results.</text:span></text:p>
          </table:table-cell>
          <table:covered-table-cell/>
          <table:covered-table-cell/>
        </table:table-row>
        <table:table-row table:style-name="Table15.1">
          <table:table-cell table:style-name="Table15.A2" table:number-columns-spanned="3" office:value-type="string">
            <text:p text:style-name="P75"/>
          </table:table-cell>
          <table:covered-table-cell/>
          <table:covered-table-cell/>
        </table:table-row>
        <table:table-row table:style-name="Table15.1">
          <table:table-cell table:style-name="Table15.A1" office:value-type="string">
            <text:p text:style-name="P76">I. Confirm the Compelling Reason to Act </text:p>
            <text:p text:style-name="P76"><text:s/>(Phase: UNDERSTAND)</text:p>
          </table:table-cell>
          <table:table-cell table:style-name="Table15.B3" office:value-type="string">
            <text:p text:style-name="P77">Y/N/?</text:p>
          </table:table-cell>
          <table:table-cell table:style-name="Table15.B3" office:value-type="string">
            <text:p text:style-name="P77">Comments</text:p>
          </table:table-cell>
        </table:table-row>
        <table:table-row table:style-name="Table15.1">
          <table:table-cell table:style-name="Table15.A4" office:value-type="string">
            <text:p text:style-name="P78"><text:span text:style-name="T22">A</text:span><text:span text:style-name="T23">. </text:span><text:span text:style-name="T34">Does the client have a compelling need to act now</text:span><text:span text:style-name="T23">? <text:s/>Do we know it?*<text:line-break/></text:span><text:span text:style-name="T27">What business initiative is this action tied to? <text:s/>What needs or issues are driving it? <text:s/></text:span><text:span text:style-name="T28">Do we know the new business capabilities the client wants?</text:span><text:span text:style-name="T20"> <text:s/></text:span><text:span text:style-name="T27">What is the decision date and timeline for action? <text:s/>What are the consequences and impact if nothing is done? <text:s/>What business payoff and value does the client want?</text:span><text:span text:style-name="T23"> </text:span><text:span text:style-name="T27">Does the client have funding available now?</text:span></text:p>
          </table:table-cell>
          <table:table-cell table:style-name="Table15.B4" office:value-type="string">
            <text:p text:style-name="P69"><text:s/></text:p>
          </table:table-cell>
          <table:table-cell table:style-name="Table15.B4" office:value-type="string">
            <text:p text:style-name="P70"/>
          </table:table-cell>
        </table:table-row>
        <table:table-row table:style-name="Table15.1">
          <table:table-cell table:style-name="Table15.A4" office:value-type="string">
            <text:p text:style-name="P78"><text:span text:style-name="T20">B. </text:span><text:span text:style-name="T22">What is the buying behavior profile and expectations for the project?</text:span><text:span text:style-name="T20"> </text:span></text:p>
          </table:table-cell>
          <table:table-cell table:style-name="Table15.B4" office:value-type="string">
            <text:p text:style-name="P70"/>
          </table:table-cell>
          <table:table-cell table:style-name="Table15.B4" office:value-type="string">
            <text:p text:style-name="P70"/>
          </table:table-cell>
        </table:table-row>
        <table:table-row table:style-name="Table15.1">
          <table:table-cell table:style-name="Table15.A4" office:value-type="string">
            <text:p text:style-name="P157">C. Do we know how the decision will be made?</text:p>
          </table:table-cell>
          <table:table-cell table:style-name="Table15.B4" office:value-type="string">
            <text:p text:style-name="P70"/>
          </table:table-cell>
          <table:table-cell table:style-name="Table15.B4" office:value-type="string">
            <text:p text:style-name="P70"/>
          </table:table-cell>
        </table:table-row>
        <table:table-row table:style-name="Table15.1">
          <table:table-cell table:style-name="Table15.A4" office:value-type="string">
            <text:p text:style-name="P158">D. <text:s/>Does the client have funding available now?</text:p>
          </table:table-cell>
          <table:table-cell table:style-name="Table15.B4" office:value-type="string">
            <text:p text:style-name="P70"/>
          </table:table-cell>
          <table:table-cell table:style-name="Table15.B4" office:value-type="string">
            <text:p text:style-name="P70"/>
          </table:table-cell>
        </table:table-row>
        <table:table-row table:style-name="Table15.1">
          <table:table-cell table:style-name="Table15.A4" office:value-type="string">
            <text:p text:style-name="P79"/>
          </table:table-cell>
          <table:table-cell table:style-name="Table15.B4" office:value-type="string">
            <text:p text:style-name="P70"/>
          </table:table-cell>
          <table:table-cell table:style-name="Table15.B4" office:value-type="string">
            <text:p text:style-name="P70"/>
          </table:table-cell>
        </table:table-row>
        <table:table-row table:style-name="Table15.1">
          <table:table-cell table:style-name="Table15.A1" office:value-type="string">
            <text:p text:style-name="P68">II. Develop client’s perception of IBM unique value</text:p>
            <text:p text:style-name="P68"><text:s text:c="4"/>(Phase: EXPLORE)</text:p>
          </table:table-cell>
          <table:table-cell table:style-name="Table15.B3" office:value-type="string">
            <text:p text:style-name="P77">Y/N/?</text:p>
          </table:table-cell>
          <table:table-cell table:style-name="Table15.B3" office:value-type="string">
            <text:p text:style-name="P8">Comments</text:p>
          </table:table-cell>
        </table:table-row>
        <table:table-row table:style-name="Table15.1">
          <table:table-cell table:style-name="Table15.A4" office:value-type="string">
            <text:p text:style-name="P64"><text:span text:style-name="T20">A. What options have we explored to satisfy the client’s requirements? <text:s/>Do we have a solution that fits?</text:span><text:span text:style-name="T23"> </text:span><text:span text:style-name="T20"><text:s/></text:span></text:p>
          </table:table-cell>
          <table:table-cell table:style-name="Table15.B4" office:value-type="string">
            <text:p text:style-name="P63"/>
          </table:table-cell>
          <table:table-cell table:style-name="Table15.B4" office:value-type="string">
            <text:p text:style-name="P63"/>
          </table:table-cell>
        </table:table-row>
        <table:table-row table:style-name="Table15.1">
          <table:table-cell table:style-name="Table15.A4" office:value-type="string">
            <text:p text:style-name="P64"><text:span text:style-name="T21">B.</text:span><text:span text:style-name="T20"> </text:span><text:span text:style-name="T33">Do you know the</text:span><text:span text:style-name="T20"> </text:span><text:span text:style-name="T34">client’s perception of IBM Unique Value</text:span><text:span text:style-name="T23">?</text:span><text:span text:style-name="T20"> * </text:span></text:p>
            <text:p text:style-name="P162">What IBM capabilities differentiate IBM from the competition? <text:s/>What’s the client’s view of IBM’s differentiation? <text:s/>What is this differentiation worth to the client? <text:s/>How much differentiation do we need to win?</text:p>
          </table:table-cell>
          <table:table-cell table:style-name="Table15.B4" office:value-type="string">
            <text:p text:style-name="P62"><text:s/></text:p>
          </table:table-cell>
          <table:table-cell table:style-name="Table15.B4" office:value-type="string">
            <text:p text:style-name="P63"/>
          </table:table-cell>
        </table:table-row>
        <table:table-row table:style-name="Table15.1">
          <table:table-cell table:style-name="Table15.A4" office:value-type="string">
            <text:p text:style-name="Standard"><text:span text:style-name="T21">C. </text:span><text:span text:style-name="T22">How strong is the win strategy and plan? Do we have a winning price assessment?</text:span></text:p>
            <text:p text:style-name="Standard"><text:span text:style-name="T44">Are Win Themes defined to differentiate the IBM approach and solution?</text:span><text:span text:style-name="T45"> </text:span><text:span text:style-name="T44">Do we understand the competition? <text:s/>Have competitive experts been engaged? Do we have necessary IBM exec support?</text:span></text:p>
          </table:table-cell>
          <table:table-cell table:style-name="Table15.B4" office:value-type="string">
            <text:p text:style-name="P63"/>
          </table:table-cell>
          <table:table-cell table:style-name="Table15.B4" office:value-type="string">
            <text:p text:style-name="P63"/>
          </table:table-cell>
        </table:table-row>
        <table:table-row table:style-name="Table15.1">
          <table:table-cell table:style-name="Table15.A4" office:value-type="string">
            <text:p text:style-name="P146">D. Is it worth pursuing?</text:p>
            <text:p text:style-name="P117">Will this impact any other engagements? <text:s/></text:p>
            <text:p text:style-name="Standard"><text:span text:style-name="T29">Do we have the support of all IBM business units involved?</text:span><text:span text:style-name="T27"><text:line-break/></text:span><text:span text:style-name="T29">Benefits (e.g., </text:span><text:span text:style-name="T27">revenue, GP, market/wallet-share gain, follow-on opportunity, assets client referenceability)<text:line-break/>Costs (e.g., bid, transition &amp; delivery resources, investment)</text:span></text:p>
            <text:p text:style-name="P116">Risks (Competition, Relationship, Skills, Sub-Contractors, Pricing, T’s &amp; C’s, Legal, R)</text:p>
          </table:table-cell>
          <table:table-cell table:style-name="Table15.B4" office:value-type="string">
            <text:p text:style-name="P63"/>
          </table:table-cell>
          <table:table-cell table:style-name="Table15.B4" office:value-type="string">
            <text:p text:style-name="P63"/>
          </table:table-cell>
        </table:table-row>
        <table:table-row table:style-name="Table15.1">
          <table:table-cell table:style-name="Table15.A14" office:value-type="string">
            <text:p text:style-name="P68">III. Confirm the client’s expected solution benefit and value proposition (Phase: DEVELOP)</text:p>
          </table:table-cell>
          <table:table-cell table:style-name="Table15.B3" office:value-type="string">
            <text:p text:style-name="P73"><text:span text:style-name="T4">Y/N/?</text:span><text:span text:style-name="T17"> <text:s text:c="41"/></text:span></text:p>
          </table:table-cell>
          <table:table-cell table:style-name="Table15.B3" office:value-type="string">
            <text:p text:style-name="P58">Comments</text:p>
          </table:table-cell>
        </table:table-row>
        <table:table-row table:style-name="Table15.1">
          <table:table-cell table:style-name="Table15.A4" office:value-type="string">
            <text:p text:style-name="P133"><text:span text:style-name="T24">10. </text:span><text:span text:style-name="T23"><text:s/></text:span><text:span text:style-name="T25">9. <text:s/>A</text:span><text:span text:style-name="T21">. </text:span><text:span text:style-name="T35">Is the </text:span><text:span text:style-name="T36">value proposition for the solution for this client strong<text:line-break/> <text:s text:c="3"/>enough?</text:span><text:span text:style-name="T35"> *</text:span></text:p>
            <text:p text:style-name="P64"><text:span text:style-name="T29">What are the client's expectations for the solution? <text:s/>How compelling is their business case? <text:s/><text:line-break/>What shows that the key decision leader supports the value proposition for the solution? <text:s/>Will a successful implementation result in a client reference?</text:span><text:span text:style-name="T44"> <text:s/></text:span></text:p>
          </table:table-cell>
          <table:table-cell table:style-name="Table15.B4" office:value-type="string">
            <text:p text:style-name="P62"><text:s/></text:p>
          </table:table-cell>
          <table:table-cell table:style-name="Table15.B4" office:value-type="string">
            <text:p text:style-name="P63"/>
          </table:table-cell>
        </table:table-row>
        <table:table-row table:style-name="Table15.1">
          <table:table-cell table:style-name="Table15.A4" office:value-type="string">
            <text:p text:style-name="P64"><text:span text:style-name="T21">B.</text:span><text:span text:style-name="T20"> </text:span><text:span text:style-name="T23">Have you gained support of the key decision leader?</text:span></text:p>
            <text:p text:style-name="P64"><text:span text:style-name="T27">What is our relationship with the key decision leader? <text:s/>How do we know the key decision leader believes IBM’s solution will best </text:span><text:soft-page-break/><text:span text:style-name="T27">deliver the expected business value? <text:s/>What would be required for the KDL to become a client reference? <text:s/>What risks does the key </text:span><text:span text:style-name="T27">decision leader see with our solution and/or capabilities? <text:s/>How is the Decision Support Plan addressing these risks and validating Team IBM's differentiation?</text:span></text:p>
          </table:table-cell>
          <table:table-cell table:style-name="Table15.B4" office:value-type="string">
            <text:p text:style-name="P62"><text:s/></text:p>
          </table:table-cell>
          <table:table-cell table:style-name="Table15.B4" office:value-type="string">
            <text:p text:style-name="P63"/>
          </table:table-cell>
        </table:table-row>
        <table:table-row table:style-name="Table15.1">
          <table:table-cell table:style-name="Table15.A4" office:value-type="string">
            <text:p text:style-name="P64"><text:span text:style-name="T20">C. </text:span><text:span text:style-name="T23">How strong is IBM’s client relationship at all levels compared with</text:span><text:span text:style-name="T24"> </text:span><text:span text:style-name="T23">competition?</text:span></text:p>
            <text:p text:style-name="Standard"><text:span text:style-name="T27">Consider key decision leader and other key influencers. <text:s/>Could this be impacted by 3</text:span><text:span text:style-name="T56">rd</text:span><text:span text:style-name="T27"> parties, e.g., parent company, SIs, ISVs, auditor? <text:s/>Is client satisfaction high?</text:span></text:p>
          </table:table-cell>
          <table:table-cell table:style-name="Table15.B4" office:value-type="string">
            <text:p text:style-name="P63"/>
          </table:table-cell>
          <table:table-cell table:style-name="Table15.B4" office:value-type="string">
            <text:p text:style-name="P63"/>
          </table:table-cell>
        </table:table-row>
        <table:table-row table:style-name="Table15.1">
          <table:table-cell table:style-name="Table15.A1" office:value-type="string">
            <text:p text:style-name="P68">IV. Confirm that the client’s delivery expectations are being met (Phase: IMPLEMENT)</text:p>
          </table:table-cell>
          <table:table-cell table:style-name="Table15.B3" office:value-type="string">
            <text:p text:style-name="P77">Y/N/?</text:p>
          </table:table-cell>
          <table:table-cell table:style-name="Table15.B3" office:value-type="string">
            <text:p text:style-name="P58">Comments</text:p>
          </table:table-cell>
        </table:table-row>
        <table:table-row table:style-name="Table15.1">
          <table:table-cell table:style-name="Table15.A4" office:value-type="string">
            <text:p text:style-name="P64"><text:span text:style-name="T20">A. </text:span><text:span text:style-name="T23">Are there multi-country contractual requirements?</text:span></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64"><text:span text:style-name="T20">B. </text:span><text:span text:style-name="T23">Do we know the service level / logistics expected and agreed to?</text:span></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64"><text:span text:style-name="T20">C. </text:span><text:span text:style-name="T23">Can we meet both IBM and the client’s financial targets?</text:span></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64"><text:span text:style-name="T20">D. </text:span><text:span text:style-name="T23">How will this delivery impact client satisfaction / expectations?</text:span></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64"><text:span text:style-name="T20">E.</text:span><text:span text:style-name="T23"> </text:span><text:span text:style-name="T34">Are we delivering what the client is expecting and IBM has contracted to do?*</text:span></text:p>
            <text:p text:style-name="P163">What is the current client satisfaction for the engagement? <text:s/>Is the engagement on schedule? <text:s/>Is the engagement achieving its business case?<text:line-break/>Are the service Level Agreements being achieved?</text:p>
          </table:table-cell>
          <table:table-cell table:style-name="Table15.B19" office:value-type="string">
            <text:p text:style-name="P59"><text:s/></text:p>
          </table:table-cell>
          <table:table-cell table:style-name="Table15.B19" office:value-type="string">
            <text:p text:style-name="P60"/>
          </table:table-cell>
        </table:table-row>
        <table:table-row table:style-name="Table15.1">
          <table:table-cell table:style-name="Table15.A14" office:value-type="string">
            <text:p text:style-name="P64"><text:span text:style-name="T17">V.</text:span><text:span text:style-name="T37"> </text:span><text:span text:style-name="T17">Confirm the use of the solution as intended by the client (Phase: CONFIRM)</text:span></text:p>
          </table:table-cell>
          <table:table-cell table:style-name="Table15.B3" office:value-type="string">
            <text:p text:style-name="P77">Y/N/?</text:p>
          </table:table-cell>
          <table:table-cell table:style-name="Table15.B3" office:value-type="string">
            <text:p text:style-name="P58">Comments</text:p>
          </table:table-cell>
        </table:table-row>
        <table:table-row table:style-name="Table15.1">
          <table:table-cell table:style-name="Table15.A4" office:value-type="string">
            <text:p text:style-name="P64"><text:span text:style-name="T21">A. </text:span><text:span text:style-name="T35">Will the client’s use of the solution add value to their business?*</text:span></text:p>
          </table:table-cell>
          <table:table-cell table:style-name="Table15.B19" office:value-type="string">
            <text:p text:style-name="P59"><text:s/></text:p>
          </table:table-cell>
          <table:table-cell table:style-name="Table15.B19" office:value-type="string">
            <text:p text:style-name="P60"/>
          </table:table-cell>
        </table:table-row>
        <table:table-row table:style-name="Table15.1">
          <table:table-cell table:style-name="Table15.A4" office:value-type="string">
            <text:p text:style-name="P164">B. Can we impact the client’s final appraisal of benefits of this project? </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164">C. In what ways can we enable client Referenceability? What needs to happen for the client to want to partner with us on a future engagement?</text:p>
          </table:table-cell>
          <table:table-cell table:style-name="Table15.B19" office:value-type="string">
            <text:p text:style-name="P60"/>
          </table:table-cell>
          <table:table-cell table:style-name="Table15.B19" office:value-type="string">
            <text:p text:style-name="P60"/>
          </table:table-cell>
        </table:table-row>
        <table:table-row table:style-name="Table15.1">
          <table:table-cell table:style-name="Table15.A4" office:value-type="string">
            <text:p text:style-name="P164">D. Can this engagement be leveraged to impact the overall relationship with the client? </text:p>
          </table:table-cell>
          <table:table-cell table:style-name="Table15.B19" office:value-type="string">
            <text:p text:style-name="P60"/>
          </table:table-cell>
          <table:table-cell table:style-name="Table15.B19" office:value-type="string">
            <text:p text:style-name="P60"/>
          </table:table-cell>
        </table:table-row>
      </table:table>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0pt" fo:font-weight="bold" style:font-size-asian="10pt" style:font-weight-asian="bold" style:font-name-complex="Arial"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Text" style:display-name="Default Text" style:family="paragraph" style:parent-style-name="Standard">
      <style:paragraph-properties style:text-autospace="none"/>
    </style:style>
    <style:style style:name="Table_20_Text" style:display-name="Table Text" style:family="paragraph" style:parent-style-name="Standard">
      <style:paragraph-properties fo:text-align="end" style:justify-single-word="false" style:text-autospace="non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List_20_Number" style:display-name="List Number" style:family="paragraph" style:parent-style-name="Standard"/>
    <style:style style:name="List_20_Bullet_20_3" style:display-name="List Bullet 3" style:family="paragraph" style:parent-style-name="Standard" style:list-style-name="WW8Num12">
      <style:text-properties fo:color="#ff0000" style:font-name="Arial" fo:font-size="10pt" style:font-size-asian="10pt" style:font-name-complex="Arial"/>
    </style:style>
    <style:style style:name="Style_20_List_20_Number_20__2b__20_Red" style:display-name="Style List Number + Red" style:family="paragraph" style:parent-style-name="List_20_Number">
      <style:paragraph-properties fo:margin-top="0.0835in" fo:margin-bottom="0in"/>
      <style:text-properties fo:color="#ff0000" style:font-name="Arial" style:font-name-complex="Arial"/>
    </style:style>
    <style:style style:name="List_20_Bullet_20_2" style:display-name="List Bullet 2" style:family="paragraph" style:parent-style-name="Standard" style:list-style-name="WW8Num1">
      <style:paragraph-properties fo:margin-top="0.0417in" fo:margin-bottom="0in"/>
      <style:text-properties fo:color="#ff0000" style:font-name="Arial" fo:font-size="10pt" style:font-size-asian="10pt" style:font-name-complex="Arial" style:font-size-complex="10pt" style:font-weight-complex="bold"/>
    </style:style>
    <style:style style:name="Style_20_Red_20_Line_20_spacing_3a__20__20_At_20_least_20_12_20_pt" style:display-name="Style Red Line spacing:  At least 12 pt" style:family="paragraph" style:parent-style-name="Standard">
      <style:paragraph-properties style:line-height-at-least="0.1665in"/>
      <style:text-properties fo:color="#ff0000" style:font-name="Arial" fo:font-size="10pt" style:font-size-asian="10pt" style:font-name-complex="Arial"/>
    </style:style>
    <style:style style:name="Style_20_List_20_Bullet_20_2_20__2b__20_Red" style:display-name="Style List Bullet 2 + Red" style:family="paragraph" style:parent-style-name="List_20_Bullet_20_2"/>
    <style:style style:name="Comment_20_Text" style:display-name="Comment Text" style:family="paragraph" style:parent-style-name="Standard">
      <style:text-properties fo:font-size="10pt" style:font-size-asian="10pt" style:font-size-complex="10pt"/>
    </style:style>
    <style:style style:name="_20_Char_20_Char2_20_Char_20_Char_20_Char" style:display-name=" Char Char2 Char Char Char" style:family="paragraph" style:parent-style-name="Standard">
      <style:paragraph-properties fo:margin-top="0.028in" fo:margin-bottom="0.111in" fo:line-height="0.1665in"/>
      <style:text-properties style:font-name="Verdana" fo:font-size="10pt" style:font-size-asian="10pt" style:font-name-complex="Verdana"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fo:color="#000000" fo:font-size="10pt" fo:font-weight="bold" style:font-size-asian="10pt" style:font-weight-asian="bold" style:font-size-complex="10pt" style:font-weight-complex="bold"/>
    </style:style>
    <style:style style:name="WW8Num3z0" style:family="text">
      <style:text-properties fo:font-weight="bold" style:font-weight-asian="bold"/>
    </style:style>
    <style:style style:name="WW8Num3z1" style:family="text">
      <style:text-properties style:font-name="Symbol" fo:font-weight="bold" style:font-weight-asian="bold" style:font-name-complex="Symbol"/>
    </style:style>
    <style:style style:name="WW8Num3z2" style:family="text">
      <style:text-properties style:font-name="Arial" fo:font-size="10pt" style:font-size-asian="10pt" style:font-name-complex="Arial" style:font-size-complex="10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rial (W1)" fo:font-size="9pt" fo:font-weight="bold" style:font-size-asian="9pt" style:font-weight-asian="bold" style:font-name-complex="Arial (W1)" style:font-size-complex="9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style:font-name-complex="Wingdings"/>
    </style:style>
    <style:style style:name="WW8Num7z0" style:family="text">
      <style:text-properties style:font-name="Arial" fo:font-size="10pt" fo:font-weight="bold" style:font-size-asian="10pt" style:font-weight-asian="bold" style:font-name-complex="Arial" style:font-size-complex="10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Arial (W1)" fo:font-size="9pt" fo:font-weight="bold" style:font-size-asian="9pt" style:font-weight-asian="bold" style:font-name-complex="Arial (W1)" style:font-size-complex="9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fo:color="#000000" style:font-name="Helv" style:font-name-asian="Times New Roman" style:font-name-complex="Helv"/>
    </style:style>
    <style:style style:name="WW8Num11z1" style:family="text">
      <style:text-properties style:font-name="Arial" fo:font-size="10pt" fo:font-weight="bold" style:font-size-asian="10pt" style:font-weight-asian="bold" style:font-name-complex="Arial" style:font-size-complex="10pt" style:font-weight-complex="bold"/>
    </style:style>
    <style:style style:name="WW8Num11z2" style:family="text">
      <style:text-properties style:font-name="Symbol" style:font-name-complex="Symbol"/>
    </style:style>
    <style:style style:name="WW8Num11z4" style:family="text">
      <style:text-properties style:font-name="Courier New" style:font-name-complex="Courier New"/>
    </style:style>
    <style:style style:name="WW8Num11z5" style:family="text">
      <style:text-properties style:font-name="Wingdings" style:font-name-complex="Wingdings"/>
    </style:style>
    <style:style style:name="WW8Num12z0" style:family="text">
      <style:text-properties style:font-name="Arial" style:font-name-complex="Aria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color="#000000" style:font-name="Symbol" fo:font-size="10pt" style:font-size-asian="10pt" style:font-name-complex="Symbol" style:font-size-complex="10pt"/>
    </style:style>
    <style:style style:name="WW8Num13z1" style:family="text">
      <style:text-properties fo:color="#000000" style:font-name="Courier New" fo:font-size="10pt" style:font-size-asian="10pt" style:font-name-complex="Courier New" style:font-size-complex="10pt"/>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fo:color="#000000" style:font-name="Symbol" fo:font-size="10pt" fo:font-style="normal" fo:font-weight="normal" style:font-size-asian="10pt" style:font-style-asian="normal" style:font-weight-asian="normal" style:font-name-complex="Symbol" style:font-size-complex="10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ff" style:font-name="Arial (W1)" fo:font-size="9pt" fo:font-weight="bold" style:font-size-asian="9pt" style:font-weight-asian="bold" style:font-name-complex="Arial (W1)" style:font-size-complex="9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size="9pt" fo:font-weight="bold" style:font-size-asian="9pt" style:font-weight-asian="bold" style:font-name-complex="Arial" style:font-size-complex="9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style:font-name-complex="Wingdings"/>
    </style:style>
    <style:style style:name="WW8Num21z0" style:family="text">
      <style:text-properties fo:color="#000000" style:font-name="Symbol" fo:font-size="10pt" fo:font-style="normal" fo:font-weight="normal" style:font-size-asian="10pt" style:font-style-asian="normal" style:font-weight-asian="normal" style:font-name-complex="Symbol"/>
    </style:style>
    <style:style style:name="WW8Num21z1" style:family="text">
      <style:text-properties fo:font-size="10pt" fo:font-style="normal" fo:font-weight="normal" style:font-size-asian="10pt" style:font-style-asian="normal" style:font-weight-asian="normal"/>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_20_List_20_Number_20__2b__20_Red_20_Char" style:display-name="Style List Number + Red Char" style:family="text" style:parent-style-name="Default_20_Paragraph_20_Font">
      <style:text-properties fo:color="#ff0000" style:font-name="Arial" fo:font-size="12pt" fo:language="en" fo:country="US" style:font-size-asian="12pt" style:font-name-complex="Arial" style:font-size-complex="12pt" style:language-complex="ar" style:country-complex="SA"/>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left"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Helv"/>
      </text:list-level-style-bullet>
      <text:list-level-style-number text:level="2" text:style-name="WW8Num11z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15in" fo:margin-left="0.65in"/>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text:start-value="4">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1z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6" style:family="table">
      <style:table-properties style:width="7.1493in" fo:margin-left="-0.6528in" table:align="left" style:writing-mode="lr-tb"/>
    </style:style>
    <style:style style:name="Table16.A" style:family="table-column">
      <style:table-column-properties style:column-width="1.8806in"/>
    </style:style>
    <style:style style:name="Table16.B" style:family="table-column">
      <style:table-column-properties style:column-width="1.2986in"/>
    </style:style>
    <style:style style:name="Table16.C" style:family="table-column">
      <style:table-column-properties style:column-width="2.3375in"/>
    </style:style>
    <style:style style:name="Table16.D" style:family="table-column">
      <style:table-column-properties style:column-width="1.6326in"/>
    </style:style>
    <style:style style:name="Table16.1" style:family="table-row">
      <style:table-row-properties style:min-row-height="0.2in" style:keep-together="false" fo:keep-together="always"/>
    </style:style>
    <style:style style:name="Table16.A1"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16.B1"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16.C1"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16.D1" style:family="table-cell">
      <style:table-cell-properties style:vertical-align="top" fo:padding-left="0.075in" fo:padding-right="0.075in" fo:padding-top="0in" fo:padding-bottom="0in" fo:border="0.0069in solid #0000ff" style:writing-mode="lr-tb"/>
    </style:style>
    <style:style style:name="MP1" style:family="paragraph" style:parent-style-name="Header">
      <style:text-properties fo:language="zxx" fo:country="none" style:language-asian="zxx" style:country-asian="none"/>
    </style:style>
    <style:style style:name="MP2" style:family="paragraph" style:parent-style-name="Standard">
      <style:paragraph-properties fo:margin-top="0.0835in" fo:margin-bottom="0in">
        <style:tab-stops>
          <style:tab-stop style:position="6.8752in" style:type="right"/>
        </style:tab-stops>
      </style:paragraph-properties>
    </style:style>
    <style:style style:name="MP3" style:family="paragraph" style:parent-style-name="Header">
      <style:paragraph-properties fo:margin-top="0.0417in" fo:margin-bottom="0in">
        <style:tab-stops/>
      </style:paragraph-properties>
      <style:text-properties fo:color="#292929" style:font-name="Arial" fo:font-weight="bold" style:font-weight-asian="bold" style:font-name-complex="Arial" style:font-weight-complex="bold"/>
    </style:style>
    <style:style style:name="MP4"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MP5" style:family="paragraph" style:parent-style-name="Header">
      <style:paragraph-properties fo:margin-top="0.0417in" fo:margin-bottom="0in" style:snap-to-layout-grid="false">
        <style:tab-stops/>
      </style:paragraph-properties>
      <style:text-properties style:font-name="Arial" fo:font-size="10pt" style:font-size-asian="10pt" style:font-name-complex="Arial"/>
    </style:style>
    <style:style style:name="MP6" style:family="paragraph" style:parent-style-name="Header">
      <style:paragraph-properties fo:margin-top="0.0417in" fo:margin-bottom="0in" style:snap-to-layout-grid="false">
        <style:tab-stops/>
      </style:paragraph-properties>
      <style:text-properties fo:color="#292929" style:font-name="Arial" fo:font-size="10pt" style:font-size-asian="10pt" style:font-name-complex="Arial"/>
    </style:style>
    <style:style style:name="MP7" style:family="paragraph" style:parent-style-name="Standard">
      <style:text-properties style:text-position="30% 100%" style:font-name="Arial" fo:font-size="10pt" fo:font-weight="bold" style:letter-kerning="true" style:font-size-asian="10pt" style:font-weight-asian="bold" style:font-name-complex="Arial" style:font-weight-complex="bold"/>
    </style:style>
    <style:style style:name="MT1" style:family="text">
      <style:text-properties fo:color="#ffffff" style:text-position="21% 100%" style:font-name="Arial" fo:font-size="14pt" style:letter-kerning="true" style:font-size-asian="14pt" style:font-name-complex="Arial"/>
    </style:style>
    <style:style style:name="MT2" style:family="text">
      <style:text-properties fo:color="#4d4d4d" style:font-name="Arial" style:font-name-complex="Arial"/>
    </style:style>
    <style:style style:name="MT3" style:family="text">
      <style:text-properties fo:font-weight="bold" style:font-weight-asian="bold" style:font-weight-complex="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3898in" fo:margin-bottom="0.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039in" fo:margin-left="0in" fo:margin-right="0in" fo:margin-bottom="1in" style:dynamic-spacing="true"/>
      </style:header-style>
      <style:footer-style>
        <style:header-footer-properties fo:min-height="0.4091in" fo:margin-left="0in" fo:margin-right="0in" fo:margin-top="0.3701in" style:dynamic-spacing="true"/>
      </style:footer-style>
    </style:page-layout>
    <style:page-layout style:name="Mpm2">
      <style:page-layout-properties fo:page-width="8.5in" fo:page-height="11in" style:num-format="1" style:print-orientation="portrait" fo:margin-top="1.4283in" fo:margin-bottom="0.909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0.909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4" text:anchor-type="char" svg:x="-0.6492in" svg:y="0in" svg:width="7.1425in" svg:height="0.3898in" draw:z-index="10"><draw:text-box><text:p text:style-name="MP2"><text:span text:style-name="MT1">Client Value Method</text:span><text:span text:style-name="MT2"><text:tab/></text:span><text:span text:style-name="MT2"><draw:frame draw:style-name="Mfr2" draw:name="graphics2" text:anchor-type="as-char" svg:width="0.6193in" svg:height="0.2492in" draw:z-index="15"><draw:image xlink:href="Pictures/2000000500002884000010204E560BDA.wmf" xlink:type="simple" xlink:show="embed" xlink:actuate="onLoad"/></draw:frame></text:span></text:p></draw:text-box></draw:frame></text:p>
        <text:p text:style-name="Header"/>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rows-spanned="2" office:value-type="string">
              <text:p text:style-name="MP3">IBM Opportunity Plan</text:p>
            </table:table-cell>
            <table:table-cell table:style-name="Table16.B1" office:value-type="string">
              <text:p text:style-name="MP4">Account Name</text:p>
            </table:table-cell>
            <table:table-cell table:style-name="Table16.C1" office:value-type="string">
              <text:p text:style-name="MP5"/>
            </table:table-cell>
            <table:table-cell table:style-name="Table16.D1" office:value-type="string">
              <text:p text:style-name="MP4">Last Updated</text:p>
            </table:table-cell>
          </table:table-row>
          <table:table-row table:style-name="Table16.1">
            <table:covered-table-cell/>
            <table:table-cell table:style-name="Table16.B1" office:value-type="string">
              <text:p text:style-name="MP4">Opportunity Name</text:p>
            </table:table-cell>
            <table:table-cell table:style-name="Table16.C1" office:value-type="string">
              <text:p text:style-name="MP5"/>
            </table:table-cell>
            <table:table-cell table:style-name="Table16.D1" office:value-type="string">
              <text:p text:style-name="MP6"/>
            </table:table-cell>
          </table:table-row>
        </table:table>
        <text:p text:style-name="Header"/>
      </style:header>
      <style:footer>
        <text:p text:style-name="Footer"><draw:frame draw:style-name="Mfr1" draw:name="Frame3" text:anchor-type="char" svg:x="-0.6492in" svg:y="0.1453in" svg:width="7.25in" svg:height="0.3866in" draw:z-index="5"><draw:text-box><text:p text:style-name="MP7">Copyright <text:s/>© <text:s/>IBM Corp. 2008. <text:s/>All Rights Reserved. <text:s/>May not be reproduced without permission of IBM.</text:p><text:p text:style-name="Standard"><text:span text:style-name="Page_20_Number"><text:span text:style-name="MT3">Page </text:span></text:span><text:span text:style-name="Page_20_Number"><text:span text:style-name="MT3"><text:page-number text:select-page="current">5</text:page-number></text:span></text:span><text:span text:style-name="Page_20_Number"><text:span text:style-name="MT3"><text:tab/> <text:s text:c="139"/>v1.0</text:span></text:span></text:p></draw:text-box></draw:frame><text:span text:style-name="Page_20_Number"><text:span text:style-name="MT3"><text:tab/> <text:s text:c="128"/><text:tab/><text:tab/><text:tab/><text:tab/><text:tab/></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this 3-step plan early and often to:</dc:title>
    <meta:initial-creator>Sherrye Goss</meta:initial-creator>
    <meta:creation-date>2010-07-03T02:29:00</meta:creation-date>
    <dc:date>2014-08-06T05:31:43.05</dc:date>
    <meta:print-date>2010-06-29T18:36:00</meta:print-date>
    <meta:editing-cycles>8</meta:editing-cycles>
    <meta:editing-duration>PT7M4S</meta:editing-duration>
    <meta:generator>OpenOffice/4.0.1$Win32 OpenOffice.org_project/401m5$Build-9714</meta:generator>
    <meta:document-statistic meta:table-count="16" meta:image-count="2" meta:object-count="0" meta:page-count="16" meta:paragraph-count="359" meta:word-count="3542" meta:character-count="22953"/>
  </office:meta>
</office:document-meta>
</file>